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473cm"/>
    </style:style>
    <style:style style:name="co2" style:family="table-column">
      <style:table-column-properties fo:break-before="auto" style:column-width="1.028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5.31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3.177cm" fo:break-before="auto" style:use-optimal-row-height="true"/>
    </style:style>
    <style:style style:name="ro4" style:family="table-row">
      <style:table-row-properties style:row-height="12.55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3">
      <style:table-cell-properties fo:background-color="#f4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3">
      <style:table-cell-properties fo:background-color="#e0666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 style:data-style-name="N3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3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 style:data-style-name="N3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3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 style:data-style-name="N136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 style:data-style-name="N135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 style:data-style-name="N3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 style:data-style-name="N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style:text-outline="false" fo:text-shadow="none" style:text-position="0% 100%" style:font-name-complex="Arial" style:font-size-asian="11pt" style:font-size-complex="11pt" style:font-weight-asian="normal" style:font-weight-complex="normal" fo:font-style="italic" style:font-style-asian="italic" style:font-style-complex="italic"/>
    </style:style>
    <style:style style:name="T3" style:family="text">
      <style:text-properties fo:color="#000000" style:font-name="Arial" fo:font-size="11pt" fo:font-weight="normal" style:text-underline-style="none" style:text-underline-color="font-color" style:text-line-through-type="none" style:text-outline="false" fo:text-shadow="none" style:text-position="0% 100%" style:font-name-complex="Arial" style:font-size-asian="11pt" style:font-size-complex="11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number-columns-repeated="2" table:default-cell-style-name="ce6"/>
        <table:table-column table:style-name="co1" table:number-columns-repeated="8" table:default-cell-style-name="Default"/>
        <table:table-column table:style-name="co2" table:default-cell-style-name="ce6"/>
        <table:table-column table:style-name="co1" table:default-cell-style-name="Default"/>
        <table:table-column table:style-name="co3" table:default-cell-style-name="ce6"/>
        <table:table-column table:style-name="co1" table:default-cell-style-name="Default"/>
        <table:table-column table:style-name="co4" table:default-cell-style-name="ce6"/>
        <table:table-column table:style-name="co1" table:number-columns-repeated="43" table:default-cell-style-name="Default"/>
        <table:table-row table:style-name="ro1"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Sector</text:p>
          </table:table-cell>
          <table:table-cell table:style-name="ce1" office:value-type="string" calcext:value-type="string">
            <text:p>Contact</text:p>
          </table:table-cell>
          <table:table-cell table:style-name="ce1" office:value-type="string" calcext:value-type="string">
            <text:p>URL 2022</text:p>
          </table:table-cell>
          <table:table-cell table:style-name="ce1" office:value-type="string" calcext:value-type="string">
            <text:p>URL 2023</text:p>
          </table:table-cell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Coverage</text:p>
          </table:table-cell>
          <table:table-cell table:style-name="ce10" office:value-type="string" calcext:value-type="string">
            <text:p>Comment</text:p>
          </table:table-cell>
          <table:table-cell table:style-name="ce1" office:value-type="string" calcext:value-type="string">
            <text:p>Scope 1</text:p>
          </table:table-cell>
          <table:table-cell table:style-name="ce1" office:value-type="string" calcext:value-type="string">
            <text:p>Scope 2 (LB)</text:p>
          </table:table-cell>
          <table:table-cell table:style-name="ce1" office:value-type="string" calcext:value-type="string">
            <text:p>Scope 2 (MB)</text:p>
          </table:table-cell>
          <table:table-cell table:style-name="ce1" office:value-type="string" calcext:value-type="string">
            <text:p>Scope 1+2</text:p>
          </table:table-cell>
          <table:table-cell table:style-name="ce1" office:value-type="string" calcext:value-type="string">
            <text:p>Scope 3 (total)</text:p>
          </table:table-cell>
          <table:table-cell table:style-name="ce1" office:value-type="string" calcext:value-type="string">
            <text:p>Total</text:p>
          </table:table-cell>
          <table:table-cell table:style-name="ce10" office:value-type="string" calcext:value-type="string">
            <text:p>Biogenic (outside of scopes)</text:p>
          </table:table-cell>
          <table:table-cell table:style-name="ce15" office:value-type="string" calcext:value-type="string">
            <text:p>År</text:p>
          </table:table-cell>
          <table:table-cell table:style-name="ce1" office:value-type="string" calcext:value-type="string">
            <text:p>Scope 1+2</text:p>
          </table:table-cell>
          <table:table-cell table:style-name="ce1" office:value-type="string" calcext:value-type="string">
            <text:p>MB/LB</text:p>
          </table:table-cell>
          <table:table-cell table:style-name="ce1" office:value-type="string" calcext:value-type="string">
            <text:p>Scope 3 (total)</text:p>
          </table:table-cell>
          <table:table-cell table:style-name="ce10" office:value-type="string" calcext:value-type="string">
            <text:p>Alex kommentar</text:p>
          </table:table-cell>
          <table:table-cell table:style-name="ce1" office:value-type="string" calcext:value-type="string">
            <text:p>Scope 1</text:p>
          </table:table-cell>
          <table:table-cell table:style-name="ce1" office:value-type="string" calcext:value-type="string">
            <text:p>Scope 2 (LB)</text:p>
          </table:table-cell>
          <table:table-cell table:style-name="ce1" office:value-type="string" calcext:value-type="string">
            <text:p>Scope 2 (MB)</text:p>
          </table:table-cell>
          <table:table-cell table:style-name="ce1" office:value-type="string" calcext:value-type="string">
            <text:p>Scope 1+2</text:p>
          </table:table-cell>
          <table:table-cell table:style-name="ce1" office:value-type="string" calcext:value-type="string">
            <text:p>Scope 3 (total)</text:p>
          </table:table-cell>
          <table:table-cell table:style-name="ce1" office:value-type="string" calcext:value-type="string">
            <text:p>Total</text:p>
          </table:table-cell>
          <table:table-cell table:style-name="ce10" office:value-type="string" calcext:value-type="string">
            <text:p>Biogenic (outside of scopes)</text:p>
          </table:table-cell>
          <table:table-cell table:style-name="ce1" office:value-type="string" calcext:value-type="string">
            <text:p>Scope 1</text:p>
          </table:table-cell>
          <table:table-cell table:style-name="ce1" office:value-type="string" calcext:value-type="string">
            <text:p>Scope 2 (LB)</text:p>
          </table:table-cell>
          <table:table-cell table:style-name="ce1" office:value-type="string" calcext:value-type="string">
            <text:p>Scope 2 (MB)</text:p>
          </table:table-cell>
          <table:table-cell table:style-name="ce1" office:value-type="string" calcext:value-type="string">
            <text:p>Scope 1+2</text:p>
          </table:table-cell>
          <table:table-cell table:style-name="ce1" office:value-type="string" calcext:value-type="string">
            <text:p>Scope 3 (total)</text:p>
          </table:table-cell>
          <table:table-cell table:style-name="ce10" office:value-type="string" calcext:value-type="string">
            <text:p>Total</text:p>
          </table:table-cell>
          <table:table-cell table:style-name="ce1" office:value-type="string" calcext:value-type="string">
            <text:p>Biogenic (outside of scopes)</text:p>
          </table:table-cell>
          <table:table-cell table:style-name="ce1" office:value-type="string" calcext:value-type="string">
            <text:p>Scope 1</text:p>
          </table:table-cell>
          <table:table-cell table:style-name="ce1" office:value-type="string" calcext:value-type="string">
            <text:p>Scope 2 (LB)</text:p>
          </table:table-cell>
          <table:table-cell table:style-name="ce1" office:value-type="string" calcext:value-type="string">
            <text:p>Scope 2 (MB)</text:p>
          </table:table-cell>
          <table:table-cell table:style-name="ce1" office:value-type="string" calcext:value-type="string">
            <text:p>Scope 3 (total)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Biogenic (outside of scopes)</text:p>
          </table:table-cell>
          <table:table-cell table:style-name="ce1" office:value-type="string" calcext:value-type="string">
            <text:p>Scope 1</text:p>
          </table:table-cell>
          <table:table-cell table:style-name="ce1" office:value-type="string" calcext:value-type="string">
            <text:p>Scope 2 (LB)</text:p>
          </table:table-cell>
          <table:table-cell table:style-name="ce1" office:value-type="string" calcext:value-type="string">
            <text:p>Scope 2 (MB)</text:p>
          </table:table-cell>
          <table:table-cell table:style-name="ce1" office:value-type="string" calcext:value-type="string">
            <text:p>Scope 3 (total)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Biogenic (outside of scopes)</text:p>
          </table:table-cell>
          <table:table-cell table:style-name="ce1" office:value-type="string" calcext:value-type="string">
            <text:p>Scope 1</text:p>
          </table:table-cell>
          <table:table-cell table:style-name="ce1" office:value-type="string" calcext:value-type="string">
            <text:p>Scope 2 (LB)</text:p>
          </table:table-cell>
          <table:table-cell table:style-name="ce1" office:value-type="string" calcext:value-type="string">
            <text:p>Scope 2 (MB)</text:p>
          </table:table-cell>
          <table:table-cell table:style-name="ce1" office:value-type="string" calcext:value-type="string">
            <text:p>Scope 1&amp;2</text:p>
          </table:table-cell>
          <table:table-cell table:style-name="ce1" office:value-type="string" calcext:value-type="string">
            <text:p>Scope 3 (total)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Biogenic (outside of scopes)</text:p>
          </table:table-cell>
          <table:table-cell table:style-name="ce15" table:number-columns-repeated="10"/>
        </table:table-row>
        <table:table-row table:style-name="ro1">
          <table:table-cell table:style-name="ce2" office:value-type="string" calcext:value-type="string">
            <text:p>AAK</text:p>
          </table:table-cell>
          <table:table-cell table:style-name="ce2" table:number-columns-repeated="2"/>
          <table:table-cell table:style-name="ce2" office:value-type="string" calcext:value-type="string">
            <text:p>https://www.aak.com/siteassets/sustainability/sustainability-reports/aak-pai-report-2023.pdf</text:p>
          </table:table-cell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5" office:value-type="float" office:value="2022" calcext:value-type="float">
            <text:p>2022</text:p>
          </table:table-cell>
          <table:table-cell table:style-name="ce2" table:formula="of:=[.U2]+[.W2]" office:value-type="float" office:value="343935" calcext:value-type="float">
            <text:p>343 935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Y2]" office:value-type="float" office:value="8598361" calcext:value-type="float">
            <text:p>8 598 361</text:p>
          </table:table-cell>
          <table:table-cell table:style-name="ce11" office:value-type="string" calcext:value-type="string">
            <text:p>AAK rapporterar Scope 3 uppdelat på utsläpp från FLAG (Forestry, Land use &amp; Agriculture) och övrigt. Det anges inte vad som ingår och vilka kategorier i Scope 3 som täcks.</text:p>
          </table:table-cell>
          <table:table-cell table:style-name="ce2" office:value-type="float" office:value="276679" calcext:value-type="float">
            <text:p>276 679</text:p>
          </table:table-cell>
          <table:table-cell table:style-name="ce2"/>
          <table:table-cell table:style-name="ce2" office:value-type="float" office:value="67256" calcext:value-type="float">
            <text:p>67 256</text:p>
          </table:table-cell>
          <table:table-cell table:style-name="ce2"/>
          <table:table-cell table:style-name="ce2" office:value-type="float" office:value="8598361" calcext:value-type="float">
            <text:p>8 598 361</text:p>
          </table:table-cell>
          <table:table-cell table:style-name="ce2" office:value-type="float" office:value="8942296" calcext:value-type="float">
            <text:p>8 942 296</text:p>
          </table:table-cell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AB Volvo</text:p>
          </table:table-cell>
          <table:table-cell table:style-name="ce2" table:number-columns-repeated="2"/>
          <table:table-cell table:style-name="ce2" office:value-type="string" calcext:value-type="string">
            <text:p>https://www.volvogroup.com/content/dam/volvo-group/markets/master/investors/reports-and-presentations/annual-reports/AB-Volvo-Annual-Report-2022.pdf</text:p>
          </table:table-cell>
          <table:table-cell table:style-name="ce8" office:value-type="string" calcext:value-type="string">
            <text:p><text:a xlink:href="https://www.volvogroup.com/content/dam/volvo-group/markets/master/events/2024/feb/annual-report-2023/AB-Volvo-Annual-Report-2023.pdf" xlink:type="simple">https://www.volvogroup.com/content/dam/volvo-group/markets/master/events/2024/feb/annual-report-2023/AB-Volvo-Annual-Report-2023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228000" calcext:value-type="float">
            <text:p>228 000</text:p>
          </table:table-cell>
          <table:table-cell table:style-name="ce2"/>
          <table:table-cell table:style-name="ce2" office:value-type="float" office:value="66000" calcext:value-type="float">
            <text:p>66 000</text:p>
          </table:table-cell>
          <table:table-cell table:style-name="ce2"/>
          <table:table-cell table:style-name="ce2" office:value-type="float" office:value="266000000" calcext:value-type="float">
            <text:p>266 000 000</text:p>
          </table:table-cell>
          <table:table-cell table:style-name="ce2"/>
          <table:table-cell table:style-name="ce11" office:value-type="float" office:value="13000" calcext:value-type="float">
            <text:p>13 000</text:p>
          </table:table-cell>
          <table:table-cell table:style-name="ce5" office:value-type="float" office:value="2023" calcext:value-type="float">
            <text:p>2023</text:p>
          </table:table-cell>
          <table:table-cell table:style-name="ce2" table:formula="of:=[.I3]+[.K3]" office:value-type="float" office:value="294000" calcext:value-type="float">
            <text:p>294 000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3]" office:value-type="float" office:value="266000000" calcext:value-type="float">
            <text:p>266 000 000</text:p>
          </table:table-cell>
          <table:table-cell table:style-name="ce11" office:value-type="string" calcext:value-type="string">
            <text:p>AB Volvo rapporterar endast kategorin Användning av sålda produkter (11), i Scope 3. Övriga kategorier saknar fortfarande underlag men uppskattas till 4%. 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ABB Ltd</text:p>
          </table:table-cell>
          <table:table-cell table:style-name="ce2" table:number-columns-repeated="2"/>
          <table:table-cell table:style-name="ce2" office:value-type="string" calcext:value-type="string">
            <text:p>https://sustainabilityreport.abb.com/2022/servicepages/downloads/files/sustainability-performance-abb-csr22.pdf</text:p>
          </table:table-cell>
          <table:table-cell table:style-name="ce8" office:value-type="string" calcext:value-type="string">
            <text:p><text:a xlink:href="https://library.e.abb.com/public/4790c4296c5146e6ab4420c7d58f8088/ABB%20Sustainability%20Report%202023.pdf?x-sign=J8XORiFwReXhGJscjFPNbWWlXyHIp0NR9tblxaUjv5E3HVcIhN1s51ECDCZZrStU" xlink:type="simple">https://library.e.abb.com/public/4790c4296c5146e6ab4420c7d58f8088/ABB%20Sustainability%20Report%202023.pdf?x-sign=J8XORiFwReXhGJscjFPNbWWlXyHIp0NR9tblxaUjv5E3HVcIhN1s51ECDCZZrStU</text:a></text:p>
          </table:table-cell>
          <table:table-cell table:style-name="ce2" table:number-columns-repeated="2"/>
          <table:table-cell table:style-name="ce11" office:value-type="string" calcext:value-type="string">
            <text:p>Två scenarios i S3 ger väldigt olika resultat. </text:p>
          </table:table-cell>
          <table:table-cell table:style-name="ce2" office:value-type="float" office:value="128000" calcext:value-type="float">
            <text:p>128 000</text:p>
          </table:table-cell>
          <table:table-cell table:style-name="ce2" office:value-type="float" office:value="285000" calcext:value-type="float">
            <text:p>285 000</text:p>
          </table:table-cell>
          <table:table-cell table:style-name="ce2" office:value-type="float" office:value="23000" calcext:value-type="float">
            <text:p>23 000</text:p>
          </table:table-cell>
          <table:table-cell table:style-name="ce2" office:value-type="float" office:value="151000" calcext:value-type="float">
            <text:p>151 000</text:p>
          </table:table-cell>
          <table:table-cell table:style-name="ce2" office:value-type="string" calcext:value-type="string">
            <text:p>76,665,000 eller 436,346,000</text:p>
          </table:table-cell>
          <table:table-cell table:style-name="ce2"/>
          <table:table-cell table:style-name="ce11" office:value-type="float" office:value="860" calcext:value-type="float">
            <text:p>860</text:p>
          </table:table-cell>
          <table:table-cell table:style-name="ce5" office:value-type="float" office:value="2023" calcext:value-type="float">
            <text:p>2023</text:p>
          </table:table-cell>
          <table:table-cell table:style-name="ce2" table:formula="of:=[.L4]" office:value-type="float" office:value="151000" calcext:value-type="float">
            <text:p>151 000</text:p>
          </table:table-cell>
          <table:table-cell table:style-name="ce2" office:value-type="string" calcext:value-type="string">
            <text:p>MB</text:p>
          </table:table-cell>
          <table:table-cell table:style-name="ce2" office:value-type="float" office:value="436346000" calcext:value-type="float">
            <text:p>436 346 000</text:p>
          </table:table-cell>
          <table:table-cell table:style-name="ce11" office:value-type="string" calcext:value-type="string">
            <text:p>ABB rapporterar på alla relevanta kategorier i Scope 3. Totalen visar ett strikt scenario, se rapport för mer information.</text:p>
          </table:table-cell>
          <table:table-cell table:style-name="ce2" office:value-type="float" office:value="155000" calcext:value-type="float">
            <text:p>155 000</text:p>
          </table:table-cell>
          <table:table-cell table:style-name="ce2" office:value-type="float" office:value="66000" calcext:value-type="float">
            <text:p>66 000</text:p>
          </table:table-cell>
          <table:table-cell table:style-name="ce2" table:number-columns-repeated="2"/>
          <table:table-cell table:style-name="ce2" office:value-type="float" office:value="392188000" calcext:value-type="float">
            <text:p>392 188 000</text:p>
          </table:table-cell>
          <table:table-cell table:style-name="ce2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Addlife</text:p>
          </table:table-cell>
          <table:table-cell table:style-name="ce2" table:number-columns-repeated="2"/>
          <table:table-cell table:style-name="ce8" office:value-type="string" calcext:value-type="string">
            <text:p><text:a xlink:href="https://reports-en.add.life/umbraco/surface/pdf/Export?NodeId=24694&amp;culture=en" xlink:type="simple">https://reports-en.add.life/umbraco/surface/pdf/Export?NodeId=24694&amp;culture=en</text:a></text:p>
          </table:table-cell>
          <table:table-cell table:style-name="ce8" office:value-type="string" calcext:value-type="string">
            <text:p><text:a xlink:href="https://www.add.life/media/nwepx4r4/addlife-annual-report-2023.pdf" xlink:type="simple">https://www.add.life/media/nwepx4r4/addlife-annual-report-2023.pdf</text:a></text:p>
          </table:table-cell>
          <table:table-cell table:style-name="ce2" table:number-columns-repeated="2"/>
          <table:table-cell table:style-name="ce11" office:value-type="string" calcext:value-type="string">
            <text:p>Only S1 &amp; S2</text:p>
          </table:table-cell>
          <table:table-cell table:style-name="ce2" office:value-type="float" office:value="8491" calcext:value-type="float">
            <text:p>8 491</text:p>
          </table:table-cell>
          <table:table-cell table:style-name="ce2" office:value-type="float" office:value="1193" calcext:value-type="float">
            <text:p>1 193</text:p>
          </table:table-cell>
          <table:table-cell table:style-name="ce2" office:value-type="float" office:value="1846" calcext:value-type="float">
            <text:p>1 846</text:p>
          </table:table-cell>
          <table:table-cell table:style-name="ce2"/>
          <table:table-cell table:style-name="ce2" office:value-type="float" office:value="16244" calcext:value-type="float">
            <text:p>16 244</text:p>
          </table:table-cell>
          <table:table-cell table:style-name="ce2" office:value-type="float" office:value="26581" calcext:value-type="float">
            <text:p>26 581</text:p>
          </table:table-cell>
          <table:table-cell table:style-name="ce11"/>
          <table:table-cell table:style-name="ce5" office:value-type="float" office:value="2022" calcext:value-type="float">
            <text:p>2022</text:p>
          </table:table-cell>
          <table:table-cell table:style-name="ce2" table:formula="of:=[.I5]+[.K5]" office:value-type="float" office:value="10337" calcext:value-type="float">
            <text:p>10 337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5]" office:value-type="float" office:value="16244" calcext:value-type="float">
            <text:p>16 244</text:p>
          </table:table-cell>
          <table:table-cell table:style-name="ce11" office:value-type="string" calcext:value-type="string">
            <text:p>Addlife redovisar redovisar utsläpp i Scope 3 från kategorierna Bränsle- och energirelaterade aktiviteter (3), Avfall genererat i verksamheten (5) och Affärsresor (6).</text:p>
          </table:table-cell>
          <table:table-cell table:style-name="ce2" office:value-type="float" office:value="3966" calcext:value-type="float">
            <text:p>3 966</text:p>
          </table:table-cell>
          <table:table-cell table:style-name="ce2" office:value-type="float" office:value="514" calcext:value-type="float">
            <text:p>514</text:p>
          </table:table-cell>
          <table:table-cell table:style-name="ce2" table:number-columns-repeated="4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1">
          <table:table-cell table:style-name="ce2" office:value-type="string" calcext:value-type="string">
            <text:p>Addtech</text:p>
          </table:table-cell>
          <table:table-cell table:style-name="ce2" table:number-columns-repeated="2"/>
          <table:table-cell table:style-name="ce2" office:value-type="string" calcext:value-type="string">
            <text:p>https://www.addtech.se/fileadmin/user_upload/Arsredovisningar/Addtech-Arsredovisning-22-23.pdf</text:p>
          </table:table-cell>
          <table:table-cell table:style-name="ce2" table:number-columns-repeated="3"/>
          <table:table-cell table:style-name="ce11" office:value-type="string" calcext:value-type="string">
            <text:p>Bruten bokföring</text:p>
          </table:table-cell>
          <table:table-cell table:style-name="ce2" table:number-columns-repeated="6"/>
          <table:table-cell table:style-name="ce11"/>
          <table:table-cell table:style-name="ce5" office:value-type="float" office:value="2022" calcext:value-type="float">
            <text:p>2022</text:p>
          </table:table-cell>
          <table:table-cell table:style-name="ce2" table:formula="of:=[.U6]+[.W6]" office:value-type="float" office:value="6719" calcext:value-type="float">
            <text:p>6 719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Y6]" office:value-type="float" office:value="34103" calcext:value-type="float">
            <text:p>34 103</text:p>
          </table:table-cell>
          <table:table-cell table:style-name="ce11" office:value-type="string" calcext:value-type="string">
            <text:p>Addtech redovisar utsläpp i Scope 3 från Bränsle- och energirelaterade aktiviteter (3), Uppströms och Nedströms transport och distribution (4,9), samt Tjänsteresor (6). </text:p>
          </table:table-cell>
          <table:table-cell table:style-name="ce2" office:value-type="float" office:value="2446" calcext:value-type="float">
            <text:p>2 446</text:p>
          </table:table-cell>
          <table:table-cell table:style-name="ce2" office:value-type="float" office:value="3887" calcext:value-type="float">
            <text:p>3 887</text:p>
          </table:table-cell>
          <table:table-cell table:style-name="ce2" office:value-type="float" office:value="4273" calcext:value-type="float">
            <text:p>4 273</text:p>
          </table:table-cell>
          <table:table-cell table:style-name="ce2"/>
          <table:table-cell table:style-name="ce2" office:value-type="float" office:value="34103" calcext:value-type="float">
            <text:p>34 103</text:p>
          </table:table-cell>
          <table:table-cell table:style-name="ce2" office:value-type="float" office:value="40436" calcext:value-type="float">
            <text:p>40 436</text:p>
          </table:table-cell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AFRY</text:p>
          </table:table-cell>
          <table:table-cell table:style-name="ce2" table:number-columns-repeated="2"/>
          <table:table-cell table:style-name="ce2" office:value-type="string" calcext:value-type="string">
            <text:p>https://afry.com/sites/default/files/wkr0006-4507451.pdf</text:p>
          </table:table-cell>
          <table:table-cell table:style-name="ce8" office:value-type="string" calcext:value-type="string">
            <text:p><text:a xlink:href="https://afry.com/sites/default/files/2024-03/Års-%20och%20hållbarhetsredovisning%202023.pdf" xlink:type="simple">https://afry.com/sites/default/files/2024-03/%C3%85rs-%20och%20h%C3%A5llbarhetsredovisning%202023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2275" calcext:value-type="float">
            <text:p>2 275</text:p>
          </table:table-cell>
          <table:table-cell table:style-name="ce2" office:value-type="float" office:value="3114" calcext:value-type="float">
            <text:p>3 114</text:p>
          </table:table-cell>
          <table:table-cell table:style-name="ce2"/>
          <table:table-cell table:style-name="ce2" office:value-type="float" office:value="10999" calcext:value-type="float">
            <text:p>10 999</text:p>
          </table:table-cell>
          <table:table-cell table:style-name="ce2" office:value-type="float" office:value="14553" calcext:value-type="float">
            <text:p>14 553</text:p>
          </table:table-cell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I7]+[.K7]" office:value-type="float" office:value="3554" calcext:value-type="float">
            <text:p>3 554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7]" office:value-type="float" office:value="10999" calcext:value-type="float">
            <text:p>10 999</text:p>
          </table:table-cell>
          <table:table-cell table:style-name="ce11" office:value-type="string" calcext:value-type="string">
            <text:p>Afry redovisar endast kategorin Affärsresor (6) i Scope 3. </text:p>
          </table:table-cell>
          <table:table-cell table:style-name="ce2" office:value-type="float" office:value="1106" calcext:value-type="float">
            <text:p>1 106</text:p>
          </table:table-cell>
          <table:table-cell table:style-name="ce2" office:value-type="float" office:value="2944" calcext:value-type="float">
            <text:p>2 944</text:p>
          </table:table-cell>
          <table:table-cell table:style-name="ce2" table:number-columns-repeated="2"/>
          <table:table-cell table:style-name="ce2" office:value-type="float" office:value="10791" calcext:value-type="float">
            <text:p>10 791</text:p>
          </table:table-cell>
          <table:table-cell table:style-name="ce2" office:value-type="float" office:value="14841" calcext:value-type="float">
            <text:p>14 841</text:p>
          </table:table-cell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Alfa Laval</text:p>
          </table:table-cell>
          <table:table-cell table:style-name="ce2"/>
          <table:table-cell table:style-name="ce2" office:value-type="string" calcext:value-type="string">
            <text:p>Anna Celsing, anna.celsing@alfalaval.com</text:p>
          </table:table-cell>
          <table:table-cell table:style-name="ce5" office:value-type="string" calcext:value-type="string">
            <text:p>https://www.alfalaval.com/globalassets/documents/investors/english/annual-reports/2023/annual-report-2022-april-11.pdf</text:p>
          </table:table-cell>
          <table:table-cell table:style-name="ce8" office:value-type="string" calcext:value-type="string">
            <text:p><text:a xlink:href="https://www.alfalaval.com/globalassets/documents/investors/english/annual-reports/2023/sustainability-notes-2023.pdf" xlink:type="simple">https://www.alfalaval.com/globalassets/documents/investors/english/annual-reports/2023/sustainability-notes-2023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16282" calcext:value-type="float">
            <text:p>16 282</text:p>
          </table:table-cell>
          <table:table-cell table:style-name="ce2" office:value-type="float" office:value="50071" calcext:value-type="float">
            <text:p>50 071</text:p>
          </table:table-cell>
          <table:table-cell table:style-name="ce2" office:value-type="float" office:value="5082" calcext:value-type="float">
            <text:p>5 082</text:p>
          </table:table-cell>
          <table:table-cell table:style-name="ce2"/>
          <table:table-cell table:style-name="ce2" office:value-type="float" office:value="44554244" calcext:value-type="float">
            <text:p>44 554 244</text:p>
          </table:table-cell>
          <table:table-cell table:style-name="ce2"/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I8]+[.K8]" office:value-type="float" office:value="21364" calcext:value-type="float">
            <text:p>21 364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8]" office:value-type="float" office:value="44554244" calcext:value-type="float">
            <text:p>44 554 244</text:p>
          </table:table-cell>
          <table:table-cell table:style-name="ce11" office:value-type="string" calcext:value-type="string">
            <text:p>Alfa Laval redovisar alla relevanta kategorier i Scope 3.</text:p>
          </table:table-cell>
          <table:table-cell table:style-name="ce2" office:value-type="float" office:value="16004" calcext:value-type="float">
            <text:p>16 004</text:p>
          </table:table-cell>
          <table:table-cell table:style-name="ce2" office:value-type="float" office:value="7125" calcext:value-type="float">
            <text:p>7 125</text:p>
          </table:table-cell>
          <table:table-cell table:style-name="ce2" table:number-columns-repeated="2"/>
          <table:table-cell table:style-name="ce2" office:value-type="float" office:value="31632587" calcext:value-type="float">
            <text:p>31 632 587</text:p>
          </table:table-cell>
          <table:table-cell table:style-name="ce2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Arion Bank</text:p>
          </table:table-cell>
          <table:table-cell table:style-name="ce2" table:number-columns-repeated="2"/>
          <table:table-cell table:style-name="ce5" office:value-type="string" calcext:value-type="string">
            <text:p>https://arsskyrsla2022.arionbanki.is/library/Files/Sjalfbaerniskyrslur/Umhverfis%c3%be%c3%a6ttir-EN.pdf</text:p>
          </table:table-cell>
          <table:table-cell table:style-name="ce9" office:value-type="string" calcext:value-type="string">
            <text:p><text:a xlink:href="https://arsskyrsla.arionbanki.is/library/Files/Sjalfbaerniskyrslur/2023/Umhverfisþættir-EN.pdf" xlink:type="simple">https://arsskyrsla.arionbanki.is/library/Files/Sjalfbaerniskyrslur/2023/Umhverfis%c3%be%c3%a6ttir-EN.pdf</text:a></text:p>
          </table:table-cell>
          <table:table-cell table:style-name="ce2" table:number-columns-repeated="2"/>
          <table:table-cell table:style-name="ce12" office:value-type="string" calcext:value-type="string">
            <text:p><text:a xlink:href="https://arsskyrsla.arionbanki.is/lisalib/getfile.aspx?itemid=43345e91-c1c2-11ee-80e1-005056a47632" xlink:type="simple">Finansierade utsläpp: https://arsskyrsla.arionbanki.is/lisalib/getfile.aspx?itemid=43345e91-c1c2-11ee-80e1-005056a47632</text:a></text:p>
          </table:table-cell>
          <table:table-cell table:style-name="ce2" office:value-type="float" office:value="31.6" calcext:value-type="float">
            <text:p>32</text:p>
          </table:table-cell>
          <table:table-cell table:number-columns-repeated="2" table:style-name="ce2" office:value-type="float" office:value="13" calcext:value-type="float">
            <text:p>13</text:p>
          </table:table-cell>
          <table:table-cell table:style-name="ce2"/>
          <table:table-cell table:style-name="ce2" office:value-type="string" calcext:value-type="string">
            <text:p>576.6 + 301000</text:p>
          </table:table-cell>
          <table:table-cell table:style-name="ce2" office:value-type="string" calcext:value-type="string">
            <text:p>621.1+301000</text:p>
          </table:table-cell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I9]+[.J9]" office:value-type="float" office:value="44.6" calcext:value-type="float">
            <text:p>45</text:p>
          </table:table-cell>
          <table:table-cell table:style-name="ce2" office:value-type="string" calcext:value-type="string">
            <text:p>MB</text:p>
          </table:table-cell>
          <table:table-cell table:style-name="ce2" table:formula="of:=576.6+301000" office:value-type="float" office:value="301576.6" calcext:value-type="float">
            <text:p>301 577</text:p>
          </table:table-cell>
          <table:table-cell table:style-name="ce11" office:value-type="string" calcext:value-type="string">
            <text:p>Arion Bank redovisar utsläpp i kategorierna Inköpta varor och tjänster (1), Avfall genererat i verksamheten (5), Affärsresor (6), Anställdas pendling (7), Uppströms leasade tillgångar (8), Nedströms leasade tillgångar (13) och Investeringar (15), inklusive statsobligationer och LULUCF (Land Use, Land Use Change &amp; Forestry). 3 kategorier är exkluderade, 5 anses inte relevanta.</text:p>
          </table:table-cell>
          <table:table-cell table:style-name="ce2" office:value-type="float" office:value="28.9" calcext:value-type="float">
            <text:p>29</text:p>
          </table:table-cell>
          <table:table-cell table:style-name="ce2" office:value-type="float" office:value="51.7" calcext:value-type="float">
            <text:p>52</text:p>
          </table:table-cell>
          <table:table-cell table:style-name="ce2" table:number-columns-repeated="2"/>
          <table:table-cell table:style-name="ce2" office:value-type="float" office:value="493.5" calcext:value-type="float">
            <text:p>494</text:p>
          </table:table-cell>
          <table:table-cell table:style-name="ce2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Arjo</text:p>
          </table:table-cell>
          <table:table-cell table:style-name="ce2" table:number-columns-repeated="2"/>
          <table:table-cell table:style-name="ce5" office:value-type="string" calcext:value-type="string">
            <text:p>https://mb.cision.com/Main/12208/3739398/1936457.pdf</text:p>
          </table:table-cell>
          <table:table-cell table:style-name="ce8" office:value-type="string" calcext:value-type="string">
            <text:p><text:a xlink:href="https://www.arjo.com/siteassets/06_investors/annual-report-2023/arjo_ahr23_eng_final.pdf" xlink:type="simple">https://www.arjo.com/siteassets/06_investors/annual-report-2023/arjo_ahr23_eng_final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21388" calcext:value-type="float">
            <text:p>21 388</text:p>
          </table:table-cell>
          <table:table-cell table:style-name="ce2"/>
          <table:table-cell table:style-name="ce2" office:value-type="float" office:value="2750" calcext:value-type="float">
            <text:p>2 750</text:p>
          </table:table-cell>
          <table:table-cell table:style-name="ce2"/>
          <table:table-cell table:style-name="ce2" office:value-type="float" office:value="213126" calcext:value-type="float">
            <text:p>213 126</text:p>
          </table:table-cell>
          <table:table-cell table:style-name="ce2"/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I10]+[.K10]" office:value-type="float" office:value="24138" calcext:value-type="float">
            <text:p>24 138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10]" office:value-type="float" office:value="213126" calcext:value-type="float">
            <text:p>213 126</text:p>
          </table:table-cell>
          <table:table-cell table:style-name="ce11" office:value-type="string" calcext:value-type="string">
            <text:p>Arjo redovisar utsläpp i Scope 3 från kategorierna Inköpta varor och tjänster (1), Uppströms transport och distribution (4), och Användning av sålda produkter (11). </text:p>
          </table:table-cell>
          <table:table-cell table:style-name="ce2" office:value-type="float" office:value="21414" calcext:value-type="float">
            <text:p>21 414</text:p>
          </table:table-cell>
          <table:table-cell table:style-name="ce2"/>
          <table:table-cell table:style-name="ce2" office:value-type="float" office:value="0.5" calcext:value-type="float">
            <text:p>1</text:p>
          </table:table-cell>
          <table:table-cell table:style-name="ce2"/>
          <table:table-cell table:style-name="ce2" office:value-type="float" office:value="49400" calcext:value-type="float">
            <text:p>49 400</text:p>
          </table:table-cell>
          <table:table-cell table:style-name="ce2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Arla</text:p>
          </table:table-cell>
          <table:table-cell table:style-name="ce2" table:number-columns-repeated="2"/>
          <table:table-cell table:style-name="ce5" office:value-type="string" calcext:value-type="string">
            <text:p>https://www.arla.com/493299/globalassets/arla-global/company---overview/investor/annual-reports/2022/arla-annual-report-2022_se2.pdf</text:p>
          </table:table-cell>
          <table:table-cell table:style-name="ce9" office:value-type="string" calcext:value-type="string">
            <text:p><text:a xlink:href="https://www.arla.com/493552/globalassets/arla-global/company---overview/investor/annual-reports/2023/arla_annual-report-2023_se_v2.pdf" xlink:type="simple">https://www.arla.com/493552/globalassets/arla-global/company---overview/investor/annual-reports/2023/arla_annual-report-2023_se_v2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508000" calcext:value-type="float">
            <text:p>508 000</text:p>
          </table:table-cell>
          <table:table-cell table:style-name="ce2" office:value-type="float" office:value="192000" calcext:value-type="float">
            <text:p>192 000</text:p>
          </table:table-cell>
          <table:table-cell table:style-name="ce2" office:value-type="float" office:value="152000" calcext:value-type="float">
            <text:p>152 000</text:p>
          </table:table-cell>
          <table:table-cell table:style-name="ce2" office:value-type="float" office:value="660000" calcext:value-type="float">
            <text:p>660 000</text:p>
          </table:table-cell>
          <table:table-cell table:style-name="ce2" office:value-type="float" office:value="18151000" calcext:value-type="float">
            <text:p>18 151 000</text:p>
          </table:table-cell>
          <table:table-cell table:style-name="ce2"/>
          <table:table-cell table:style-name="ce11" office:value-type="float" office:value="90000" calcext:value-type="float">
            <text:p>90 000</text:p>
          </table:table-cell>
          <table:table-cell table:style-name="ce5" office:value-type="float" office:value="2023" calcext:value-type="float">
            <text:p>2023</text:p>
          </table:table-cell>
          <table:table-cell table:style-name="ce2" table:formula="of:=[.L11]" office:value-type="float" office:value="660000" calcext:value-type="float">
            <text:p>660 000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11]" office:value-type="float" office:value="18151000" calcext:value-type="float">
            <text:p>18 151 000</text:p>
          </table:table-cell>
          <table:table-cell table:style-name="ce11" office:value-type="string" calcext:value-type="string">
            <text:p>Arla rapporterar utsläpp i Scope 3 från kategorierna Inköpta varor och tjänster (1), Bränsle- och energirelaterade aktiviteter (3), Uppströms transport och distribution (4) och Avfall genererat i verksamheten (5). 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Assa Abloy</text:p>
          </table:table-cell>
          <table:table-cell table:style-name="ce2" table:number-columns-repeated="2"/>
          <table:table-cell table:style-name="ce5" office:value-type="string" calcext:value-type="string">
            <text:p>https://www.assaabloy.com/group/en/documents/sustainability/sustainability-reports/Sustainability%20Report%202022.pdf</text:p>
          </table:table-cell>
          <table:table-cell table:style-name="ce9" office:value-type="string" calcext:value-type="string">
            <text:p><text:a xlink:href="https://www.assaabloy.com/group/en/documents/sustainability/sustainability-reports/Sustainability%20Report%202023.pdf" xlink:type="simple">https://www.assaabloy.com/group/en/documents/sustainability/sustainability-reports/Sustainability%20Report%202023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59495" calcext:value-type="float">
            <text:p>59 495</text:p>
          </table:table-cell>
          <table:table-cell table:style-name="ce2" office:value-type="float" office:value="166908" calcext:value-type="float">
            <text:p>166 908</text:p>
          </table:table-cell>
          <table:table-cell table:style-name="ce2"/>
          <table:table-cell table:style-name="ce2" office:value-type="float" office:value="300236" calcext:value-type="float">
            <text:p>300 236</text:p>
          </table:table-cell>
          <table:table-cell table:style-name="ce2" office:value-type="float" office:value="16629181" calcext:value-type="float">
            <text:p>16 629 181</text:p>
          </table:table-cell>
          <table:table-cell table:style-name="ce2"/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L12]" office:value-type="float" office:value="300236" calcext:value-type="float">
            <text:p>300 236</text:p>
          </table:table-cell>
          <table:table-cell table:style-name="ce2" office:value-type="string" calcext:value-type="string">
            <text:p>LB</text:p>
          </table:table-cell>
          <table:table-cell table:style-name="ce2" table:formula="of:=[.M12]" office:value-type="float" office:value="16629181" calcext:value-type="float">
            <text:p>16 629 181</text:p>
          </table:table-cell>
          <table:table-cell table:style-name="ce11" office:value-type="string" calcext:value-type="string">
            <text:p>Assa Abloy rapporterar utsläpp i Scope 3 från kategorierna Inköpta varor och tjänster (1), Bränsle- och energirelaterade aktiviteter (3), Uppströms transport och distribution (4), Avfall genererat i verksamheten (5), Affärsresor (6), Anställdas pendling (7), Nedströms transport och distribution (9), Användning av sålda produkter (11), och Slutbehandling av sålda produkter (12).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1">
          <table:table-cell table:style-name="ce2" office:value-type="string" calcext:value-type="string">
            <text:p>Astra Zeneca</text:p>
          </table:table-cell>
          <table:table-cell table:style-name="ce2" office:value-type="string" calcext:value-type="string">
            <text:p>Pharma</text:p>
          </table:table-cell>
          <table:table-cell table:style-name="ce2"/>
          <table:table-cell table:style-name="ce2" office:value-type="string" calcext:value-type="string">
            <text:p>https://www.astrazeneca.com/content/dam/az/Sustainability/2023/pdf/Sustainability_Data_Summary_2022.pdf</text:p>
          </table:table-cell>
          <table:table-cell table:style-name="ce2" office:value-type="string" calcext:value-type="string">
            <text:p>https://www.astrazeneca.se/content/dam/az-se/dokument/hallbarhet/Sustainability-Report-2023.pdf</text:p>
          </table:table-cell>
          <table:table-cell table:style-name="ce2" table:number-columns-repeated="2"/>
          <table:table-cell table:style-name="ce11"/>
          <table:table-cell table:style-name="ce2" office:value-type="float" office:value="180898" calcext:value-type="float">
            <text:p>180 898</text:p>
          </table:table-cell>
          <table:table-cell table:style-name="ce2" office:value-type="float" office:value="183332" calcext:value-type="float">
            <text:p>183 332</text:p>
          </table:table-cell>
          <table:table-cell table:style-name="ce2" office:value-type="float" office:value="19940" calcext:value-type="float">
            <text:p>19 940</text:p>
          </table:table-cell>
          <table:table-cell table:style-name="ce2" office:value-type="float" office:value="200838" calcext:value-type="float">
            <text:p>200 838</text:p>
          </table:table-cell>
          <table:table-cell table:style-name="ce2" office:value-type="float" office:value="6736878" calcext:value-type="float">
            <text:p>6 736 878</text:p>
          </table:table-cell>
          <table:table-cell table:style-name="ce2"/>
          <table:table-cell table:style-name="ce11" office:value-type="float" office:value="59750" calcext:value-type="float">
            <text:p>59 750</text:p>
          </table:table-cell>
          <table:table-cell table:style-name="ce5" office:value-type="float" office:value="2023" calcext:value-type="float">
            <text:p>2023</text:p>
          </table:table-cell>
          <table:table-cell table:style-name="ce2" table:formula="of:=[.L13]" office:value-type="float" office:value="200838" calcext:value-type="float">
            <text:p>200 838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13]" office:value-type="float" office:value="6736878" calcext:value-type="float">
            <text:p>6 736 878</text:p>
          </table:table-cell>
          <table:table-cell table:style-name="ce11" office:value-type="string" calcext:value-type="string">
            <text:p>Astra Zeneca rapporterar utsläpp i Scope 3 från alla relevanta kategorier.</text:p>
          </table:table-cell>
          <table:table-cell table:style-name="ce2" office:value-type="float" office:value="245117" calcext:value-type="float">
            <text:p>245 117</text:p>
          </table:table-cell>
          <table:table-cell table:style-name="ce2" office:value-type="float" office:value="195126" calcext:value-type="float">
            <text:p>195 126</text:p>
          </table:table-cell>
          <table:table-cell table:style-name="ce2" office:value-type="float" office:value="18491" calcext:value-type="float">
            <text:p>18 491</text:p>
          </table:table-cell>
          <table:table-cell table:style-name="ce2"/>
          <table:table-cell table:style-name="ce2" office:value-type="float" office:value="6388133" calcext:value-type="float">
            <text:p>6 388 133</text:p>
          </table:table-cell>
          <table:table-cell table:style-name="ce2"/>
          <table:table-cell table:style-name="ce11" office:value-type="float" office:value="9556" calcext:value-type="float">
            <text:p>9 556</text:p>
          </table:table-cell>
          <table:table-cell table:style-name="ce2" office:value-type="float" office:value="246705" calcext:value-type="float">
            <text:p>246 705</text:p>
          </table:table-cell>
          <table:table-cell table:style-name="ce2" office:value-type="float" office:value="207003" calcext:value-type="float">
            <text:p>207 003</text:p>
          </table:table-cell>
          <table:table-cell table:style-name="ce2" office:value-type="float" office:value="21135" calcext:value-type="float">
            <text:p>21 135</text:p>
          </table:table-cell>
          <table:table-cell table:style-name="ce2"/>
          <table:table-cell table:style-name="ce2" office:value-type="float" office:value="6017727" calcext:value-type="float">
            <text:p>6 017 727</text:p>
          </table:table-cell>
          <table:table-cell table:style-name="ce11"/>
          <table:table-cell table:style-name="ce2" office:value-type="float" office:value="8919" calcext:value-type="float">
            <text:p>8 919</text:p>
          </table:table-cell>
          <table:table-cell table:style-name="ce2" office:value-type="float" office:value="239459" calcext:value-type="float">
            <text:p>239 459</text:p>
          </table:table-cell>
          <table:table-cell table:style-name="ce2" office:value-type="float" office:value="228727" calcext:value-type="float">
            <text:p>228 727</text:p>
          </table:table-cell>
          <table:table-cell table:style-name="ce2" office:value-type="float" office:value="32218" calcext:value-type="float">
            <text:p>32 218</text:p>
          </table:table-cell>
          <table:table-cell table:style-name="ce2" office:value-type="float" office:value="5689936" calcext:value-type="float">
            <text:p>5 689 936</text:p>
          </table:table-cell>
          <table:table-cell table:style-name="ce2"/>
          <table:table-cell table:style-name="ce2" office:value-type="float" office:value="10426" calcext:value-type="float">
            <text:p>10 426</text:p>
          </table:table-cell>
          <table:table-cell table:style-name="ce2" office:value-type="float" office:value="305875" calcext:value-type="float">
            <text:p>305 875</text:p>
          </table:table-cell>
          <table:table-cell table:style-name="ce2" table:number-columns-repeated="2"/>
          <table:table-cell table:style-name="ce2" office:value-type="float" office:value="5884273" calcext:value-type="float">
            <text:p>5 884 273</text:p>
          </table:table-cell>
          <table:table-cell table:style-name="ce2" table:number-columns-repeated="2"/>
          <table:table-cell table:style-name="ce2" office:value-type="float" office:value="305875" calcext:value-type="float">
            <text:p>305 875</text:p>
          </table:table-cell>
          <table:table-cell table:style-name="ce2" office:value-type="float" office:value="290204" calcext:value-type="float">
            <text:p>290 204</text:p>
          </table:table-cell>
          <table:table-cell table:style-name="ce2" office:value-type="float" office:value="341080" calcext:value-type="float">
            <text:p>341 080</text:p>
          </table:table-cell>
          <table:table-cell table:style-name="ce2" office:value-type="float" office:value="647000" calcext:value-type="float">
            <text:p>647 000</text:p>
          </table:table-cell>
          <table:table-cell table:style-name="ce2" table:number-columns-repeated="2"/>
          <table:table-cell table:style-name="ce2" office:value-type="float" office:value="2822" calcext:value-type="float">
            <text:p>2 822</text:p>
          </table:table-cell>
          <table:table-cell table:number-columns-repeated="10"/>
        </table:table-row>
        <table:table-row table:style-name="ro2">
          <table:table-cell table:style-name="ce2" office:value-type="string" calcext:value-type="string">
            <text:p>Atlas Copco</text:p>
          </table:table-cell>
          <table:table-cell table:style-name="ce2" table:number-columns-repeated="2"/>
          <table:table-cell table:style-name="ce5" office:value-type="string" calcext:value-type="string">
            <text:p>https://www.atlascopcogroup.com/content/dam/atlas-copco/group/documents/investors/financial-publications/english/20230322-annual-report-incl-sustainability-report-and-corporate-governance-report-2022.pdf</text:p>
          </table:table-cell>
          <table:table-cell table:style-name="ce8" office:value-type="string" calcext:value-type="string">
            <text:p><text:a xlink:href="https://www.atlascopcogroup.com/content/dam/atlas-copco/group/documents/investors/financial-publications/swedish/20240321-kopia-av-den-officella-arsredovisningen-i-ESEF-format-inkl-hallbarhetsredovisning-och-rapport-om-koncernens-styrning-2023.pdf" xlink:type="simple">https://www.atlascopcogroup.com/content/dam/atlas-copco/group/documents/investors/financial-publications/swedish/20240321-kopia-av-den-officella-arsredovisningen-i-ESEF-format-inkl-hallbarhetsredovisning-och-rapport-om-koncernens-styrning-2023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86000" calcext:value-type="float">
            <text:p>86 000</text:p>
          </table:table-cell>
          <table:table-cell table:style-name="ce2" office:value-type="float" office:value="142000" calcext:value-type="float">
            <text:p>142 000</text:p>
          </table:table-cell>
          <table:table-cell table:style-name="ce2" office:value-type="float" office:value="26000" calcext:value-type="float">
            <text:p>26 000</text:p>
          </table:table-cell>
          <table:table-cell table:style-name="ce2" office:value-type="float" office:value="112000" calcext:value-type="float">
            <text:p>112 000</text:p>
          </table:table-cell>
          <table:table-cell table:style-name="ce2" office:value-type="float" office:value="250528000" calcext:value-type="float">
            <text:p>250 528 000</text:p>
          </table:table-cell>
          <table:table-cell table:style-name="ce2" office:value-type="float" office:value="250640000" calcext:value-type="float">
            <text:p>250 640 000</text:p>
          </table:table-cell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L14]" office:value-type="float" office:value="112000" calcext:value-type="float">
            <text:p>112 000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14]" office:value-type="float" office:value="250528000" calcext:value-type="float">
            <text:p>250 528 000</text:p>
          </table:table-cell>
          <table:table-cell table:style-name="ce11" office:value-type="string" calcext:value-type="string">
            <text:p>Atlas Copco rapporterar utsläpp från Scope 3 i kategorierna Inköpta varor och tjänster (1), Användning av sålda produkter (11), Nedströms leasade tillgångar (13) och "övriga kategorier", ej angivet vilka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Atrium Ljungberg</text:p>
          </table:table-cell>
          <table:table-cell table:style-name="ce2" table:number-columns-repeated="2"/>
          <table:table-cell table:style-name="ce5" office:value-type="string" calcext:value-type="string">
            <text:p>https://mb.cision.com/Main/1145/3738110/1931873.pdf</text:p>
          </table:table-cell>
          <table:table-cell table:style-name="ce9" office:value-type="string" calcext:value-type="string">
            <text:p><text:a xlink:href="https://mb.cision.com/Main/1145/3939304/2641233.pdf" xlink:type="simple">https://mb.cision.com/Main/1145/3939304/2641233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4851" calcext:value-type="float">
            <text:p>4 851</text:p>
          </table:table-cell>
          <table:table-cell table:style-name="ce2" office:value-type="float" office:value="1594" calcext:value-type="float">
            <text:p>1 594</text:p>
          </table:table-cell>
          <table:table-cell table:style-name="ce2" office:value-type="float" office:value="1939" calcext:value-type="float">
            <text:p>1 939</text:p>
          </table:table-cell>
          <table:table-cell table:style-name="ce2" office:value-type="float" office:value="9813" calcext:value-type="float">
            <text:p>9 813</text:p>
          </table:table-cell>
          <table:table-cell table:style-name="ce2" office:value-type="float" office:value="11752" calcext:value-type="float">
            <text:p>11 752</text:p>
          </table:table-cell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L15]" office:value-type="float" office:value="1939" calcext:value-type="float">
            <text:p>1 939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15]" office:value-type="float" office:value="9813" calcext:value-type="float">
            <text:p>9 813</text:p>
          </table:table-cell>
          <table:table-cell table:style-name="ce11" office:value-type="string" calcext:value-type="string">
            <text:p>Atrium Ljungberg rapporterar för Scope 3 på kategorierna Inköpta varor och tjänster (1), Kapitalvaror (2), Bränsle- och energirelaterade aktiviteter (3), Avfall genererat i verksamheten (5), Affärsresor (6), Anställdas pendling (7), Slutbehandling av sålda produkter (12) och Nedströms leasade tillgångar (13).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Autoliv</text:p>
          </table:table-cell>
          <table:table-cell table:style-name="ce2" table:number-columns-repeated="2"/>
          <table:table-cell table:style-name="ce5" office:value-type="string" calcext:value-type="string">
            <text:p>https://www.autoliv.com/sites/default/files/2024-02/Annual_Sustainability_Report_10K_2022_0.pdf</text:p>
          </table:table-cell>
          <table:table-cell table:style-name="ce9" office:value-type="string" calcext:value-type="string">
            <text:p><text:a xlink:href="https://www.autoliv.com/sites/default/files/2024-02/Autoliv_Annual_Sustainability_Report_10K_2023.pdf" xlink:type="simple">https://www.autoliv.com/sites/default/files/2024-02/Autoliv_Annual_Sustainability_Report_10K_2023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100000" calcext:value-type="float">
            <text:p>100 000</text:p>
          </table:table-cell>
          <table:table-cell table:style-name="ce2"/>
          <table:table-cell table:style-name="ce2" office:value-type="float" office:value="260000" calcext:value-type="float">
            <text:p>260 000</text:p>
          </table:table-cell>
          <table:table-cell table:style-name="ce2"/>
          <table:table-cell table:style-name="ce2" office:value-type="float" office:value="3770000" calcext:value-type="float">
            <text:p>3 770 000</text:p>
          </table:table-cell>
          <table:table-cell table:style-name="ce2" office:value-type="float" office:value="4130000" calcext:value-type="float">
            <text:p>4 130 000</text:p>
          </table:table-cell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I16]+[.K16]" office:value-type="float" office:value="360000" calcext:value-type="float">
            <text:p>360 000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16]" office:value-type="float" office:value="3770000" calcext:value-type="float">
            <text:p>3 770 000</text:p>
          </table:table-cell>
          <table:table-cell table:style-name="ce11" office:value-type="string" calcext:value-type="string">
            <text:p>Autoliv rapporterar utsläpp från Scope 3 i kategorierna I Scope 3 Inköpta varor och tjänster (1), Kapitalvaror (2), Bränsle- och energirelaterade aktiviteter (3), Uppströms transport och distribution (4), Avfall genererat i verksamheten (5), Affärsresor (6) och Anställdas pendling (7).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Avanza Bank Holding</text:p>
          </table:table-cell>
          <table:table-cell table:style-name="ce2" table:number-columns-repeated="2"/>
          <table:table-cell table:style-name="ce5" office:value-type="string" calcext:value-type="string">
            <text:p>https://investors.avanza.se/files/mfn/ec2c7ea8-32e0-437d-844d-f6fbadce8674/avanza-bank-holding-ab-arsredovisning-och-hallbarhetsrapport-2022.pdf</text:p>
          </table:table-cell>
          <table:table-cell table:style-name="ce9" office:value-type="string" calcext:value-type="string">
            <text:p><text:a xlink:href="https://investors.avanza.se/files/mfn/1e72c222-f835-4d13-b161-d697334bdeab/avanza-bank-holding-ab-arsredovisning-och-hallbarhetsrapport-2023-pdf-a4-utskriftsformat.pdf" xlink:type="simple">https://investors.avanza.se/files/mfn/1e72c222-f835-4d13-b161-d697334bdeab/avanza-bank-holding-ab-arsredovisning-och-hallbarhetsrapport-2023-pdf-a4-utskriftsformat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0" calcext:value-type="float">
            <text:p>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7" calcext:value-type="float">
            <text:p>27</text:p>
          </table:table-cell>
          <table:table-cell table:style-name="ce2"/>
          <table:table-cell table:style-name="ce2" office:value-type="float" office:value="463" calcext:value-type="float">
            <text:p>463</text:p>
          </table:table-cell>
          <table:table-cell table:style-name="ce2" office:value-type="float" office:value="490" calcext:value-type="float">
            <text:p>490</text:p>
          </table:table-cell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I17]+[.K17]" office:value-type="float" office:value="27" calcext:value-type="float">
            <text:p>27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17]" office:value-type="float" office:value="463" calcext:value-type="float">
            <text:p>463</text:p>
          </table:table-cell>
          <table:table-cell table:style-name="ce11" office:value-type="string" calcext:value-type="string">
            <text:p>Avanza Bank Holding rapporterar utsläpp i Scope 3 från kategorierna Inköpta varor och tjänster (1), Kapitalvaror (2), Bränsle- och energirelaterade aktiviteter (3), Uppströms transport och distribution (4), Avfall genererat i verksamheten (5), Affärsresor (6), Anställdas pendling (7) och Uppströms leaseade tillgångar (8). Notera att Avanza inte rapporterar finansierade utsläpp eller investeringar.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Axfood</text:p>
          </table:table-cell>
          <table:table-cell table:style-name="ce2" table:number-columns-repeated="2"/>
          <table:table-cell table:style-name="ce5" office:value-type="string" calcext:value-type="string">
            <text:p>https://www.axfood.se/globalassets/startsida/investerare/rapporter-och-presentationer/2022/axfood-ars--och-hallbarhetsredovisning-2022.pdf</text:p>
          </table:table-cell>
          <table:table-cell table:style-name="ce9" office:value-type="string" calcext:value-type="string">
            <text:p><text:a xlink:href="https://www.axfood.se/globalassets/startsida/investerare/rapporter-och-presentationer/2023/axfood-ars--och-hallbarhetsredovisning-2023.pdf" xlink:type="simple">https://www.axfood.se/globalassets/startsida/investerare/rapporter-och-presentationer/2023/axfood-ars--och-hallbarhetsredovisning-2023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12225" calcext:value-type="float">
            <text:p>12 225</text:p>
          </table:table-cell>
          <table:table-cell table:style-name="ce2" office:value-type="float" office:value="20857" calcext:value-type="float">
            <text:p>20 857</text:p>
          </table:table-cell>
          <table:table-cell table:style-name="ce2" office:value-type="float" office:value="2195" calcext:value-type="float">
            <text:p>2 195</text:p>
          </table:table-cell>
          <table:table-cell table:style-name="ce2"/>
          <table:table-cell table:style-name="ce2" office:value-type="float" office:value="2705502" calcext:value-type="float">
            <text:p>2 705 502</text:p>
          </table:table-cell>
          <table:table-cell table:style-name="ce2" office:value-type="float" office:value="2719922" calcext:value-type="float">
            <text:p>2 719 922</text:p>
          </table:table-cell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I18]+[.K18]" office:value-type="float" office:value="14420" calcext:value-type="float">
            <text:p>14 420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18]" office:value-type="float" office:value="2705502" calcext:value-type="float">
            <text:p>2 705 502</text:p>
          </table:table-cell>
          <table:table-cell table:style-name="ce11" office:value-type="string" calcext:value-type="string">
            <text:p>Axfood rapporterar utsläpp i Scope 3 från kategorierna Bränsle- och energirelaterade aktiviteter (3), Uppströms transport och distribution (4), Avfall genererat i verksamheten (5), Affärsresor (6) samt "Försäljning av livsmedel" som inte går att matcha med kategorierna i GHG-protokollet. Se källa för mer information om Axfoods beräkningsmetodik. 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Beijer Ref</text:p>
          </table:table-cell>
          <table:table-cell table:style-name="ce2" table:number-columns-repeated="2"/>
          <table:table-cell table:style-name="ce5" office:value-type="string" calcext:value-type="string">
            <text:p>https://www.beijerref.com/wp-content/uploads/sites/2/2023/04/Beijer-Ref-Annual-report-and-sustainability-report-2022-1.pdf</text:p>
          </table:table-cell>
          <table:table-cell table:style-name="ce8" office:value-type="string" calcext:value-type="string">
            <text:p><text:a xlink:href="https://mb.cision.com/Main/1860/3953485/2700544.pdf" xlink:type="simple">https://mb.cision.com/Main/1860/3953485/2700544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9593" calcext:value-type="float">
            <text:p>9 593</text:p>
          </table:table-cell>
          <table:table-cell table:style-name="ce2"/>
          <table:table-cell table:style-name="ce2" office:value-type="float" office:value="6631" calcext:value-type="float">
            <text:p>6 631</text:p>
          </table:table-cell>
          <table:table-cell table:style-name="ce2" office:value-type="float" office:value="16224" calcext:value-type="float">
            <text:p>16 224</text:p>
          </table:table-cell>
          <table:table-cell table:style-name="ce2" office:value-type="float" office:value="10722442" calcext:value-type="float">
            <text:p>10 722 442</text:p>
          </table:table-cell>
          <table:table-cell table:style-name="ce2" office:value-type="float" office:value="10738666" calcext:value-type="float">
            <text:p>10 738 666</text:p>
          </table:table-cell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L19]" office:value-type="float" office:value="16224" calcext:value-type="float">
            <text:p>16 224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19]" office:value-type="float" office:value="10722442" calcext:value-type="float">
            <text:p>10 722 442</text:p>
          </table:table-cell>
          <table:table-cell table:style-name="ce11" office:value-type="string" calcext:value-type="string">
            <text:p>Beijer Ref rapporterar utsläpp i Scope 3 från kategorierna Inköpta varor och tjänster (1), Bränsle- och energirelaterade aktiviteter (3), Uppströms transport och distribution (4), Avfall genererat i verksamheten (5), Affärsresor (6), Anställdas pendling (7), Nedströms transport och distribution (9), och Användning av sålda produkter (11). 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BHG Group</text:p>
          </table:table-cell>
          <table:table-cell table:style-name="ce2" table:number-columns-repeated="2"/>
          <table:table-cell table:style-name="ce9" office:value-type="string" calcext:value-type="string">
            <text:p><text:a xlink:href="https://www.wearebhg.com/media/1860/bhg-group-ab_sustainability-report-2022.pdf" xlink:type="simple">https://www.wearebhg.com/media/1860/bhg-group-ab_sustainability-report-2022.pdf</text:a></text:p>
          </table:table-cell>
          <table:table-cell table:style-name="ce2" table:number-columns-repeated="3"/>
          <table:table-cell table:style-name="ce11" office:value-type="string" calcext:value-type="string">
            <text:p>https://www.wearebhg.com/investors/financial-reports/</text:p>
          </table:table-cell>
          <table:table-cell table:style-name="ce2" table:number-columns-repeated="6"/>
          <table:table-cell table:style-name="ce11"/>
          <table:table-cell table:style-name="ce5" office:value-type="float" office:value="2022" calcext:value-type="float">
            <text:p>2022</text:p>
          </table:table-cell>
          <table:table-cell table:style-name="ce2" table:formula="of:=[.U20]+[.V20]" office:value-type="float" office:value="6058" calcext:value-type="float">
            <text:p>6 058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Y20]" office:value-type="float" office:value="22829" calcext:value-type="float">
            <text:p>22 829</text:p>
          </table:table-cell>
          <table:table-cell table:style-name="ce11" office:value-type="string" calcext:value-type="string">
            <text:p>BHG Group ger intrycket av att rapportera Scope 2 enligt marknadsbaserad metodik. I Scope 3 anges att utsläpp kommer från Affärsresor (6) och "Logistik". Det är inte angett exakt vad detta innebär, och beräkningen kan inte anses vara heltäckande.</text:p>
          </table:table-cell>
          <table:table-cell table:style-name="ce2" office:value-type="float" office:value="3602" calcext:value-type="float">
            <text:p>3 602</text:p>
          </table:table-cell>
          <table:table-cell table:style-name="ce2" office:value-type="float" office:value="2456" calcext:value-type="float">
            <text:p>2 456</text:p>
          </table:table-cell>
          <table:table-cell table:style-name="ce2" table:number-columns-repeated="2"/>
          <table:table-cell table:style-name="ce2" office:value-type="float" office:value="22829" calcext:value-type="float">
            <text:p>22 829</text:p>
          </table:table-cell>
          <table:table-cell table:style-name="ce2" office:value-type="float" office:value="28887" calcext:value-type="float">
            <text:p>28 887</text:p>
          </table:table-cell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Bico Group</text:p>
          </table:table-cell>
          <table:table-cell table:style-name="ce2" table:number-columns-repeated="2"/>
          <table:table-cell table:style-name="ce5" office:value-type="string" calcext:value-type="string">
            <text:p>https://storage.mfn.se/dd2e0386-730a-4b96-82ea-61eadbc0432e/bico-annual-report-2022-eng.pdf</text:p>
          </table:table-cell>
          <table:table-cell table:style-name="ce9" office:value-type="string" calcext:value-type="string">
            <text:p><text:a xlink:href="https://storage.mfn.se/c9ec19fa-6ab5-486d-b225-a8524d5f3c7e/bico-annual-report-2023-en.pdf" xlink:type="simple">https://storage.mfn.se/c9ec19fa-6ab5-486d-b225-a8524d5f3c7e/bico-annual-report-2023-en.pdf</text:a></text:p>
          </table:table-cell>
          <table:table-cell table:style-name="ce2"/>
          <table:table-cell table:style-name="ce2" office:value-type="string" calcext:value-type="string">
            <text:p>:(</text:p>
          </table:table-cell>
          <table:table-cell table:style-name="ce11"/>
          <table:table-cell table:style-name="ce2" table:number-columns-repeated="4"/>
          <table:table-cell table:style-name="ce2" table:formula="of:=54.15+3417+868" office:value-type="float" office:value="4339.15" calcext:value-type="float">
            <text:p>4 339</text:p>
          </table:table-cell>
          <table:table-cell table:style-name="ce2"/>
          <table:table-cell table:style-name="ce11"/>
          <table:table-cell table:style-name="ce5" office:value-type="float" office:value="2023" calcext:value-type="float">
            <text:p>2023</text:p>
          </table:table-cell>
          <table:table-cell table:number-columns-repeated="2" table:style-name="ce2" office:value-type="string" calcext:value-type="string">
            <text:p>n.a</text:p>
          </table:table-cell>
          <table:table-cell table:style-name="ce2" table:formula="of:=[.M21]" office:value-type="float" office:value="4339.15" calcext:value-type="float">
            <text:p>4 339</text:p>
          </table:table-cell>
          <table:table-cell table:style-name="ce11" office:value-type="string" calcext:value-type="string">
            <text:p>Bico Group rapporterar inte utsläpp från Scope 1 och Scope 2 i hållbarhetsrapporten. I Scope 3 rapporteras utsläpp från Bränsle- och energirelaterade aktiviteter (3), Avfall genererat i verksamheten (5), Affärsresor (6) och Nedströms transport och distribution (9). Utsläppsrapporteringen kan inte anses heltäckande.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1">
          <table:table-cell table:style-name="ce2" office:value-type="string" calcext:value-type="string">
            <text:p>Bilia</text:p>
          </table:table-cell>
          <table:table-cell table:style-name="ce2" table:number-columns-repeated="2"/>
          <table:table-cell table:style-name="ce5" office:value-type="string" calcext:value-type="string">
            <text:p>https://storage.mfn.se/proxy/bilia-arsredovisning-2022-pdf.pdf?url=https%3A%2F%2Fml-eu.globenewswire.com%2FResource%2FDownload%2F90f30d66-415c-48e2-9fdf-1b7c055d1e46</text:p>
          </table:table-cell>
          <table:table-cell table:style-name="ce5" office:value-type="string" calcext:value-type="string">
            <text:p>https://storage.mfn.se/79405e0e-77bf-477e-af17-3d83fdd1b911/bilia-arsredovisning-2023.pdf</text:p>
          </table:table-cell>
          <table:table-cell table:style-name="ce2" table:number-columns-repeated="2"/>
          <table:table-cell table:style-name="ce11"/>
          <table:table-cell table:style-name="ce2" office:value-type="float" office:value="5865" calcext:value-type="float">
            <text:p>5 865</text:p>
          </table:table-cell>
          <table:table-cell table:style-name="ce2" office:value-type="float" office:value="4176" calcext:value-type="float">
            <text:p>4 176</text:p>
          </table:table-cell>
          <table:table-cell table:style-name="ce2" office:value-type="float" office:value="3150" calcext:value-type="float">
            <text:p>3 150</text:p>
          </table:table-cell>
          <table:table-cell table:style-name="ce2"/>
          <table:table-cell table:style-name="ce2" office:value-type="float" office:value="833976" calcext:value-type="float">
            <text:p>833 976</text:p>
          </table:table-cell>
          <table:table-cell table:style-name="ce2" office:value-type="float" office:value="842990" calcext:value-type="float">
            <text:p>842 990</text:p>
          </table:table-cell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I22]+[.K22]" office:value-type="float" office:value="9015" calcext:value-type="float">
            <text:p>9 015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22]" office:value-type="float" office:value="833976" calcext:value-type="float">
            <text:p>833 976</text:p>
          </table:table-cell>
          <table:table-cell table:style-name="ce11" office:value-type="string" calcext:value-type="string">
            <text:p>Bilia rapporterar utsläpp i Scope 3 från kategorierna Inköpta varor och tjänster (1), Bränsle- och energirelaterade aktiviteter (3), Uppströms transport och distribution (4), Avfall genererat i verksamheten (5), Affärsresor (6), Anställdas pendling (7), Användning av sålda produkter (11), och Slutbehandling av sålda produkter (12).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1">
          <table:table-cell table:style-name="ce2" office:value-type="string" calcext:value-type="string">
            <text:p>Billerud Korsnäs</text:p>
          </table:table-cell>
          <table:table-cell table:style-name="ce2" table:number-columns-repeated="2"/>
          <table:table-cell table:style-name="ce2" office:value-type="string" calcext:value-type="string">
            <text:p>https://www.billerud.se/globalassets/cision/documents/2023/20230405-billeruds-ars-och-hallbarhetsredovisning-2022-sv-0-4510289.pdf</text:p>
          </table:table-cell>
          <table:table-cell table:style-name="ce2" office:value-type="string" calcext:value-type="string">
            <text:p>https://www.billerud.se/globalassets/billerud/investors/financial-reports/2023/billerud_ar2023_sve.pdf</text:p>
          </table:table-cell>
          <table:table-cell table:style-name="ce2" table:number-columns-repeated="2"/>
          <table:table-cell table:style-name="ce11"/>
          <table:table-cell table:style-name="ce2" office:value-type="float" office:value="778627" calcext:value-type="float">
            <text:p>778 627</text:p>
          </table:table-cell>
          <table:table-cell table:style-name="ce2" office:value-type="float" office:value="389370" calcext:value-type="float">
            <text:p>389 370</text:p>
          </table:table-cell>
          <table:table-cell table:style-name="ce2" office:value-type="float" office:value="88671" calcext:value-type="float">
            <text:p>88 671</text:p>
          </table:table-cell>
          <table:table-cell table:style-name="ce2"/>
          <table:table-cell table:style-name="ce2" office:value-type="float" office:value="3006061" calcext:value-type="float">
            <text:p>3 006 061</text:p>
          </table:table-cell>
          <table:table-cell table:style-name="ce2" office:value-type="float" office:value="3873359" calcext:value-type="float">
            <text:p>3 873 359</text:p>
          </table:table-cell>
          <table:table-cell table:style-name="ce11" office:value-type="float" office:value="5834000" calcext:value-type="float">
            <text:p>5 834 000</text:p>
          </table:table-cell>
          <table:table-cell table:style-name="ce5" office:value-type="float" office:value="2023" calcext:value-type="float">
            <text:p>2023</text:p>
          </table:table-cell>
          <table:table-cell table:style-name="ce2" table:formula="of:=[.I23]+[.K23]" office:value-type="float" office:value="867298" calcext:value-type="float">
            <text:p>867 298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23]" office:value-type="float" office:value="3006061" calcext:value-type="float">
            <text:p>3 006 061</text:p>
          </table:table-cell>
          <table:table-cell table:style-name="ce11" office:value-type="string" calcext:value-type="string">
            <text:p>Billerud korsnäs rapporterar utsläpp i alla relevanta kategorier i Scope 3.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Biotage</text:p>
          </table:table-cell>
          <table:table-cell table:style-name="ce2" table:number-columns-repeated="2"/>
          <table:table-cell table:style-name="ce5" office:value-type="string" calcext:value-type="string">
            <text:p>https://storage.mfn.se/ed04140e-3545-42bb-9fdc-989d42e6fcc7/cs3-3-annual-report-swedish-interactive.pdf</text:p>
          </table:table-cell>
          <table:table-cell table:style-name="ce8" office:value-type="string" calcext:value-type="string">
            <text:p><text:a xlink:href="https://storage.mfn.se/371b0d79-86e0-4acd-b624-5723d9261980/cs3-5-eng-biotage-annual-report-2023.pdf" xlink:type="simple">https://storage.mfn.se/371b0d79-86e0-4acd-b624-5723d9261980/cs3-5-eng-biotage-annual-report-2023.pdf</text:a></text:p>
          </table:table-cell>
          <table:table-cell table:style-name="ce2"/>
          <table:table-cell table:style-name="ce2" office:value-type="string" calcext:value-type="string">
            <text:p>:(</text:p>
          </table:table-cell>
          <table:table-cell table:style-name="ce12" office:value-type="string" calcext:value-type="string">
            <text:p><text:a xlink:href="https://www.biotage.com/en/reports-and-presentations" xlink:type="simple">https://www.biotage.com/en/reports-and-presentations</text:a></text:p>
          </table:table-cell>
          <table:table-cell table:style-name="ce2" table:number-columns-repeated="6"/>
          <table:table-cell table:style-name="ce11"/>
          <table:table-cell table:style-name="ce5" office:value-type="float" office:value="2023" calcext:value-type="float">
            <text:p>2023</text:p>
          </table:table-cell>
          <table:table-cell table:number-columns-repeated="3" table:style-name="ce2" office:value-type="string" calcext:value-type="string">
            <text:p>n.a</text:p>
          </table:table-cell>
          <table:table-cell table:style-name="ce11" office:value-type="string" calcext:value-type="string">
            <text:p>Biotage rapporterar inte utsläpp av växthusgaser.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Boliden</text:p>
          </table:table-cell>
          <table:table-cell table:style-name="ce2" table:number-columns-repeated="2"/>
          <table:table-cell table:style-name="ce5" office:value-type="string" calcext:value-type="string">
            <text:p>https://investors.boliden.com/sites/boliden-ir/files/pr/202303076677-1.pdf</text:p>
          </table:table-cell>
          <table:table-cell table:style-name="ce9" office:value-type="string" calcext:value-type="string">
            <text:p><text:a xlink:href="https://investors.boliden.com/sites/boliden-ir/files/pr/202403050636-1.pdf" xlink:type="simple">https://investors.boliden.com/sites/boliden-ir/files/pr/202403050636-1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628000" calcext:value-type="float">
            <text:p>628 000</text:p>
          </table:table-cell>
          <table:table-cell table:style-name="ce2"/>
          <table:table-cell table:style-name="ce2" office:value-type="float" office:value="215000" calcext:value-type="float">
            <text:p>215 000</text:p>
          </table:table-cell>
          <table:table-cell table:style-name="ce2" office:value-type="float" office:value="842000" calcext:value-type="float">
            <text:p>842 000</text:p>
          </table:table-cell>
          <table:table-cell table:style-name="ce2" table:number-columns-repeated="2"/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L25]" office:value-type="float" office:value="842000" calcext:value-type="float">
            <text:p>842 000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n.a</text:p>
          </table:table-cell>
          <table:table-cell table:style-name="ce11" office:value-type="string" calcext:value-type="string">
            <text:p>Det är oklart om Boliden använder marknadsbaserad eller platsbaserad beräkningsmetod för Scope 2. Siffror för utsläpp inom scope 3 kommer att redovisas från och med 2024.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1">
          <table:table-cell table:style-name="ce2" office:value-type="string" calcext:value-type="string">
            <text:p>Boozt</text:p>
          </table:table-cell>
          <table:table-cell table:style-name="ce2" table:number-columns-repeated="2"/>
          <table:table-cell table:style-name="ce5" office:value-type="string" calcext:value-type="string">
            <text:p>https://storage.mfn.se/a/boozt/1bde9e4b-0fd4-4f88-ae48-df8d084bb71b/boozt-annual-and-sustainability-report-2022-swe.pdf</text:p>
          </table:table-cell>
          <table:table-cell table:style-name="ce2" office:value-type="string" calcext:value-type="string">
            <text:p>https://storage.mfn.se/8e721257-f1f7-4a26-84fe-4a1196468012/boozt-annual-and-sustainability-report-2023-eng.pdf?</text:p>
          </table:table-cell>
          <table:table-cell table:style-name="ce2" table:number-columns-repeated="2"/>
          <table:table-cell table:style-name="ce11"/>
          <table:table-cell table:style-name="ce2" office:value-type="float" office:value="133.5" calcext:value-type="float">
            <text:p>134</text:p>
          </table:table-cell>
          <table:table-cell table:style-name="ce2"/>
          <table:table-cell table:style-name="ce2" office:value-type="float" office:value="48.3" calcext:value-type="float">
            <text:p>48</text:p>
          </table:table-cell>
          <table:table-cell table:style-name="ce2" table:number-columns-repeated="2"/>
          <table:table-cell table:style-name="ce2" office:value-type="float" office:value="632873.2" calcext:value-type="float">
            <text:p>632 873</text:p>
          </table:table-cell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I26]+[.K26]" office:value-type="float" office:value="181.8" calcext:value-type="float">
            <text:p>182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N26]-[.Q26]" office:value-type="float" office:value="632691.4" calcext:value-type="float">
            <text:p>632 691</text:p>
          </table:table-cell>
          <table:table-cell table:style-name="ce11" office:value-type="string" calcext:value-type="string">
            <text:p>Boozt rapporterar utsläpp i Scope 3 från kategorierna Inköpta varor och tjänster (1), Kapitalvaror (2), Bränsle- och energirelaterade aktiviteter (3), Uppströms transport och distribution (4), Avfall genererat i verksamheten (5), Affärsresor (6), Anställdas pendling (7), Nedströms transport och distribution (9), Användning av sålda produkter (11), och Slutbehandling av sålda produkter (12).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1">
          <table:table-cell table:style-name="ce2" office:value-type="string" calcext:value-type="string">
            <text:p>Bravida Holding</text:p>
          </table:table-cell>
          <table:table-cell table:style-name="ce2" table:number-columns-repeated="2"/>
          <table:table-cell table:style-name="ce5" office:value-type="string" calcext:value-type="string">
            <text:p>https://www.bravida.se/contentassets/fde20a1286494a7d8413fd8578d24d96/bravidaarsochhallbarhetsredovisning2022.pdf</text:p>
          </table:table-cell>
          <table:table-cell table:style-name="ce2" table:number-columns-repeated="3"/>
          <table:table-cell table:style-name="ce11" office:value-type="string" calcext:value-type="string">
            <text:p>https://investors.bravida.com/en/esg</text:p>
          </table:table-cell>
          <table:table-cell table:style-name="ce2" table:number-columns-repeated="6"/>
          <table:table-cell table:style-name="ce11"/>
          <table:table-cell table:style-name="ce5" office:value-type="float" office:value="2022" calcext:value-type="float">
            <text:p>2022</text:p>
          </table:table-cell>
          <table:table-cell table:style-name="ce2" table:formula="of:=[.U27]+[.W27]" office:value-type="float" office:value="24507" calcext:value-type="float">
            <text:p>24 507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Y27]" office:value-type="float" office:value="3321" calcext:value-type="float">
            <text:p>3 321</text:p>
          </table:table-cell>
          <table:table-cell table:style-name="ce11" office:value-type="string" calcext:value-type="string">
            <text:p>Bravida Holding redovisar endast en andel av utsläppen i kategorin Affärsresor (6) i Scope 3. </text:p>
          </table:table-cell>
          <table:table-cell table:style-name="ce2" office:value-type="float" office:value="22697" calcext:value-type="float">
            <text:p>22 697</text:p>
          </table:table-cell>
          <table:table-cell table:style-name="ce2" office:value-type="float" office:value="701" calcext:value-type="float">
            <text:p>701</text:p>
          </table:table-cell>
          <table:table-cell table:style-name="ce2" office:value-type="float" office:value="1810" calcext:value-type="float">
            <text:p>1 810</text:p>
          </table:table-cell>
          <table:table-cell table:style-name="ce2"/>
          <table:table-cell table:style-name="ce2" office:value-type="float" office:value="3321" calcext:value-type="float">
            <text:p>3 321</text:p>
          </table:table-cell>
          <table:table-cell table:style-name="ce2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Bufab</text:p>
          </table:table-cell>
          <table:table-cell table:style-name="ce2" table:number-columns-repeated="2"/>
          <table:table-cell table:style-name="ce5" office:value-type="string" calcext:value-type="string">
            <text:p>https://storage.mfn.se/a/bufab/5eaed7cc-1928-45f8-bdc6-55c7e6648b45/bufab-ars-och-hallbarhetsredovisning-2022.pdf</text:p>
          </table:table-cell>
          <table:table-cell table:style-name="ce8" office:value-type="string" calcext:value-type="string">
            <text:p><text:a xlink:href="https://storage.mfn.se/ffb227bc-ed04-433b-9c51-452b0c9e8fd0/bufab-ars-och-hallbarhetsredovisning-2023.pdf" xlink:type="simple">https://storage.mfn.se/ffb227bc-ed04-433b-9c51-452b0c9e8fd0/bufab-ars-och-hallbarhetsredovisning-2023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2132" calcext:value-type="float">
            <text:p>2 132</text:p>
          </table:table-cell>
          <table:table-cell table:style-name="ce2" office:value-type="float" office:value="1652" calcext:value-type="float">
            <text:p>1 652</text:p>
          </table:table-cell>
          <table:table-cell table:style-name="ce2" office:value-type="float" office:value="1189" calcext:value-type="float">
            <text:p>1 189</text:p>
          </table:table-cell>
          <table:table-cell table:style-name="ce2"/>
          <table:table-cell table:style-name="ce2" office:value-type="float" office:value="841084" calcext:value-type="float">
            <text:p>841 084</text:p>
          </table:table-cell>
          <table:table-cell table:style-name="ce2" office:value-type="float" office:value="844405" calcext:value-type="float">
            <text:p>844 405</text:p>
          </table:table-cell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I28]+[.K28]" office:value-type="float" office:value="3321" calcext:value-type="float">
            <text:p>3 321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28]" office:value-type="float" office:value="841084" calcext:value-type="float">
            <text:p>841 084</text:p>
          </table:table-cell>
          <table:table-cell table:style-name="ce11" office:value-type="string" calcext:value-type="string">
            <text:p>Bufab anger inte utsläpp i Scope 3 uppdelade per kategori. Det kan tolkas som att kategorierna Inköpta varor och tjänster (1) Transport och distribution (oklart huruvida uppströms, nedströms eller bägge) och Avfall genererade i verksamheten (5) är beräknade. 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Bure Equity</text:p>
          </table:table-cell>
          <table:table-cell table:style-name="ce2" table:number-columns-repeated="2"/>
          <table:table-cell table:style-name="ce5" office:value-type="string" calcext:value-type="string">
            <text:p>https://storage.mfn.se/aca501c8-f3f3-456f-8f61-03227a1b9a9e/bure-arsredovisning-2022.pdf</text:p>
          </table:table-cell>
          <table:table-cell table:style-name="ce8" office:value-type="string" calcext:value-type="string">
            <text:p><text:a xlink:href="https://storage.mfn.se/b63abbba-9e45-4417-8c42-53e61ff5b517/annual-report-2023.pdf" xlink:type="simple">https://storage.mfn.se/b63abbba-9e45-4417-8c42-53e61ff5b517/annual-report-2023.pdf</text:a></text:p>
          </table:table-cell>
          <table:table-cell table:style-name="ce2" table:number-columns-repeated="2"/>
          <table:table-cell table:style-name="ce12" office:value-type="string" calcext:value-type="string">
            <text:p><text:a xlink:href="https://www.bure.se/en/investors/financial-reports" xlink:type="simple">https://www.bure.se/en/investors/financial-reports</text:a>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5" calcext:value-type="float">
            <text:p>0</text:p>
          </table:table-cell>
          <table:table-cell table:style-name="ce2" office:value-type="float" office:value="0.9" calcext:value-type="float">
            <text:p>1</text:p>
          </table:table-cell>
          <table:table-cell table:style-name="ce2"/>
          <table:table-cell table:style-name="ce2" office:value-type="float" office:value="2089" calcext:value-type="float">
            <text:p>2 089</text:p>
          </table:table-cell>
          <table:table-cell table:style-name="ce2"/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16" table:formula="of:=[.K29]" office:value-type="float" office:value="0.9" calcext:value-type="float">
            <text:p>0,9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29]" office:value-type="float" office:value="2089" calcext:value-type="float">
            <text:p>2 089</text:p>
          </table:table-cell>
          <table:table-cell table:style-name="ce11" office:value-type="string" calcext:value-type="string">
            <text:p>Bure Equity rapporterar Scope 3 uppdelat på "internt genererade utsläpp" (oklart vilka kategorier som täcks) och på utsläpp från portföljbolagens Scope 1 och 2 som faller under kategorin Investeringar (15).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0,2</text:p>
          </table:table-cell>
          <table:table-cell table:style-name="ce2"/>
          <table:table-cell table:style-name="ce2" office:value-type="float" office:value="7346" calcext:value-type="float">
            <text:p>7 346</text:p>
          </table:table-cell>
          <table:table-cell table:style-name="ce2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Byggfakta Group</text:p>
          </table:table-cell>
          <table:table-cell table:style-name="ce2" table:number-columns-repeated="2"/>
          <table:table-cell table:style-name="ce5" office:value-type="string" calcext:value-type="string">
            <text:p>https://storage.mfn.se/2b47d09c-e910-4c2e-b9dd-2abeff65e268/byggfakta-ar2022-sve.pdf</text:p>
          </table:table-cell>
          <table:table-cell table:style-name="ce2" table:number-columns-repeated="3"/>
          <table:table-cell table:style-name="ce12" office:value-type="string" calcext:value-type="string">
            <text:p><text:a xlink:href="https://www.byggfaktagroup.com/sv/rapporter-och-presentationer/" xlink:type="simple">https://www.byggfaktagroup.com/sv/rapporter-och-presentationer/</text:a></text:p>
          </table:table-cell>
          <table:table-cell table:style-name="ce2" table:number-columns-repeated="6"/>
          <table:table-cell table:style-name="ce11"/>
          <table:table-cell table:style-name="ce5" office:value-type="float" office:value="2022" calcext:value-type="float">
            <text:p>2022</text:p>
          </table:table-cell>
          <table:table-cell table:style-name="ce2" table:formula="of:=[.X30]" office:value-type="float" office:value="531" calcext:value-type="float">
            <text:p>531</text:p>
          </table:table-cell>
          <table:table-cell table:style-name="ce2" office:value-type="string" calcext:value-type="string">
            <text:p>MB</text:p>
          </table:table-cell>
          <table:table-cell table:style-name="ce2" office:value-type="string" calcext:value-type="string">
            <text:p>n.a</text:p>
          </table:table-cell>
          <table:table-cell table:style-name="ce11" office:value-type="string" calcext:value-type="string">
            <text:p>Byggfakta Group redovisar endast utsläpp i Scope 1 och 2. <text:s/></text:p>
          </table:table-cell>
          <table:table-cell table:style-name="ce2" table:number-columns-repeated="3"/>
          <table:table-cell table:style-name="ce2" office:value-type="float" office:value="531" calcext:value-type="float">
            <text:p>531</text:p>
          </table:table-cell>
          <table:table-cell table:style-name="ce2" table:number-columns-repeated="2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Castellum</text:p>
          </table:table-cell>
          <table:table-cell table:style-name="ce2" table:number-columns-repeated="2"/>
          <table:table-cell table:style-name="ce2" office:value-type="string" calcext:value-type="string">
            <text:p>https://storage.mfn.se/69d1c438-3577-48e0-a826-b27aa0c51960/castellum-annual-report-and-sustainability-report-2022-print.pdf</text:p>
          </table:table-cell>
          <table:table-cell table:style-name="ce8" office:value-type="string" calcext:value-type="string">
            <text:p><text:a xlink:href="https://storage.mfn.se/03f8b3d5-e9d7-4de4-a363-27c6ba9b8d35/castellum-arsredovisning-2023.pdf" xlink:type="simple">https://storage.mfn.se/03f8b3d5-e9d7-4de4-a363-27c6ba9b8d35/castellum-arsredovisning-2023.pdf</text:a></text:p>
          </table:table-cell>
          <table:table-cell table:style-name="ce2" table:number-columns-repeated="2"/>
          <table:table-cell table:style-name="ce12" office:value-type="string" calcext:value-type="string">
            <text:p><text:a xlink:href="https://www.castellum.se/investerare/rapporter-och-presentationer/" xlink:type="simple">https://www.castellum.se/investerare/rapporter-och-presentationer/</text:a>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29625" calcext:value-type="float">
            <text:p>29 625</text:p>
          </table:table-cell>
          <table:table-cell table:style-name="ce2" office:value-type="float" office:value="10260" calcext:value-type="float">
            <text:p>10 260</text:p>
          </table:table-cell>
          <table:table-cell table:style-name="ce2" office:value-type="float" office:value="10553" calcext:value-type="float">
            <text:p>10 553</text:p>
          </table:table-cell>
          <table:table-cell table:style-name="ce2" office:value-type="float" office:value="75697" calcext:value-type="float">
            <text:p>75 697</text:p>
          </table:table-cell>
          <table:table-cell table:style-name="ce2" office:value-type="float" office:value="86250" calcext:value-type="float">
            <text:p>86 250</text:p>
          </table:table-cell>
          <table:table-cell table:style-name="ce11" office:value-type="float" office:value="164" calcext:value-type="float">
            <text:p>164</text:p>
          </table:table-cell>
          <table:table-cell table:style-name="ce5" office:value-type="float" office:value="2023" calcext:value-type="float">
            <text:p>2023</text:p>
          </table:table-cell>
          <table:table-cell table:style-name="ce2" table:formula="of:=[.L31]" office:value-type="float" office:value="10553" calcext:value-type="float">
            <text:p>10 553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31]" office:value-type="float" office:value="75697" calcext:value-type="float">
            <text:p>75 697</text:p>
          </table:table-cell>
          <table:table-cell table:style-name="ce11" office:value-type="string" calcext:value-type="string">
            <text:p>Castellum rapporterar för Scope 3 på kategorierna Inköpta varor och tjänster (1), Bränsle- och energirelaterade aktiviteter (3), Uppströms transport och distribution (4), Avfall genererat i verksamheten (5), Affärsresor (6), Anställdas pendling (7), Uppströms leasade tillgångar (8) och Nedströms leasade tillgångar (13).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12756" calcext:value-type="float">
            <text:p>12 756</text:p>
          </table:table-cell>
          <table:table-cell table:style-name="ce2" office:value-type="float" office:value="31091" calcext:value-type="float">
            <text:p>31 091</text:p>
          </table:table-cell>
          <table:table-cell table:style-name="ce2"/>
          <table:table-cell table:style-name="ce2" office:value-type="float" office:value="106355" calcext:value-type="float">
            <text:p>106 355</text:p>
          </table:table-cell>
          <table:table-cell table:style-name="ce2" office:value-type="float" office:value="119661" calcext:value-type="float">
            <text:p>119 661</text:p>
          </table:table-cell>
          <table:table-cell table:style-name="ce11" office:value-type="float" office:value="309" calcext:value-type="float">
            <text:p>309</text:p>
          </table:table-cell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Catena</text:p>
          </table:table-cell>
          <table:table-cell table:style-name="ce2" table:number-columns-repeated="2"/>
          <table:table-cell table:style-name="ce2" office:value-type="string" calcext:value-type="string">
            <text:p>https://www.catena.se/media/0skhzufs/h%C3%A5llbarhetsrapport-catena-swe-final.pdf</text:p>
          </table:table-cell>
          <table:table-cell table:style-name="ce8" office:value-type="string" calcext:value-type="string">
            <text:p><text:a xlink:href="https://www.catena.se/media/rmycbdld/hållbarhetsrapport-2023-sv-catena.pdf" xlink:type="simple">https://www.catena.se/media/rmycbdld/h%C3%A5llbarhetsrapport-2023-sv-catena.pdf</text:a></text:p>
          </table:table-cell>
          <table:table-cell table:style-name="ce2" table:number-columns-repeated="2"/>
          <table:table-cell table:style-name="ce11"/>
          <table:table-cell table:style-name="ce2" table:formula="of:=409+103+47" office:value-type="float" office:value="559" calcext:value-type="float">
            <text:p>559</text:p>
          </table:table-cell>
          <table:table-cell table:style-name="ce2" table:formula="of:=198+2855" office:value-type="float" office:value="3053" calcext:value-type="float">
            <text:p>3 053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607" calcext:value-type="float">
            <text:p>607</text:p>
          </table:table-cell>
          <table:table-cell table:style-name="ce2" table:formula="of:=9738+20+24+13640" office:value-type="float" office:value="23422" calcext:value-type="float">
            <text:p>23 422</text:p>
          </table:table-cell>
          <table:table-cell table:style-name="ce2" office:value-type="float" office:value="27034" calcext:value-type="float">
            <text:p>27 034</text:p>
          </table:table-cell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L32]" office:value-type="float" office:value="607" calcext:value-type="float">
            <text:p>607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32]" office:value-type="float" office:value="23422" calcext:value-type="float">
            <text:p>23 422</text:p>
          </table:table-cell>
          <table:table-cell table:style-name="ce11" office:value-type="string" calcext:value-type="string">
            <text:p>Catena rapporterar i Scope 3 utsläpp från kategorierna Kapitalvaror (2), Affärsresor (6), Anställdas pendling (7) och Nedströms leaseade tillgångar (13). Flertalet andra kategorier saknar data.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151" calcext:value-type="float">
            <text:p>2 151</text:p>
          </table:table-cell>
          <table:table-cell table:style-name="ce2" office:value-type="float" office:value="145" calcext:value-type="float">
            <text:p>145</text:p>
          </table:table-cell>
          <table:table-cell table:style-name="ce2"/>
          <table:table-cell table:style-name="ce2" office:value-type="float" office:value="39916" calcext:value-type="float">
            <text:p>39 916</text:p>
          </table:table-cell>
          <table:table-cell table:style-name="ce2" office:value-type="float" office:value="42731" calcext:value-type="float">
            <text:p>42 731</text:p>
          </table:table-cell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Cint Group</text:p>
          </table:table-cell>
          <table:table-cell table:style-name="ce2" table:number-columns-repeated="2"/>
          <table:table-cell table:style-name="ce2" office:value-type="string" calcext:value-type="string">
            <text:p>https://investors.cint.com/sites/cint/files/pr/Cint_Group_Annual_Report_2022.pdf</text:p>
          </table:table-cell>
          <table:table-cell table:style-name="ce8" office:value-type="string" calcext:value-type="string">
            <text:p><text:a xlink:href="https://investors.cint.com/sites/cint/files/pr/20240326-6414e720-6400-4c33-b5ac-759804266353-1.pdf" xlink:type="simple">https://investors.cint.com/sites/cint/files/pr/20240326-6414e720-6400-4c33-b5ac-759804266353-1.pdf</text:a></text:p>
          </table:table-cell>
          <table:table-cell table:style-name="ce2"/>
          <table:table-cell table:style-name="ce2" office:value-type="string" calcext:value-type="string">
            <text:p>No data</text:p>
          </table:table-cell>
          <table:table-cell table:style-name="ce11"/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float" office:value="92" calcext:value-type="float">
            <text:p>92</text:p>
          </table:table-cell>
          <table:table-cell table:style-name="ce2" office:value-type="float" office:value="5207" calcext:value-type="float">
            <text:p>5 207</text:p>
          </table:table-cell>
          <table:table-cell table:style-name="ce2" office:value-type="float" office:value="5299" calcext:value-type="float">
            <text:p>5 299</text:p>
          </table:table-cell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L33]" office:value-type="float" office:value="92" calcext:value-type="float">
            <text:p>92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33]" office:value-type="float" office:value="5207" calcext:value-type="float">
            <text:p>5 207</text:p>
          </table:table-cell>
          <table:table-cell table:style-name="ce11" office:value-type="string" calcext:value-type="string">
            <text:p>Cint Group rapporterar utsläpp i Scope 3 från kategorierna Inköp av varor och tjänster (1), Kapitalvaror (2) och Affärsresor (6).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Corem Property Group</text:p>
          </table:table-cell>
          <table:table-cell table:style-name="ce2"/>
          <table:table-cell table:style-name="ce2" office:value-type="string" calcext:value-type="string">
            <text:p>Rutger Arnhult, CEO, +46 70 458 24 70, rutger.arnhult@corem.se, Eva Landén, Deputy CEO, +46 10 482 76 50, eva.landen@corem.se</text:p>
          </table:table-cell>
          <table:table-cell table:style-name="ce2" office:value-type="string" calcext:value-type="string">
            <text:p>https://mb.cision.com/Main/9683/3744990/1959631.pdf</text:p>
          </table:table-cell>
          <table:table-cell table:style-name="ce8" office:value-type="string" calcext:value-type="string">
            <text:p><text:a xlink:href="https://mb.cision.com/Main/9683/3953689/2701094.pdf" xlink:type="simple">https://mb.cision.com/Main/9683/3953689/2701094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473" calcext:value-type="float">
            <text:p>473</text:p>
          </table:table-cell>
          <table:table-cell table:style-name="ce2" table:formula="of:=9771+1019" office:value-type="float" office:value="10790" calcext:value-type="float">
            <text:p>10 790</text:p>
          </table:table-cell>
          <table:table-cell table:style-name="ce2" office:value-type="float" office:value="4081" calcext:value-type="float">
            <text:p>4 081</text:p>
          </table:table-cell>
          <table:table-cell table:style-name="ce2" table:formula="of:=[.I34]+[.K34]" office:value-type="float" office:value="4554" calcext:value-type="float">
            <text:p>4 554</text:p>
          </table:table-cell>
          <table:table-cell table:style-name="ce2" table:formula="of:=34211+28511" office:value-type="float" office:value="62722" calcext:value-type="float">
            <text:p>62 722</text:p>
          </table:table-cell>
          <table:table-cell table:style-name="ce2" office:value-type="float" office:value="67276" calcext:value-type="float">
            <text:p>67 276</text:p>
          </table:table-cell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I34]+[.K34]" office:value-type="float" office:value="4554" calcext:value-type="float">
            <text:p>4 554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34]" office:value-type="float" office:value="62722" calcext:value-type="float">
            <text:p>62 722</text:p>
          </table:table-cell>
          <table:table-cell table:style-name="ce11" office:value-type="string" calcext:value-type="string">
            <text:p>Corem Property rapporterar inte utsläpp i Scope 3 helt i enlighet med GHG-protokollet. Kategorierna som används är Produktion och distribution av bränslen (i scope 1 och 2), Byggprojekt nyproduktion, Byggprojekt renovering, hyresgästanpassning, Energi- och installationsprojekt, Löpande underhåll, Övriga inköp, Tjänsteresor (inkl förmånsbilar), Pendlingsresor, Hyresgästernas energianvändning, och Avfall från hyresgäster. Se källa för mer information.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10311" calcext:value-type="float">
            <text:p>10 311</text:p>
          </table:table-cell>
          <table:table-cell table:style-name="ce2" office:value-type="float" office:value="6271" calcext:value-type="float">
            <text:p>6 271</text:p>
          </table:table-cell>
          <table:table-cell table:style-name="ce2"/>
          <table:table-cell table:style-name="ce2" office:value-type="float" office:value="76122.3" calcext:value-type="float">
            <text:p>76 122</text:p>
          </table:table-cell>
          <table:table-cell table:style-name="ce2" office:value-type="float" office:value="82880" calcext:value-type="float">
            <text:p>82 880</text:p>
          </table:table-cell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Creades</text:p>
          </table:table-cell>
          <table:table-cell table:style-name="ce2" office:value-type="string" calcext:value-type="string">
            <text:p>Investmentbolag</text:p>
          </table:table-cell>
          <table:table-cell table:style-name="ce2"/>
          <table:table-cell table:style-name="ce2" office:value-type="string" calcext:value-type="string">
            <text:p>https://www.creades.se/media/y0bjt02z/%C3%A5rsredovisning-creades-2022.pdf</text:p>
          </table:table-cell>
          <table:table-cell table:style-name="ce8" office:value-type="string" calcext:value-type="string">
            <text:p><text:a xlink:href="https://www.creades.se/media/qlmf5oux/creades_ar_2023_12mars_locked.pdf" xlink:type="simple">https://www.creades.se/media/qlmf5oux/creades_ar_2023_12mars_locked.pdf</text:a></text:p>
          </table:table-cell>
          <table:table-cell table:style-name="ce2"/>
          <table:table-cell table:style-name="ce2" office:value-type="string" calcext:value-type="string">
            <text:p>No data</text:p>
          </table:table-cell>
          <table:table-cell table:style-name="ce11"/>
          <table:table-cell table:style-name="ce2" table:number-columns-repeated="6"/>
          <table:table-cell table:style-name="ce11"/>
          <table:table-cell table:style-name="ce5" office:value-type="float" office:value="2023" calcext:value-type="float">
            <text:p>2023</text:p>
          </table:table-cell>
          <table:table-cell table:number-columns-repeated="3" table:style-name="ce2" office:value-type="string" calcext:value-type="string">
            <text:p>n.a</text:p>
          </table:table-cell>
          <table:table-cell table:style-name="ce11" office:value-type="string" calcext:value-type="string">
            <text:p>Creades rapporterar inte utsläpp av växthusgaser.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Dometic Group</text:p>
          </table:table-cell>
          <table:table-cell table:style-name="ce2" table:number-columns-repeated="2"/>
          <table:table-cell table:style-name="ce2" office:value-type="string" calcext:value-type="string">
            <text:p>https://www.dometicgroup.com/globalassets/4-dometicgroup/sustainability/sustainability-reports/sustainability_eng_dometic.pdf?ref=3F34A82ACE</text:p>
          </table:table-cell>
          <table:table-cell table:style-name="ce8" office:value-type="string" calcext:value-type="string">
            <text:p><text:a xlink:href="https://www.dometicgroup.com/globalassets/4-dometicgroup/corporate-governance/2024/sustainability_eng_dometic23.pdf?ref=DAA8C5579A" xlink:type="simple">https://www.dometicgroup.com/globalassets/4-dometicgroup/corporate-governance/2024/sustainability_eng_dometic23.pdf?ref=DAA8C5579A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8600" calcext:value-type="float">
            <text:p>8 600</text:p>
          </table:table-cell>
          <table:table-cell table:style-name="ce2" office:value-type="float" office:value="16780" calcext:value-type="float">
            <text:p>16 780</text:p>
          </table:table-cell>
          <table:table-cell table:style-name="ce2" office:value-type="float" office:value="10670" calcext:value-type="float">
            <text:p>10 670</text:p>
          </table:table-cell>
          <table:table-cell table:style-name="ce2" office:value-type="float" office:value="19270" calcext:value-type="float">
            <text:p>19 270</text:p>
          </table:table-cell>
          <table:table-cell table:style-name="ce2" office:value-type="float" office:value="13630" calcext:value-type="float">
            <text:p>13 630</text:p>
          </table:table-cell>
          <table:table-cell table:style-name="ce2"/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L36]" office:value-type="float" office:value="19270" calcext:value-type="float">
            <text:p>19 270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36]" office:value-type="float" office:value="13630" calcext:value-type="float">
            <text:p>13 630</text:p>
          </table:table-cell>
          <table:table-cell table:style-name="ce11" office:value-type="string" calcext:value-type="string">
            <text:p>Dometic Group rapporterar endast utsläpp från kategorin Nedströms transport och distribution (13) i Scope 3. Beräkningarna är därmed inte heltäckande.</text:p>
          </table:table-cell>
          <table:table-cell table:style-name="ce2" office:value-type="float" office:value="9920" calcext:value-type="float">
            <text:p>9 920</text:p>
          </table:table-cell>
          <table:table-cell table:style-name="ce2"/>
          <table:table-cell table:style-name="ce2" office:value-type="float" office:value="14260" calcext:value-type="float">
            <text:p>14 260</text:p>
          </table:table-cell>
          <table:table-cell table:style-name="ce2" table:number-columns-repeated="3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Electrolux Professional</text:p>
          </table:table-cell>
          <table:table-cell table:style-name="ce2" table:number-columns-repeated="2"/>
          <table:table-cell table:style-name="ce2" office:value-type="string" calcext:value-type="string">
            <text:p>https://www.electroluxprofessional.com/corporate/wp-content/uploads/2023/04/Electrolux-Professional-Group-Sustainability-report-2022.pdf</text:p>
          </table:table-cell>
          <table:table-cell table:style-name="ce8" office:value-type="string" calcext:value-type="string">
            <text:p><text:a xlink:href="https://www.electroluxprofessional.com/corporate/wp-content/uploads/2019/11/wkr0006-307.pdf" xlink:type="simple">https://www.electroluxprofessional.com/corporate/wp-content/uploads/2019/11/wkr0006-307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2000" calcext:value-type="float">
            <text:p>2 000</text:p>
          </table:table-cell>
          <table:table-cell table:style-name="ce2"/>
          <table:table-cell table:style-name="ce2" office:value-type="float" office:value="2200" calcext:value-type="float">
            <text:p>2 200</text:p>
          </table:table-cell>
          <table:table-cell table:style-name="ce2" office:value-type="float" office:value="4250" calcext:value-type="float">
            <text:p>4 250</text:p>
          </table:table-cell>
          <table:table-cell table:style-name="ce2" table:number-columns-repeated="2"/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L37]" office:value-type="float" office:value="4250" calcext:value-type="float">
            <text:p>4 250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n.a</text:p>
          </table:table-cell>
          <table:table-cell table:style-name="ce11" office:value-type="string" calcext:value-type="string">
            <text:p>Electrolux Professional anger inte om det är marknadsbaserad eller platsbaserad beräkningsmetod som används i Scope 2. Utsläpp från Scope 3 har inte publicerats ännu för år 2023.</text:p>
          </table:table-cell>
          <table:table-cell table:style-name="ce2" table:number-columns-repeated="4"/>
          <table:table-cell table:style-name="ce2" office:value-type="float" office:value="5302000" calcext:value-type="float">
            <text:p>5 302 000</text:p>
          </table:table-cell>
          <table:table-cell table:style-name="ce2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Electrolux Group</text:p>
          </table:table-cell>
          <table:table-cell table:style-name="ce2" table:number-columns-repeated="2"/>
          <table:table-cell table:style-name="ce2" office:value-type="string" calcext:value-type="string">
            <text:p>https://www.electroluxgroup.com/wp-content/uploads/sites/2/2023/03/sustainability-report-2022.pdf</text:p>
          </table:table-cell>
          <table:table-cell table:style-name="ce8" office:value-type="string" calcext:value-type="string">
            <text:p><text:a xlink:href="https://www.electroluxgroup.com/wp-content/uploads/sites/2/2024/03/sustainability-report-2023.pdf" xlink:type="simple">https://www.electroluxgroup.com/wp-content/uploads/sites/2/2024/03/sustainability-report-2023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61000" calcext:value-type="float">
            <text:p>61 000</text:p>
          </table:table-cell>
          <table:table-cell table:style-name="ce2"/>
          <table:table-cell table:style-name="ce2" office:value-type="float" office:value="8000" calcext:value-type="float">
            <text:p>8 000</text:p>
          </table:table-cell>
          <table:table-cell table:style-name="ce2" office:value-type="float" office:value="69000" calcext:value-type="float">
            <text:p>69 000</text:p>
          </table:table-cell>
          <table:table-cell table:style-name="ce2" table:number-columns-repeated="2"/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L38]" office:value-type="float" office:value="69000" calcext:value-type="float">
            <text:p>69 000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n.a</text:p>
          </table:table-cell>
          <table:table-cell table:style-name="ce11" office:value-type="string" calcext:value-type="string">
            <text:p>Electrolux Professional anger inte om det är marknadsbaserad eller platsbaserad beräkningsmetod som används i Scope 2. Gällande Scope 3 görs en referens till utsläpp i kategorin Användning av sålda produkter (11), men inga värden publiceras i hållbarhetsrapporten.</text:p>
          </table:table-cell>
          <table:table-cell table:style-name="ce2" office:value-type="float" office:value="73000" calcext:value-type="float">
            <text:p>73 000</text:p>
          </table:table-cell>
          <table:table-cell table:style-name="ce2" office:value-type="float" office:value="10000" calcext:value-type="float">
            <text:p>10 000</text:p>
          </table:table-cell>
          <table:table-cell table:style-name="ce2" table:number-columns-repeated="4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Elekta</text:p>
          </table:table-cell>
          <table:table-cell table:style-name="ce2" table:number-columns-repeated="2"/>
          <table:table-cell table:style-name="ce5" office:value-type="string" calcext:value-type="string">
            <text:p>https://ir.elekta.com/files/mfn/173e70f5-e63c-4076-a8ee-00a1c80a87df/elekta-arsredovisning-2022-23-links.pdf</text:p>
          </table:table-cell>
          <table:table-cell table:style-name="ce8" office:value-type="string" calcext:value-type="string">
            <text:p><text:a xlink:href="https://ir.elekta.com/files/mfn/55a85860-261b-494b-9197-5b90db7930d5/elekta-annual-report-2022-23-links.pdf#page=12" xlink:type="simple">https://ir.elekta.com/files/mfn/55a85860-261b-494b-9197-5b90db7930d5/elekta-annual-report-2022-23-links.pdf#page=12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4442" calcext:value-type="float">
            <text:p>4 442</text:p>
          </table:table-cell>
          <table:table-cell table:style-name="ce2" office:value-type="float" office:value="4744" calcext:value-type="float">
            <text:p>4 744</text:p>
          </table:table-cell>
          <table:table-cell table:style-name="ce2" office:value-type="float" office:value="3347" calcext:value-type="float">
            <text:p>3 347</text:p>
          </table:table-cell>
          <table:table-cell table:style-name="ce2"/>
          <table:table-cell table:style-name="ce2" office:value-type="float" office:value="500240" calcext:value-type="float">
            <text:p>500 240</text:p>
          </table:table-cell>
          <table:table-cell table:style-name="ce2" office:value-type="float" office:value="508029" calcext:value-type="float">
            <text:p>508 029</text:p>
          </table:table-cell>
          <table:table-cell table:style-name="ce11"/>
          <table:table-cell table:style-name="ce5" office:value-type="string" calcext:value-type="string">
            <text:p>22/23</text:p>
          </table:table-cell>
          <table:table-cell table:style-name="ce2" table:formula="of:=[.I39]+[.K39]" office:value-type="float" office:value="7789" calcext:value-type="float">
            <text:p>7 789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39]" office:value-type="float" office:value="500240" calcext:value-type="float">
            <text:p>500 240</text:p>
          </table:table-cell>
          <table:table-cell table:style-name="ce11" office:value-type="string" calcext:value-type="string">
            <text:p>Elekta <text:s/>rapporterar utsläpp i Scope 3 från kategorierna Inköpta varor och tjänster (1), Bränsle- och energirelaterade aktiviteter (3), Uppströms transport och distribution (4), Avfall genererat i verksamheten (5), Affärsresor (6), Anställdas pendling (7), Bearbetning av sålda produkter (10), Användning av sålda produkter (11) och Slutbehandling av sålda produkter (12).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Epiroc</text:p>
          </table:table-cell>
          <table:table-cell table:style-name="ce2" table:number-columns-repeated="2"/>
          <table:table-cell table:style-name="ce2" office:value-type="string" calcext:value-type="string">
            <text:p>https://www.epirocgroup.com/content/dam/epiroc/corporate/documents/investors/annual-report/annual-report-2023/GRI%20and%20Sustainability%202022.pdf</text:p>
          </table:table-cell>
          <table:table-cell table:style-name="ce8" office:value-type="string" calcext:value-type="string">
            <text:p><text:a xlink:href="https://www.epirocgroup.com/content/dam/epiroc/corporate/documents/investors/annual-report/new-2024/Epiroc%20Annual%20and%20Sustainability%20Report%202023.pdf" xlink:type="simple">https://www.epirocgroup.com/content/dam/epiroc/corporate/documents/investors/annual-report/new-2024/Epiroc%20Annual%20and%20Sustainability%20Report%202023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10000" calcext:value-type="float">
            <text:p>10 000</text:p>
          </table:table-cell>
          <table:table-cell table:style-name="ce2" office:value-type="float" office:value="32000" calcext:value-type="float">
            <text:p>32 000</text:p>
          </table:table-cell>
          <table:table-cell table:style-name="ce2" office:value-type="float" office:value="17000" calcext:value-type="float">
            <text:p>17 000</text:p>
          </table:table-cell>
          <table:table-cell table:style-name="ce2" office:value-type="float" office:value="28000" calcext:value-type="float">
            <text:p>28 000</text:p>
          </table:table-cell>
          <table:table-cell table:style-name="ce2" office:value-type="float" office:value="100000" calcext:value-type="float">
            <text:p>100 000</text:p>
          </table:table-cell>
          <table:table-cell table:style-name="ce2"/>
          <table:table-cell table:style-name="ce11" office:value-type="float" office:value="7000" calcext:value-type="float">
            <text:p>7 000</text:p>
          </table:table-cell>
          <table:table-cell table:style-name="ce5" office:value-type="float" office:value="2023" calcext:value-type="float">
            <text:p>2023</text:p>
          </table:table-cell>
          <table:table-cell table:style-name="ce2" table:formula="of:=[.X40]" office:value-type="float" office:value="26000" calcext:value-type="float">
            <text:p>26 000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40]" office:value-type="float" office:value="100000" calcext:value-type="float">
            <text:p>100 000</text:p>
          </table:table-cell>
          <table:table-cell table:style-name="ce11" office:value-type="string" calcext:value-type="string">
            <text:p>Epiroc rapporterar endast utsläpp i Scope 3 relaterade till Uppströms och nedströms transport och distribution (4, 9). Detta kan inte anses heltäckande. </text:p>
          </table:table-cell>
          <table:table-cell table:style-name="ce2" office:value-type="float" office:value="8000" calcext:value-type="float">
            <text:p>8 000</text:p>
          </table:table-cell>
          <table:table-cell table:style-name="ce2" office:value-type="float" office:value="31000" calcext:value-type="float">
            <text:p>31 000</text:p>
          </table:table-cell>
          <table:table-cell table:style-name="ce2" office:value-type="float" office:value="18000" calcext:value-type="float">
            <text:p>18 000</text:p>
          </table:table-cell>
          <table:table-cell table:style-name="ce2" office:value-type="float" office:value="26000" calcext:value-type="float">
            <text:p>26 000</text:p>
          </table:table-cell>
          <table:table-cell table:style-name="ce2" office:value-type="string" calcext:value-type="string">
            <text:p>91000+5186000</text:p>
          </table:table-cell>
          <table:table-cell table:style-name="ce2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EQT</text:p>
          </table:table-cell>
          <table:table-cell table:style-name="ce2" table:number-columns-repeated="2"/>
          <table:table-cell table:style-name="ce5" office:value-type="string" calcext:value-type="string">
            <text:p>https://cdn.sanity.io/files/30p7so6x/eqt-web-prod/ecc7e9bbda059637c36f88df6007ed3f45b7c370.pdf?dl=wkr0006.pdf</text:p>
          </table:table-cell>
          <table:table-cell table:style-name="ce8" office:value-type="string" calcext:value-type="string">
            <text:p><text:a xlink:href="https://cdn.sanity.io/files/30p7so6x/eqt-web-prod/1d1605be62ef28d3fee3100c57a597db09e126e1.pdf?dl=wkr0006.pdf" xlink:type="simple">https://cdn.sanity.io/files/30p7so6x/eqt-web-prod/1d1605be62ef28d3fee3100c57a597db09e126e1.pdf?dl=wkr0006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36" calcext:value-type="float">
            <text:p>36</text:p>
          </table:table-cell>
          <table:table-cell table:style-name="ce2"/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23907" calcext:value-type="float">
            <text:p>23 907</text:p>
          </table:table-cell>
          <table:table-cell table:style-name="ce2" office:value-type="float" office:value="24340" calcext:value-type="float">
            <text:p>24 340</text:p>
          </table:table-cell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L41]" office:value-type="float" office:value="433" calcext:value-type="float">
            <text:p>433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41]" office:value-type="float" office:value="23907" calcext:value-type="float">
            <text:p>23 907</text:p>
          </table:table-cell>
          <table:table-cell table:style-name="ce11" office:value-type="string" calcext:value-type="string">
            <text:p>EQT redovisar i Scope 3 utsläpp från Affärsresor (6). Rapporten innehåller även utsläppsdata från finansierade utsläpp genom Investeringar (15), men denna data gäller 2022. </text:p>
          </table:table-cell>
          <table:table-cell table:style-name="ce2" table:number-columns-repeated="4"/>
          <table:table-cell table:style-name="ce2" office:value-type="float" office:value="5901864" calcext:value-type="float">
            <text:p>5 901 864</text:p>
          </table:table-cell>
          <table:table-cell table:style-name="ce2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Essity</text:p>
          </table:table-cell>
          <table:table-cell table:style-name="ce2" office:value-type="string" calcext:value-type="string">
            <text:p>Hygiene &amp; Health</text:p>
          </table:table-cell>
          <table:table-cell table:style-name="ce2" office:value-type="string" calcext:value-type="string">
            <text:p>Per Brattberg, Sustainability Reporting Director per.brattberg@essity.com</text:p>
          </table:table-cell>
          <table:table-cell table:style-name="ce2" office:value-type="string" calcext:value-type="string">
            <text:p>https://masdpstatic.azureedge.net/essity/Essity_Annual%20and%20Sustainability%20Report%202022_0302.pdf</text:p>
          </table:table-cell>
          <table:table-cell table:style-name="ce8" office:value-type="string" calcext:value-type="string">
            <text:p><text:a xlink:href="https://masdpstatic.azureedge.net/essity/Essity_AR_ENG_2023.pdf" xlink:type="simple">https://masdpstatic.azureedge.net/essity/Essity_AR_ENG_2023.pdf</text:a></text:p>
          </table:table-cell>
          <table:table-cell table:style-name="ce2" table:number-columns-repeated="2"/>
          <table:table-cell table:style-name="ce11" office:value-type="string" calcext:value-type="string">
            <text:p>Saknar S3 för 2023</text:p>
          </table:table-cell>
          <table:table-cell table:style-name="ce2" office:value-type="float" office:value="1240000" calcext:value-type="float">
            <text:p>1 240 000</text:p>
          </table:table-cell>
          <table:table-cell table:style-name="ce2" office:value-type="float" office:value="1005000" calcext:value-type="float">
            <text:p>1 005 000</text:p>
          </table:table-cell>
          <table:table-cell table:style-name="ce2"/>
          <table:table-cell table:style-name="ce2" office:value-type="float" office:value="2245000" calcext:value-type="float">
            <text:p>2 245 000</text:p>
          </table:table-cell>
          <table:table-cell table:style-name="ce2" table:number-columns-repeated="2"/>
          <table:table-cell table:style-name="ce11" office:value-type="string" calcext:value-type="string">
            <text:p>431000+44000</text:p>
          </table:table-cell>
          <table:table-cell table:style-name="ce5" office:value-type="float" office:value="2023" calcext:value-type="float">
            <text:p>2023</text:p>
          </table:table-cell>
          <table:table-cell table:style-name="ce2" table:formula="of:=[.L42]" office:value-type="float" office:value="2245000" calcext:value-type="float">
            <text:p>2 245 000</text:p>
          </table:table-cell>
          <table:table-cell table:style-name="ce2" office:value-type="string" calcext:value-type="string">
            <text:p>LB</text:p>
          </table:table-cell>
          <table:table-cell table:style-name="ce2" office:value-type="string" calcext:value-type="string">
            <text:p>n.a</text:p>
          </table:table-cell>
          <table:table-cell table:style-name="ce11" office:value-type="string" calcext:value-type="string">
            <text:p>Essity redovisar inte utsläpp i Scope 3 för år 2023.</text:p>
          </table:table-cell>
          <table:table-cell table:style-name="ce2" office:value-type="float" office:value="1395000" calcext:value-type="float">
            <text:p>1 395 000</text:p>
          </table:table-cell>
          <table:table-cell table:style-name="ce2" office:value-type="float" office:value="1254000" calcext:value-type="float">
            <text:p>1 254 000</text:p>
          </table:table-cell>
          <table:table-cell table:style-name="ce2" office:value-type="float" office:value="1499000" calcext:value-type="float">
            <text:p>1 499 000</text:p>
          </table:table-cell>
          <table:table-cell table:style-name="ce2"/>
          <table:table-cell table:style-name="ce2" office:value-type="string" calcext:value-type="string">
            <text:p>?</text:p>
          </table:table-cell>
          <table:table-cell table:style-name="ce2"/>
          <table:table-cell table:style-name="ce11" office:value-type="float" office:value="506000" calcext:value-type="float">
            <text:p>506 000</text:p>
          </table:table-cell>
          <table:table-cell table:style-name="ce2" office:value-type="float" office:value="1410000" calcext:value-type="float">
            <text:p>1 410 000</text:p>
          </table:table-cell>
          <table:table-cell table:style-name="ce2" office:value-type="float" office:value="1172000" calcext:value-type="float">
            <text:p>1 172 000</text:p>
          </table:table-cell>
          <table:table-cell table:style-name="ce2" table:number-columns-repeated="3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Evolution Gaming</text:p>
          </table:table-cell>
          <table:table-cell table:style-name="ce2" table:number-columns-repeated="2"/>
          <table:table-cell table:style-name="ce5" office:value-type="string" calcext:value-type="string">
            <text:p>https://mb.cision.com/Main/12069/3735517/1921081.pdf</text:p>
          </table:table-cell>
          <table:table-cell table:style-name="ce8" office:value-type="string" calcext:value-type="string">
            <text:p><text:a xlink:href="https://www.evolution.com/wp-content/uploads/2024/04/Evolution_Annual_Report_2023.pdf" xlink:type="simple">https://www.evolution.com/wp-content/uploads/2024/04/Evolution_Annual_Report_2023.pdf</text:a></text:p>
          </table:table-cell>
          <table:table-cell table:style-name="ce2" table:number-columns-repeated="2"/>
          <table:table-cell table:style-name="ce12" office:value-type="string" calcext:value-type="string">
            <text:p><text:a xlink:href="https://www.evolution.com/investors/reports/annual-reports/" xlink:type="simple">https://www.evolution.com/investors/reports/annual-reports/</text:a>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037" calcext:value-type="float">
            <text:p>5 037</text:p>
          </table:table-cell>
          <table:table-cell table:style-name="ce2" table:number-columns-repeated="2"/>
          <table:table-cell table:style-name="ce2" table:formula="of:=2259+83" office:value-type="float" office:value="2342" calcext:value-type="float">
            <text:p>2 342</text:p>
          </table:table-cell>
          <table:table-cell table:style-name="ce2"/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J43]" office:value-type="float" office:value="5037" calcext:value-type="float">
            <text:p>5 037</text:p>
          </table:table-cell>
          <table:table-cell table:style-name="ce2" office:value-type="string" calcext:value-type="string">
            <text:p>?</text:p>
          </table:table-cell>
          <table:table-cell table:style-name="ce2" table:formula="of:=[.M43]" office:value-type="float" office:value="2342" calcext:value-type="float">
            <text:p>2 342</text:p>
          </table:table-cell>
          <table:table-cell table:style-name="ce11" office:value-type="string" calcext:value-type="string">
            <text:p>Evolution Gaming anger inte om det är marknadsbaserad eller platsbaserad beräkningsmetod som används för Scope 2. I Scope 3 redovisas utsläpp från kategorierna Uppströms transport och distribution (4) och Affärsresor (6). </text:p>
          </table:table-cell>
          <table:table-cell table:style-name="ce2"/>
          <table:table-cell table:style-name="ce2" office:value-type="float" office:value="4671" calcext:value-type="float">
            <text:p>4 671</text:p>
          </table:table-cell>
          <table:table-cell table:style-name="ce2" table:number-columns-repeated="2"/>
          <table:table-cell table:style-name="ce2" office:value-type="float" office:value="810" calcext:value-type="float">
            <text:p>810</text:p>
          </table:table-cell>
          <table:table-cell table:style-name="ce2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Fabege</text:p>
          </table:table-cell>
          <table:table-cell table:style-name="ce2"/>
          <table:table-cell table:style-name="ce2" office:value-type="string" calcext:value-type="string">
            <text:p>MIA HÄGGSTRÖM, HÅLLBARHETSCHEF</text:p>
          </table:table-cell>
          <table:table-cell table:style-name="ce5" office:value-type="string" calcext:value-type="string">
            <text:p>https://mb.cision.com/Main/1568/3728624/1895279.pdf</text:p>
          </table:table-cell>
          <table:table-cell table:style-name="ce9" office:value-type="string" calcext:value-type="string">
            <text:p><text:a xlink:href="https://mb.cision.com/Main/1568/3944244/2662694.pdf" xlink:type="simple">https://mb.cision.com/Main/1568/3944244/2662694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0" calcext:value-type="float">
            <text:p>0</text:p>
          </table:table-cell>
          <table:table-cell table:style-name="ce2" office:value-type="float" office:value="3451" calcext:value-type="float">
            <text:p>3 451</text:p>
          </table:table-cell>
          <table:table-cell table:style-name="ce2" office:value-type="float" office:value="1771" calcext:value-type="float">
            <text:p>1 771</text:p>
          </table:table-cell>
          <table:table-cell table:style-name="ce2" office:value-type="float" office:value="1711" calcext:value-type="float">
            <text:p>1 711</text:p>
          </table:table-cell>
          <table:table-cell table:style-name="ce2" office:value-type="float" office:value="13258" calcext:value-type="float">
            <text:p>13 258</text:p>
          </table:table-cell>
          <table:table-cell table:style-name="ce2" office:value-type="float" office:value="14970" calcext:value-type="float">
            <text:p>14 970</text:p>
          </table:table-cell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L44]" office:value-type="float" office:value="1711" calcext:value-type="float">
            <text:p>1 711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44]" office:value-type="float" office:value="13258" calcext:value-type="float">
            <text:p>13 258</text:p>
          </table:table-cell>
          <table:table-cell table:style-name="ce11" office:value-type="string" calcext:value-type="string">
            <text:p>Fabege rapporterar inte utsläpp i Scope 3 helt i enlighet med GHG-protokollet. Kategorierna som används är Avfallshantering, Leasingbilar och personalens bilar i tjänst, Flygresor, Fastighetsutveckling, Fastighetsenergi, Pendlingsresor, och Elförbrukning hyresgäster.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Fastighets AB Balder</text:p>
          </table:table-cell>
          <table:table-cell table:style-name="ce2" table:number-columns-repeated="2"/>
          <table:table-cell table:style-name="ce5" office:value-type="string" calcext:value-type="string">
            <text:p>https://www.balder.se/sites/balder/files/fastighets_ab_balder_arsredovisning_2022.pdf</text:p>
          </table:table-cell>
          <table:table-cell table:style-name="ce8" office:value-type="string" calcext:value-type="string">
            <text:p><text:a xlink:href="https://www.balder.se/sites/balder/files/ars-_och_hallbarhetsredovisning_2023.pdf" xlink:type="simple">https://www.balder.se/sites/balder/files/ars-_och_hallbarhetsredovisning_2023.pdf</text:a></text:p>
          </table:table-cell>
          <table:table-cell table:style-name="ce2" table:number-columns-repeated="2"/>
          <table:table-cell table:style-name="ce12" office:value-type="string" calcext:value-type="string">
            <text:p><text:a xlink:href="https://www.balder.se/investerare/finansiella-rapporter/ars-och-hallbarhetsredovisningar" xlink:type="simple">https://www.balder.se/investerare/finansiella-rapporter/ars-och-hallbarhetsredovisningar</text:a></text:p>
          </table:table-cell>
          <table:table-cell table:style-name="ce2" office:value-type="float" office:value="1484" calcext:value-type="float">
            <text:p>1 484</text:p>
          </table:table-cell>
          <table:table-cell table:style-name="ce2" office:value-type="float" office:value="58601" calcext:value-type="float">
            <text:p>58 601</text:p>
          </table:table-cell>
          <table:table-cell table:style-name="ce2" office:value-type="float" office:value="77037" calcext:value-type="float">
            <text:p>77 037</text:p>
          </table:table-cell>
          <table:table-cell table:style-name="ce2"/>
          <table:table-cell table:style-name="ce2" office:value-type="float" office:value="176357" calcext:value-type="float">
            <text:p>176 357</text:p>
          </table:table-cell>
          <table:table-cell table:style-name="ce2" office:value-type="float" office:value="254877" calcext:value-type="float">
            <text:p>254 877</text:p>
          </table:table-cell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I45]+[.K45]" office:value-type="float" office:value="78521" calcext:value-type="float">
            <text:p>78 521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45]" office:value-type="float" office:value="176357" calcext:value-type="float">
            <text:p>176 357</text:p>
          </table:table-cell>
          <table:table-cell table:style-name="ce11" office:value-type="string" calcext:value-type="string">
            <text:p>Fastighets AB Balder rapporterar utsläpp i alla relevanta kategorier i Scope 3.</text:p>
          </table:table-cell>
          <table:table-cell table:style-name="ce2" office:value-type="float" office:value="1526" calcext:value-type="float">
            <text:p>1 526</text:p>
          </table:table-cell>
          <table:table-cell table:style-name="ce2"/>
          <table:table-cell table:style-name="ce2" office:value-type="float" office:value="69850" calcext:value-type="float">
            <text:p>69 850</text:p>
          </table:table-cell>
          <table:table-cell table:style-name="ce2"/>
          <table:table-cell table:style-name="ce2" office:value-type="float" office:value="187979" calcext:value-type="float">
            <text:p>187 979</text:p>
          </table:table-cell>
          <table:table-cell table:style-name="ce2" office:value-type="float" office:value="259355" calcext:value-type="float">
            <text:p>259 355</text:p>
          </table:table-cell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Fastpartner</text:p>
          </table:table-cell>
          <table:table-cell table:style-name="ce2" table:number-columns-repeated="2"/>
          <table:table-cell table:style-name="ce5" office:value-type="string" calcext:value-type="string">
            <text:p>https://fastpartner.se/media/arsredovisning_2022_v2.pdf</text:p>
          </table:table-cell>
          <table:table-cell table:style-name="ce8" office:value-type="string" calcext:value-type="string">
            <text:p><text:a xlink:href="https://mb.cision.com/Main/878/3953792/2701384.pdf#page=113" xlink:type="simple">https://mb.cision.com/Main/878/3953792/2701384.pdf#page=113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8860" calcext:value-type="float">
            <text:p>8 860</text:p>
          </table:table-cell>
          <table:table-cell table:style-name="ce2" office:value-type="float" office:value="846" calcext:value-type="float">
            <text:p>846</text:p>
          </table:table-cell>
          <table:table-cell table:style-name="ce2" office:value-type="float" office:value="1147" calcext:value-type="float">
            <text:p>1 147</text:p>
          </table:table-cell>
          <table:table-cell table:style-name="ce2" office:value-type="float" office:value="13507" calcext:value-type="float">
            <text:p>13 507</text:p>
          </table:table-cell>
          <table:table-cell table:style-name="ce2"/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L46]" office:value-type="float" office:value="1147" calcext:value-type="float">
            <text:p>1 147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46]" office:value-type="float" office:value="13507" calcext:value-type="float">
            <text:p>13 507</text:p>
          </table:table-cell>
          <table:table-cell table:style-name="ce11" office:value-type="string" calcext:value-type="string">
            <text:p>Fastpartner rapporterar inte utsläppen från Scope 3 uppdelat på kategorier.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1">
          <table:table-cell table:style-name="ce2" office:value-type="string" calcext:value-type="string">
            <text:p>Fenix Outdoor</text:p>
          </table:table-cell>
          <table:table-cell table:style-name="ce2" table:number-columns-repeated="2"/>
          <table:table-cell table:style-name="ce5" office:value-type="string" calcext:value-type="string">
            <text:p>https://www.fenixoutdoor.com/wp-content/uploads/2023/04/2022_CSR_Report.pdf</text:p>
          </table:table-cell>
          <table:table-cell table:style-name="ce2" office:value-type="string" calcext:value-type="string">
            <text:p>https://www.fenixoutdoor.com/wp-content/uploads/2024/03/CSR_2023.pdf</text:p>
          </table:table-cell>
          <table:table-cell table:style-name="ce2" table:number-columns-repeated="2"/>
          <table:table-cell table:style-name="ce11" office:value-type="string" calcext:value-type="string">
            <text:p>Scope 3 inte summerat</text:p>
          </table:table-cell>
          <table:table-cell table:style-name="ce2" office:value-type="float" office:value="1139" calcext:value-type="float">
            <text:p>1 139</text:p>
          </table:table-cell>
          <table:table-cell table:style-name="ce2" office:value-type="float" office:value="11147" calcext:value-type="float">
            <text:p>11 147</text:p>
          </table:table-cell>
          <table:table-cell table:style-name="ce2" office:value-type="float" office:value="714" calcext:value-type="float">
            <text:p>714</text:p>
          </table:table-cell>
          <table:table-cell table:style-name="ce2" table:number-columns-repeated="2"/>
          <table:table-cell table:style-name="ce2" office:value-type="float" office:value="97974" calcext:value-type="float">
            <text:p>97 974</text:p>
          </table:table-cell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I47]+[.K47]" office:value-type="float" office:value="1853" calcext:value-type="float">
            <text:p>1 853</text:p>
          </table:table-cell>
          <table:table-cell table:style-name="ce2" office:value-type="string" calcext:value-type="string">
            <text:p>MB</text:p>
          </table:table-cell>
          <table:table-cell table:style-name="ce2" table:formula="of:=53475+741+4116+89+2597+1476+129+33499" office:value-type="float" office:value="96122" calcext:value-type="float">
            <text:p>96 122</text:p>
          </table:table-cell>
          <table:table-cell table:style-name="ce11" office:value-type="string" calcext:value-type="string">
            <text:p>Fenix Outdoor rapporterar utsläpp i Scope 3 i kategorierna Inköpta varor och tjänster (1), Bränsle- och energirelaterade aktiviteter (3), Uppströms transport och distribution (4), Avfall genererat i verksamheten (5), Affärsresor (6), Anställdas pendling (7), Nedströms transport och distribution (9) och Slutbehandling av sålda produkter (12).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1">
          <table:table-cell table:style-name="ce2" office:value-type="string" calcext:value-type="string">
            <text:p>Fortnox</text:p>
          </table:table-cell>
          <table:table-cell table:style-name="ce2"/>
          <table:table-cell table:style-name="ce2" office:value-type="string" calcext:value-type="string">
            <text:p>Tommy Eklund, CEO Email: tommy.eklund@fortnox.se </text:p>
          </table:table-cell>
          <table:table-cell table:style-name="ce5" office:value-type="string" calcext:value-type="string">
            <text:p>https://a.storyblok.com/f/134143/x/d7e198c5d8/fortnox-ars-och-hallbarhetsredovisning-2022.pdf</text:p>
          </table:table-cell>
          <table:table-cell table:style-name="ce2" office:value-type="string" calcext:value-type="string">
            <text:p>https://mb.cision.com/Main/15293/3947623/2677237.pdf</text:p>
          </table:table-cell>
          <table:table-cell table:style-name="ce2" table:number-columns-repeated="2"/>
          <table:table-cell table:style-name="ce11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2"/>
          <table:table-cell table:style-name="ce2" office:value-type="float" office:value="2419" calcext:value-type="float">
            <text:p>2 419</text:p>
          </table:table-cell>
          <table:table-cell table:style-name="ce2" office:value-type="float" office:value="2462" calcext:value-type="float">
            <text:p>2 462</text:p>
          </table:table-cell>
          <table:table-cell table:style-name="ce11" office:value-type="float" office:value="597" calcext:value-type="float">
            <text:p>597</text:p>
          </table:table-cell>
          <table:table-cell table:style-name="ce5" office:value-type="float" office:value="2023" calcext:value-type="float">
            <text:p>2023</text:p>
          </table:table-cell>
          <table:table-cell table:style-name="ce2" table:formula="of:=[.K48]" office:value-type="float" office:value="27" calcext:value-type="float">
            <text:p>27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48]" office:value-type="float" office:value="2419" calcext:value-type="float">
            <text:p>2 419</text:p>
          </table:table-cell>
          <table:table-cell table:style-name="ce11" office:value-type="string" calcext:value-type="string">
            <text:p>Fortnox rapporterar utsläpp i Scope 3 från kategorierna Inköpta varor och tjänster (1), Kapitalvaror (2), Bränsle- och energirelaterade aktiviteter (3), Uppströms transport och distribution (4), Affärsresor (6) och Anställdas pendling (7).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1">
          <table:table-cell table:style-name="ce2" office:value-type="string" calcext:value-type="string">
            <text:p>Getinge</text:p>
          </table:table-cell>
          <table:table-cell table:style-name="ce2" table:number-columns-repeated="2"/>
          <table:table-cell table:style-name="ce5" office:value-type="string" calcext:value-type="string">
            <text:p>https://mb.cision.com/Main/942/3744711/1958940.pdf</text:p>
          </table:table-cell>
          <table:table-cell table:style-name="ce2" office:value-type="string" calcext:value-type="string">
            <text:p>https://www.getinge.com/dam/corporate/documents/investors/annual-reports/english/getinge-annual-report-2023-en-global.pdf</text:p>
          </table:table-cell>
          <table:table-cell table:style-name="ce2" table:number-columns-repeated="2"/>
          <table:table-cell table:style-name="ce11"/>
          <table:table-cell table:style-name="ce2" office:value-type="float" office:value="3895" calcext:value-type="float">
            <text:p>3 895</text:p>
          </table:table-cell>
          <table:table-cell table:style-name="ce2"/>
          <table:table-cell table:style-name="ce2" office:value-type="float" office:value="614" calcext:value-type="float">
            <text:p>614</text:p>
          </table:table-cell>
          <table:table-cell table:style-name="ce2" office:value-type="float" office:value="4509" calcext:value-type="float">
            <text:p>4 509</text:p>
          </table:table-cell>
          <table:table-cell table:style-name="ce2" table:number-columns-repeated="2"/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L49]" office:value-type="float" office:value="4509" calcext:value-type="float">
            <text:p>4 509</text:p>
          </table:table-cell>
          <table:table-cell table:style-name="ce2" office:value-type="string" calcext:value-type="string">
            <text:p>MB</text:p>
          </table:table-cell>
          <table:table-cell table:style-name="ce2" office:value-type="string" calcext:value-type="string">
            <text:p>n.a</text:p>
          </table:table-cell>
          <table:table-cell table:style-name="ce11" office:value-type="string" calcext:value-type="string">
            <text:p>Getinge redovisar inte utsläpp i Scope 3 i sin hållbarhetsrapport. Dessa har beräknats och kommer publiceras på hemsidan under 2024, enligt källan.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1">
          <table:table-cell table:style-name="ce2" office:value-type="string" calcext:value-type="string">
            <text:p>Hemnet</text:p>
          </table:table-cell>
          <table:table-cell table:style-name="ce2" table:number-columns-repeated="2"/>
          <table:table-cell table:style-name="ce2" office:value-type="string" calcext:value-type="string">
            <text:p>https://www.hemnetgroup.se/files/PDF/Annual-reports/hemnet_ars-och-hallbarhetsredovisning-2023_17mars.pdf</text:p>
          </table:table-cell>
          <table:table-cell table:style-name="ce2" office:value-type="string" calcext:value-type="string">
            <text:p>https://www.hemnetgroup.se/files/PDF/Annual-reports/2023/Hemnet_AB_AnnualReport_2023.pdf</text:p>
          </table:table-cell>
          <table:table-cell table:style-name="ce2" table:number-columns-repeated="2"/>
          <table:table-cell table:style-name="ce11"/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.31" calcext:value-type="float">
            <text:p>0,31</text:p>
          </table:table-cell>
          <table:table-cell table:number-columns-repeated="2"/>
          <table:table-cell table:style-name="ce14" office:value-type="float" office:value="1885.128" calcext:value-type="float">
            <text:p>1 885,128</text:p>
          </table:table-cell>
          <table:table-cell table:style-name="ce13"/>
          <table:table-cell table:style-name="ce5" office:value-type="float" office:value="2023" calcext:value-type="float">
            <text:p>2023</text:p>
          </table:table-cell>
          <table:table-cell table:style-name="ce5" table:formula="of:=[.K50]" office:value-type="float" office:value="0.31" calcext:value-type="float">
            <text:p>0,31</text:p>
          </table:table-cell>
          <table:table-cell table:style-name="ce5" office:value-type="string" calcext:value-type="string">
            <text:p>MB</text:p>
          </table:table-cell>
          <table:table-cell table:style-name="ce14" table:formula="of:=[.N50]-[.Q50]" office:value-type="float" office:value="1884.818" calcext:value-type="float">
            <text:p>1 884,818</text:p>
          </table:table-cell>
          <table:table-cell table:style-name="ce13" office:value-type="string" calcext:value-type="string">
            <text:p>Hemnet <text:s/>rapporterar utsläpp i Scope 3 från kategorierna Inköpta varor och tjänster (1), Kapitalvaror (2), Bränsle- och energirelaterade aktiviteter (3), Uppströms transport och distribution (4), Avfall genererat i verksamheten (5), Affärsresor (6), Anställdas pendling (7) och Användning av sålda produkter (11).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2" table:number-columns-repeated="2"/>
          <table:table-cell table:style-name="ce2" office:value-type="float" office:value="416" calcext:value-type="float">
            <text:p>416</text:p>
          </table:table-cell>
          <table:table-cell table:style-name="ce2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Hennes &amp; Mauritz</text:p>
          </table:table-cell>
          <table:table-cell table:style-name="ce2" office:value-type="string" calcext:value-type="string">
            <text:p>Fashion</text:p>
          </table:table-cell>
          <table:table-cell table:style-name="ce2" office:value-type="string" calcext:value-type="string">
            <text:p>Leyla Ertur, Head of Sustainability, H&amp;M Group</text:p>
          </table:table-cell>
          <table:table-cell table:style-name="ce2" office:value-type="string" calcext:value-type="string">
            <text:p>https://hmgroup.com/wp-content/uploads/2023/03/HM-Group-Sustainability-Disclosure-2022.pdf</text:p>
          </table:table-cell>
          <table:table-cell table:style-name="ce8" office:value-type="string" calcext:value-type="string">
            <text:p><text:a xlink:href="https://hmgroup.com/wp-content/uploads/2024/03/HM-Group-Sustainability-Disclosure-2023.pdf" xlink:type="simple">https://hmgroup.com/wp-content/uploads/2024/03/HM-Group-Sustainability-Disclosure-2023.pdf</text:a></text:p>
          </table:table-cell>
          <table:table-cell table:style-name="ce2" table:number-columns-repeated="2"/>
          <table:table-cell table:style-name="ce11" office:value-type="string" calcext:value-type="string">
            <text:p>Total inte sammanfattad</text:p>
          </table:table-cell>
          <table:table-cell table:style-name="ce2" office:value-type="float" office:value="16354" calcext:value-type="float">
            <text:p>16 354</text:p>
          </table:table-cell>
          <table:table-cell table:style-name="ce2"/>
          <table:table-cell table:style-name="ce2" office:value-type="float" office:value="38451" calcext:value-type="float">
            <text:p>38 451</text:p>
          </table:table-cell>
          <table:table-cell table:style-name="ce2" office:value-type="float" office:value="54805" calcext:value-type="float">
            <text:p>54 805</text:p>
          </table:table-cell>
          <table:table-cell table:style-name="ce2" office:value-type="float" office:value="8532000" calcext:value-type="float">
            <text:p>8 532 000</text:p>
          </table:table-cell>
          <table:table-cell table:style-name="ce2"/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L51]" office:value-type="float" office:value="54805" calcext:value-type="float">
            <text:p>54 805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51]" office:value-type="float" office:value="8532000" calcext:value-type="float">
            <text:p>8 532 000</text:p>
          </table:table-cell>
          <table:table-cell table:style-name="ce11" office:value-type="string" calcext:value-type="string">
            <text:p><text:span text:style-name="T1">Hennes &amp; Mauritz anger i sin rapport att de </text:span><text:span text:style-name="T2">inte</text:span><text:span text:style-name="T3"> inkluderar följande kategorier, eftersom de inte har betydande utsläpp från dem: Kapitalvaror (2), Uppströms leasade tillgångar (8), Bearbetning av sålda produkter (10) och Nedströms leasade tillgångar (13).</text:span>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Hexagon</text:p>
          </table:table-cell>
          <table:table-cell table:style-name="ce2" table:number-columns-repeated="2"/>
          <table:table-cell table:style-name="ce2" office:value-type="string" calcext:value-type="string">
            <text:p>https://investors.hexagon.com/~/media/Files/H/Hexagon-IR-V3/Annual%20Reports/annual-report-2022-sw.pdf</text:p>
          </table:table-cell>
          <table:table-cell table:style-name="ce8" office:value-type="string" calcext:value-type="string">
            <text:p><text:a xlink:href="https://s3.eu-central-1.amazonaws.com/hexagonassets/Hexagon-Composites-Annual-report-2023-1.pdf" xlink:type="simple">https://s3.eu-central-1.amazonaws.com/hexagonassets/Hexagon-Composites-Annual-report-2023-1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2735" calcext:value-type="float">
            <text:p>2 735</text:p>
          </table:table-cell>
          <table:table-cell table:style-name="ce2" office:value-type="float" office:value="7880" calcext:value-type="float">
            <text:p>7 880</text:p>
          </table:table-cell>
          <table:table-cell table:style-name="ce2" office:value-type="float" office:value="9262" calcext:value-type="float">
            <text:p>9 262</text:p>
          </table:table-cell>
          <table:table-cell table:style-name="ce2"/>
          <table:table-cell table:style-name="ce2" office:value-type="float" office:value="244749" calcext:value-type="float">
            <text:p>244 749</text:p>
          </table:table-cell>
          <table:table-cell table:style-name="ce2" office:value-type="string" calcext:value-type="string">
            <text:p>255364 (LB)</text:p>
          </table:table-cell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I52]+[.K52]" office:value-type="float" office:value="11997" calcext:value-type="float">
            <text:p>11 997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52]" office:value-type="float" office:value="244749" calcext:value-type="float">
            <text:p>244 749</text:p>
          </table:table-cell>
          <table:table-cell table:style-name="ce11" office:value-type="string" calcext:value-type="string">
            <text:p>Hexagon rapporterar utsläpp i Scope 3 från kategorierna Inköpta varor och tjänster (1), Kapitalvaror (2), Bränsle- och energirelaterade aktiviteter (3), <text:s/>Avfall genererat i verksamheten (5) och Affärsresor (6).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Hexpol</text:p>
          </table:table-cell>
          <table:table-cell table:style-name="ce2"/>
          <table:table-cell table:style-name="ce2" office:value-type="string" calcext:value-type="string">
            <text:p>Torbjörn Brorson, PhD. Director Sustainability Affairs +46 40 25 46 60</text:p>
          </table:table-cell>
          <table:table-cell table:style-name="ce2" office:value-type="string" calcext:value-type="string">
            <text:p>https://mb.cision.com/Main/1100/3744707/1958683.pdf</text:p>
          </table:table-cell>
          <table:table-cell table:style-name="ce8" office:value-type="string" calcext:value-type="string">
            <text:p><text:a xlink:href="https://vp300.alertir.com/afw/files/press/hexpol/202403262143-1.pdf" xlink:type="simple">https://vp300.alertir.com/afw/files/press/hexpol/202403262143-1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16300" calcext:value-type="float">
            <text:p>16 300</text:p>
          </table:table-cell>
          <table:table-cell table:style-name="ce2" office:value-type="float" office:value="101450" calcext:value-type="float">
            <text:p>101 450</text:p>
          </table:table-cell>
          <table:table-cell table:style-name="ce2" office:value-type="float" office:value="74060" calcext:value-type="float">
            <text:p>74 060</text:p>
          </table:table-cell>
          <table:table-cell table:style-name="ce2" office:value-type="float" office:value="90400" calcext:value-type="float">
            <text:p>90 400</text:p>
          </table:table-cell>
          <table:table-cell table:style-name="ce2" office:value-type="float" office:value="123400" calcext:value-type="float">
            <text:p>123 400</text:p>
          </table:table-cell>
          <table:table-cell table:style-name="ce2"/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L53]" office:value-type="float" office:value="90400" calcext:value-type="float">
            <text:p>90 400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53]" office:value-type="float" office:value="123400" calcext:value-type="float">
            <text:p>123 400</text:p>
          </table:table-cell>
          <table:table-cell table:style-name="ce11" office:value-type="string" calcext:value-type="string">
            <text:p>Hexpol anger att Scope 3 inte är komplett redovisat. De redovisade utsläppen i Scope 3 är inte uppdelade per kategori.</text:p>
          </table:table-cell>
          <table:table-cell table:style-name="ce2" office:value-type="float" office:value="15900" calcext:value-type="float">
            <text:p>15 900</text:p>
          </table:table-cell>
          <table:table-cell table:style-name="ce2" office:value-type="float" office:value="93000" calcext:value-type="float">
            <text:p>93 000</text:p>
          </table:table-cell>
          <table:table-cell table:style-name="ce2" table:number-columns-repeated="4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1">
          <table:table-cell table:style-name="ce2" office:value-type="string" calcext:value-type="string">
            <text:p>HMS Networks</text:p>
          </table:table-cell>
          <table:table-cell table:style-name="ce2" table:number-columns-repeated="2"/>
          <table:table-cell table:style-name="ce2" office:value-type="string" calcext:value-type="string">
            <text:p>https://www.hms-networks.com/docs/librariesprovider6/annual-reports/arsredovisningar/hms-networks-%C3%A5rsredovisning-2022.pdf?sfvrsn=b8a6b6d7_4</text:p>
          </table:table-cell>
          <table:table-cell table:style-name="ce2" office:value-type="string" calcext:value-type="string">
            <text:p>https://www.hms-networks.com/docs/librariesprovider6/annual-reports/annual-reports-(english)/hms-networks-annual-report-2023---klickbar.pdf?sfvrsn=84496d7_5</text:p>
          </table:table-cell>
          <table:table-cell table:style-name="ce2" table:number-columns-repeated="2"/>
          <table:table-cell table:style-name="ce11" office:value-type="string" calcext:value-type="string">
            <text:p>Total inte sammanfattad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12" calcext:value-type="float">
            <text:p>312</text:p>
          </table:table-cell>
          <table:table-cell table:style-name="ce2"/>
          <table:table-cell table:style-name="ce2" office:value-type="float" office:value="82378" calcext:value-type="float">
            <text:p>82 378</text:p>
          </table:table-cell>
          <table:table-cell table:style-name="ce2"/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I54]+[.K54]" office:value-type="float" office:value="607" calcext:value-type="float">
            <text:p>607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54]" office:value-type="float" office:value="82378" calcext:value-type="float">
            <text:p>82 378</text:p>
          </table:table-cell>
          <table:table-cell table:style-name="ce11" office:value-type="string" calcext:value-type="string">
            <text:p>HMS Networks rapporterar utsläpp i Scope 3 från kategorierna Inköpta varor och tjänster (1), Kapitalvaror (2), Bränsle- och energirelaterade aktiviteter (3), Uppströms transport och distribution (4), Avfall genererat i verksamheten (5), Affärsresor (6), Anställdas pendling (7), Nedströms transport och distribution (9), Användning av sålda produkter (11), och Slutbehandling av sålda produkter (12).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263" calcext:value-type="float">
            <text:p>263</text:p>
          </table:table-cell>
          <table:table-cell table:style-name="ce2"/>
          <table:table-cell table:style-name="ce2" office:value-type="float" office:value="6082" calcext:value-type="float">
            <text:p>6 082</text:p>
          </table:table-cell>
          <table:table-cell table:style-name="ce2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Holmen</text:p>
          </table:table-cell>
          <table:table-cell table:style-name="ce2" table:number-columns-repeated="2"/>
          <table:table-cell table:style-name="ce2" office:value-type="string" calcext:value-type="string">
            <text:p>https://www.holmen.com/contentassets/cb1c725243004ed5806b4299d75971c9/holmen-arsredovisning-2023.pdf</text:p>
          </table:table-cell>
          <table:table-cell table:style-name="ce8" office:value-type="string" calcext:value-type="string">
            <text:p><text:a xlink:href="http://investors.holmen.com/afw/files/press/holmen/202403061245-1.pdf" xlink:type="simple">http://investors.holmen.com/afw/files/press/holmen/202403061245-1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54000" calcext:value-type="float">
            <text:p>54 000</text:p>
          </table:table-cell>
          <table:table-cell table:style-name="ce2"/>
          <table:table-cell table:style-name="ce2" office:value-type="float" office:value="12000" calcext:value-type="float">
            <text:p>12 000</text:p>
          </table:table-cell>
          <table:table-cell table:style-name="ce2"/>
          <table:table-cell table:style-name="ce2" office:value-type="float" office:value="609000" calcext:value-type="float">
            <text:p>609 000</text:p>
          </table:table-cell>
          <table:table-cell table:style-name="ce2" office:value-type="float" office:value="675000" calcext:value-type="float">
            <text:p>675 000</text:p>
          </table:table-cell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I55]+[.K55]" office:value-type="float" office:value="66000" calcext:value-type="float">
            <text:p>66 000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55]" office:value-type="float" office:value="609000" calcext:value-type="float">
            <text:p>609 000</text:p>
          </table:table-cell>
          <table:table-cell table:style-name="ce11" office:value-type="string" calcext:value-type="string">
            <text:p>Holmen rapporterar utsläpp i Scope 3 från kategorierna Inköpta varor och tjänster (1), Kapitalvaror (2), Bränsle- och energirelaterade aktiviteter (3), Uppströms transport och distribution (4), Affärsresor (6), Anställdas pendling (7), och Nedströms transport och distribution (9).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09" calcext:value-type="float">
            <text:p>609</text:p>
          </table:table-cell>
          <table:table-cell table:style-name="ce2" table:number-columns-repeated="3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Hufvudstaden</text:p>
          </table:table-cell>
          <table:table-cell table:style-name="ce2" table:number-columns-repeated="2"/>
          <table:table-cell table:style-name="ce2" office:value-type="string" calcext:value-type="string">
            <text:p>https://hufvudstaden.se/contentassets/33fd445bae494ea89506b69f946bd56e/hufvudstaden-ars--och-hallbarhetsredovisning-2022</text:p>
          </table:table-cell>
          <table:table-cell table:style-name="ce8" office:value-type="string" calcext:value-type="string">
            <text:p><text:a xlink:href="https://hufvudstaden.se/contentassets/c0590cba1eea4ba2b462650410bb3371/hufvudstadens-ars--och-hallbarhetsredovisning-2023" xlink:type="simple">https://hufvudstaden.se/contentassets/c0590cba1eea4ba2b462650410bb3371/hufvudstadens-ars--och-hallbarhetsredovisning-2023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3080" calcext:value-type="float">
            <text:p>3 080</text:p>
          </table:table-cell>
          <table:table-cell table:style-name="ce2" office:value-type="float" office:value="853" calcext:value-type="float">
            <text:p>853</text:p>
          </table:table-cell>
          <table:table-cell table:style-name="ce2"/>
          <table:table-cell table:style-name="ce2" office:value-type="float" office:value="4617" calcext:value-type="float">
            <text:p>4 617</text:p>
          </table:table-cell>
          <table:table-cell table:style-name="ce2" office:value-type="float" office:value="5577" calcext:value-type="float">
            <text:p>5 577</text:p>
          </table:table-cell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I56]+[.K56]" office:value-type="float" office:value="959" calcext:value-type="float">
            <text:p>959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56]" office:value-type="float" office:value="4617" calcext:value-type="float">
            <text:p>4 617</text:p>
          </table:table-cell>
          <table:table-cell table:style-name="ce11" office:value-type="string" calcext:value-type="string">
            <text:p>Hufvudstaden rapporterar inte utsläpp i Scope 3 uppdelat i GHG-protokollets kategorier. Utsläppen anges enligt följande kategorier: Fastighetsverksamhet - Lokalanpassningar, Särskilda projekt, Avfall från hyresgäster, Avfall från byggpojekt, Energi och bränsle, Hyresgästel och Tjänsteresor, och NK Retail. 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3663" calcext:value-type="float">
            <text:p>3 663</text:p>
          </table:table-cell>
          <table:table-cell table:style-name="ce2" table:number-columns-repeated="3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Husqvarna</text:p>
          </table:table-cell>
          <table:table-cell table:style-name="ce2" table:number-columns-repeated="2"/>
          <table:table-cell table:style-name="ce2" office:value-type="string" calcext:value-type="string">
            <text:p>https://www.husqvarnagroup.com/sites/husqvarna/files/pr/202303130921-1.pdf</text:p>
          </table:table-cell>
          <table:table-cell table:style-name="ce8" office:value-type="string" calcext:value-type="string">
            <text:p><text:a xlink:href="https://husqvarna-v2.prod-mid-euw3.investis.com/sites/husqvarna/files/2024-03/Husqvarna_Annual_and_Sustainability_Report_2023.pdf#page=101" xlink:type="simple">https://husqvarna-v2.prod-mid-euw3.investis.com/sites/husqvarna/files/2024-03/Husqvarna_Annual_and_Sustainability_Report_2023.pdf#page=101</text:a></text:p>
          </table:table-cell>
          <table:table-cell table:style-name="ce2" table:number-columns-repeated="2"/>
          <table:table-cell table:style-name="ce11" office:value-type="string" calcext:value-type="string">
            <text:p>Saknar summering av total och scope 3</text:p>
          </table:table-cell>
          <table:table-cell table:style-name="ce2" office:value-type="float" office:value="16039" calcext:value-type="float">
            <text:p>16 039</text:p>
          </table:table-cell>
          <table:table-cell table:style-name="ce2"/>
          <table:table-cell table:style-name="ce2" office:value-type="float" office:value="15200" calcext:value-type="float">
            <text:p>15 200</text:p>
          </table:table-cell>
          <table:table-cell table:style-name="ce2" table:number-columns-repeated="3"/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I57]+[.K57]" office:value-type="float" office:value="31239" calcext:value-type="float">
            <text:p>31 239</text:p>
          </table:table-cell>
          <table:table-cell table:style-name="ce2" office:value-type="string" calcext:value-type="string">
            <text:p>MB</text:p>
          </table:table-cell>
          <table:table-cell table:style-name="ce2" table:formula="of:=3601306+134309+32652+3503" office:value-type="float" office:value="3771770" calcext:value-type="float">
            <text:p>3 771 770</text:p>
          </table:table-cell>
          <table:table-cell table:style-name="ce11" office:value-type="string" calcext:value-type="string">
            <text:p>Husqvarna rapporterar utsläpp i Scope 3 i kategorier som är liknande GHG-protokollet. Kategorierna som anges är Affärsresor, Transport, Leverantörer, och Användning av sålda produkter. 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ICA gruppen</text:p>
          </table:table-cell>
          <table:table-cell table:style-name="ce2" table:number-columns-repeated="2"/>
          <table:table-cell table:style-name="ce5" office:value-type="string" calcext:value-type="string">
            <text:p>https://report.icagruppen.se/media/blajxy2j/icagruppen-arsredovisning-2022.pdf</text:p>
          </table:table-cell>
          <table:table-cell table:style-name="ce8" office:value-type="string" calcext:value-type="string">
            <text:p><text:a xlink:href="https://report.icagruppen.se/media/g2ep3qxq/ica-gruppen-a-rsredovisning-2023.pdf" xlink:type="simple">https://report.icagruppen.se/media/g2ep3qxq/ica-gruppen-a-rsredovisning-2023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9577" calcext:value-type="float">
            <text:p>9 577</text:p>
          </table:table-cell>
          <table:table-cell table:style-name="ce2" office:value-type="float" office:value="2879" calcext:value-type="float">
            <text:p>2 879</text:p>
          </table:table-cell>
          <table:table-cell table:style-name="ce2" table:number-columns-repeated="2"/>
          <table:table-cell table:style-name="ce2" office:value-type="float" office:value="80431" calcext:value-type="float">
            <text:p>80 431</text:p>
          </table:table-cell>
          <table:table-cell table:style-name="ce2" office:value-type="float" office:value="92887" calcext:value-type="float">
            <text:p>92 887</text:p>
          </table:table-cell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I58]+[.J58]" office:value-type="float" office:value="12456" calcext:value-type="float">
            <text:p>12 456</text:p>
          </table:table-cell>
          <table:table-cell table:style-name="ce2" office:value-type="string" calcext:value-type="string">
            <text:p>?</text:p>
          </table:table-cell>
          <table:table-cell table:style-name="ce2" table:formula="of:=[.M58]" office:value-type="float" office:value="80431" calcext:value-type="float">
            <text:p>80 431</text:p>
          </table:table-cell>
          <table:table-cell table:style-name="ce11" office:value-type="string" calcext:value-type="string">
            <text:p>ICA-Gruppen anger inte om det är marknadsbaserad eller platsbaserad beräkningsmetod som används för Scope 2. I Scope 3 rapporteras utsläpp från kategorierna Uppströms transport och distribution (4), Affärsresor (6) och Franchiser (14).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IKEA</text:p>
          </table:table-cell>
          <table:table-cell table:style-name="ce2" table:number-columns-repeated="2"/>
          <table:table-cell table:style-name="ce5" office:value-type="string" calcext:value-type="string">
            <text:p>https://www.ikea.com/global/en/images/ikea_climate_report_fy22_3d612b1854.pdf</text:p>
          </table:table-cell>
          <table:table-cell table:style-name="ce8" office:value-type="string" calcext:value-type="string">
            <text:p><text:a xlink:href="https://www.ikea.com/global/en/images/IKEA_CLIMATE_Report_FY_23_20240125_a5a1535f4e.pdf" xlink:type="simple">https://www.ikea.com/global/en/images/IKEA_CLIMATE_Report_FY_23_20240125_a5a1535f4e.pdf</text:a></text:p>
          </table:table-cell>
          <table:table-cell table:style-name="ce2" table:number-columns-repeated="2"/>
          <table:table-cell table:style-name="ce11" office:value-type="string" calcext:value-type="string">
            <text:p>Saknar summering scope 3</text:p>
          </table:table-cell>
          <table:table-cell table:style-name="ce2" office:value-type="float" office:value="61467" calcext:value-type="float">
            <text:p>61 467</text:p>
          </table:table-cell>
          <table:table-cell table:style-name="ce2" office:value-type="float" office:value="283571" calcext:value-type="float">
            <text:p>283 571</text:p>
          </table:table-cell>
          <table:table-cell table:style-name="ce2" office:value-type="float" office:value="17621" calcext:value-type="float">
            <text:p>17 621</text:p>
          </table:table-cell>
          <table:table-cell table:style-name="ce2" table:number-columns-repeated="2"/>
          <table:table-cell table:style-name="ce2" office:value-type="float" office:value="23723800" calcext:value-type="float">
            <text:p>23 723 800</text:p>
          </table:table-cell>
          <table:table-cell table:style-name="ce11" office:value-type="float" office:value="370009" calcext:value-type="float">
            <text:p>370 009</text:p>
          </table:table-cell>
          <table:table-cell table:style-name="ce5" office:value-type="float" office:value="2023" calcext:value-type="float">
            <text:p>2023</text:p>
          </table:table-cell>
          <table:table-cell table:style-name="ce2" table:formula="of:=[.I59]+[.K59]" office:value-type="float" office:value="79088" calcext:value-type="float">
            <text:p>79 088</text:p>
          </table:table-cell>
          <table:table-cell table:style-name="ce2" office:value-type="string" calcext:value-type="string">
            <text:p>MB</text:p>
          </table:table-cell>
          <table:table-cell table:style-name="ce2" table:formula="of:=13987358+286463+31325+1006777+34069+52848+397390+1811155+3819585+1480157+421964" office:value-type="float" office:value="23329091" calcext:value-type="float">
            <text:p>23 329 091</text:p>
          </table:table-cell>
          <table:table-cell table:style-name="ce11" office:value-type="string" calcext:value-type="string">
            <text:p>IKEA redovisar utsläpp från alla relevanta kategorier i Scope 3. 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Industrivärden</text:p>
          </table:table-cell>
          <table:table-cell table:style-name="ce2" table:number-columns-repeated="2"/>
          <table:table-cell table:style-name="ce2" office:value-type="string" calcext:value-type="string">
            <text:p>https://www.industrivarden.se/globalassets/hallbarhetsrapporter/svenska/hallbarhetsrapport-2022.pdf</text:p>
          </table:table-cell>
          <table:table-cell table:style-name="ce9" office:value-type="string" calcext:value-type="string">
            <text:p><text:a xlink:href="https://www.industrivarden.se/globalassets/hallbarhetsrapporter/svenska/hallbarhetsrapport_2023.pdf" xlink:type="simple">https://www.industrivarden.se/globalassets/hallbarhetsrapporter/svenska/hallbarhetsrapport_2023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I60]+[.K60]" office:value-type="float" office:value="22" calcext:value-type="float">
            <text:p>22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60]" office:value-type="float" office:value="16" calcext:value-type="float">
            <text:p>16</text:p>
          </table:table-cell>
          <table:table-cell table:style-name="ce11" office:value-type="string" calcext:value-type="string">
            <text:p>Industrivärden rapporterar utsläpp i Scope 3 från "tjänsteresor, publikationer m m". Utsläpp från portföljbolagen som faller under Investeringar (15) visas endast i en graf, vilket gör att ett exakt värde inte kan avläsas. 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Indutrade</text:p>
          </table:table-cell>
          <table:table-cell table:style-name="ce2" table:number-columns-repeated="2"/>
          <table:table-cell table:style-name="ce2" office:value-type="string" calcext:value-type="string">
            <text:p>https://www.indutrade.com/globalassets/press-kit/annual-reports-eng/indutrades-annual-report-and-sustainability-report-2022.pdf</text:p>
          </table:table-cell>
          <table:table-cell table:style-name="ce8" office:value-type="string" calcext:value-type="string">
            <text:p><text:a xlink:href="https://www.indutrade.com/contentassets/01748e414d174273911c3ba75aeed4c5/indutrades-annual-report-and-sustainability-report-2023.pdf" xlink:type="simple">https://www.indutrade.com/contentassets/01748e414d174273911c3ba75aeed4c5/indutrades-annual-report-and-sustainability-report-2023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11102" calcext:value-type="float">
            <text:p>11 102</text:p>
          </table:table-cell>
          <table:table-cell table:style-name="ce2"/>
          <table:table-cell table:style-name="ce2" office:value-type="float" office:value="6636" calcext:value-type="float">
            <text:p>6 636</text:p>
          </table:table-cell>
          <table:table-cell table:style-name="ce2" office:value-type="float" office:value="17737" calcext:value-type="float">
            <text:p>17 737</text:p>
          </table:table-cell>
          <table:table-cell table:style-name="ce2" table:number-columns-repeated="2"/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L61]" office:value-type="float" office:value="17737" calcext:value-type="float">
            <text:p>17 737</text:p>
          </table:table-cell>
          <table:table-cell table:style-name="ce2" office:value-type="string" calcext:value-type="string">
            <text:p>MB</text:p>
          </table:table-cell>
          <table:table-cell table:style-name="ce2" office:value-type="string" calcext:value-type="string">
            <text:p>n.a</text:p>
          </table:table-cell>
          <table:table-cell table:style-name="ce11" office:value-type="string" calcext:value-type="string">
            <text:p>Indutrade redovisar inte utsläpp i Scope 3 i sin hållbarhetsrapport.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1">
          <table:table-cell table:style-name="ce2" office:value-type="string" calcext:value-type="string">
            <text:p>Instalco</text:p>
          </table:table-cell>
          <table:table-cell table:style-name="ce2" table:number-columns-repeated="2"/>
          <table:table-cell table:style-name="ce2" office:value-type="string" calcext:value-type="string">
            <text:p>https://instalco.se/media/gfsf5fwg/instalco-sustainability-report-2022_eng.pdf</text:p>
          </table:table-cell>
          <table:table-cell table:style-name="ce2" office:value-type="string" calcext:value-type="string">
            <text:p>https://instalco.se/media/2labqz2y/eng-hallbarhetsrapport_2023.pdf</text:p>
          </table:table-cell>
          <table:table-cell table:style-name="ce2" table:number-columns-repeated="2"/>
          <table:table-cell table:style-name="ce11" office:value-type="string" calcext:value-type="string">
            <text:p>No GHG data</text:p>
          </table:table-cell>
          <table:table-cell table:style-name="ce2" table:number-columns-repeated="6"/>
          <table:table-cell table:style-name="ce11"/>
          <table:table-cell table:style-name="ce5" office:value-type="float" office:value="2023" calcext:value-type="float">
            <text:p>2023</text:p>
          </table:table-cell>
          <table:table-cell table:number-columns-repeated="3" table:style-name="ce2" office:value-type="string" calcext:value-type="string">
            <text:p>n.a</text:p>
          </table:table-cell>
          <table:table-cell table:style-name="ce11" office:value-type="string" calcext:value-type="string">
            <text:p>Instalco rapporterar inte utsläpp av växthusgaser.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Intrum Justitia</text:p>
          </table:table-cell>
          <table:table-cell table:style-name="ce2" table:number-columns-repeated="2"/>
          <table:table-cell table:style-name="ce2" office:value-type="string" calcext:value-type="string">
            <text:p>https://www.intrum.com/media/x5mbcdc3/intrum-asr-22.pdf</text:p>
          </table:table-cell>
          <table:table-cell table:style-name="ce8" office:value-type="string" calcext:value-type="string">
            <text:p><text:a xlink:href="https://www.intrum.com/media/bt4l5crg/intrum-asr23.pdf" xlink:type="simple">https://www.intrum.com/media/bt4l5crg/intrum-asr23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3030" calcext:value-type="float">
            <text:p>3 030</text:p>
          </table:table-cell>
          <table:table-cell table:style-name="ce2" office:value-type="float" office:value="2299" calcext:value-type="float">
            <text:p>2 299</text:p>
          </table:table-cell>
          <table:table-cell table:style-name="ce2"/>
          <table:table-cell table:style-name="ce2" office:value-type="float" office:value="12220" calcext:value-type="float">
            <text:p>12 220</text:p>
          </table:table-cell>
          <table:table-cell table:style-name="ce2" office:value-type="float" office:value="14556" calcext:value-type="float">
            <text:p>14 556</text:p>
          </table:table-cell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I63]+[.K63]" office:value-type="float" office:value="2336" calcext:value-type="float">
            <text:p>2 336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63]" office:value-type="float" office:value="12220" calcext:value-type="float">
            <text:p>12 220</text:p>
          </table:table-cell>
          <table:table-cell table:style-name="ce11" office:value-type="string" calcext:value-type="string">
            <text:p>Intrum Justitia rapporterar utsläpp i Scope 3 från kategorierna Inköpta varor och tjänster (1), Bränsle- och energirelaterade aktiviteter (3), Affärsresor (6) och Anställdas pendling (7).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Investment AB Latour</text:p>
          </table:table-cell>
          <table:table-cell table:style-name="ce2" table:number-columns-repeated="2"/>
          <table:table-cell table:style-name="ce2" office:value-type="string" calcext:value-type="string">
            <text:p>https://www.latour.se/sites/latour-corp/files/H%C3%A5llbarhet/Sustainability%20report%202023.pdf</text:p>
          </table:table-cell>
          <table:table-cell table:style-name="ce8" office:value-type="string" calcext:value-type="string">
            <text:p><text:a xlink:href="https://vp302.alertir.com/afw/files/press/latour/202403219568-1.pdf" xlink:type="simple">https://vp302.alertir.com/afw/files/press/latour/202403219568-1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535+59604</text:p>
          </table:table-cell>
          <table:table-cell table:style-name="ce2"/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I64]" office:value-type="float" office:value="14" calcext:value-type="float">
            <text:p>14</text:p>
          </table:table-cell>
          <table:table-cell table:style-name="ce2" office:value-type="string" calcext:value-type="string">
            <text:p>MB</text:p>
          </table:table-cell>
          <table:table-cell table:style-name="ce2" table:formula="of:=535+59604" office:value-type="float" office:value="60139" calcext:value-type="float">
            <text:p>60 139</text:p>
          </table:table-cell>
          <table:table-cell table:style-name="ce11" office:value-type="string" calcext:value-type="string">
            <text:p>Utsläppen rör moderbolaget Investment AB Latours utsläpp i Scope 1 och Scope 2. I Scope 3 inkluderas Inköpta varor och tjänster (1), Tjänsteresor (6), Anställdas pendling (7) och Investeringar (15).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Investor</text:p>
          </table:table-cell>
          <table:table-cell table:style-name="ce2" table:number-columns-repeated="2"/>
          <table:table-cell table:style-name="ce2" office:value-type="string" calcext:value-type="string">
            <text:p>http://ir.investorab.com/afw/files/press/investor/202303237228-1.pdf</text:p>
          </table:table-cell>
          <table:table-cell table:style-name="ce8" office:value-type="string" calcext:value-type="string">
            <text:p><text:a xlink:href="https://vp053.alertir.com/afw/files/press/investor/202403273148-1.pdf" xlink:type="simple">https://vp053.alertir.com/afw/files/press/investor/202403273148-1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1" calcext:value-type="float">
            <text:p>11</text:p>
          </table:table-cell>
          <table:table-cell table:style-name="ce2"/>
          <table:table-cell table:style-name="ce2" office:value-type="float" office:value="191335" calcext:value-type="float">
            <text:p>191 335</text:p>
          </table:table-cell>
          <table:table-cell table:style-name="ce2"/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I65]+[.K65]" office:value-type="float" office:value="22" calcext:value-type="float">
            <text:p>22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65]" office:value-type="float" office:value="191335" calcext:value-type="float">
            <text:p>191 335</text:p>
          </table:table-cell>
          <table:table-cell table:style-name="ce11" office:value-type="string" calcext:value-type="string">
            <text:p>Investor rapporterar utsläpp i Scope 3 från kategorierna Inköpta varor och tjänster (1), Kapitalvaror (2), Bränsle- och energirelaterade aktiviteter (3), Affärsresor (6), Anställdas pendling (7), och Investeringar (15).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JM</text:p>
          </table:table-cell>
          <table:table-cell table:style-name="ce2" table:number-columns-repeated="2"/>
          <table:table-cell table:style-name="ce2" office:value-type="string" calcext:value-type="string">
            <text:p>https://www.jm.se/externalfiles/cision/003E74CF1AE57E71/wkr0006.pdf</text:p>
          </table:table-cell>
          <table:table-cell table:style-name="ce8" office:value-type="string" calcext:value-type="string">
            <text:p><text:a xlink:href="https://www.jm.se/externalfiles/cision/5E4C4DFE7720B70B/wkr0006.pdf" xlink:type="simple">https://www.jm.se/externalfiles/cision/5E4C4DFE7720B70B/wkr0006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2753" calcext:value-type="float">
            <text:p>2 753</text:p>
          </table:table-cell>
          <table:table-cell table:style-name="ce2" office:value-type="float" office:value="1061" calcext:value-type="float">
            <text:p>1 061</text:p>
          </table:table-cell>
          <table:table-cell table:style-name="ce2" office:value-type="float" office:value="953" calcext:value-type="float">
            <text:p>953</text:p>
          </table:table-cell>
          <table:table-cell table:style-name="ce2"/>
          <table:table-cell table:style-name="ce2" office:value-type="float" office:value="66399" calcext:value-type="float">
            <text:p>66 399</text:p>
          </table:table-cell>
          <table:table-cell table:style-name="ce2" office:value-type="float" office:value="70105" calcext:value-type="float">
            <text:p>70 105</text:p>
          </table:table-cell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I66]+[.K66]" office:value-type="float" office:value="3706" calcext:value-type="float">
            <text:p>3 706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66]" office:value-type="float" office:value="66399" calcext:value-type="float">
            <text:p>66 399</text:p>
          </table:table-cell>
          <table:table-cell table:style-name="ce11" office:value-type="string" calcext:value-type="string">
            <text:p>JM redovisar utsläpp i Scope 3 från kategorierna Inköpta varor och tjänster (1), Kapitalvaror (2), Bränsle- och energirelaterade aktiviteter (3), Uppströms transport och distribution (4), Avfall genererat i verksamheten (5), Affärsresor (6), <text:s/>Uppströms leasade tillgångar (8) och Nedströms leasade tillgångar (13).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K-Fast Holding</text:p>
          </table:table-cell>
          <table:table-cell table:style-name="ce2"/>
          <table:table-cell table:style-name="ce2" office:value-type="string" calcext:value-type="string">
            <text:p>johan.hammarqvist@k-fastigheter.se</text:p>
          </table:table-cell>
          <table:table-cell table:style-name="ce2" office:value-type="string" calcext:value-type="string">
            <text:p>https://wordpress.k-fastigheter.com/wp-content/uploads/2023/03/K-Fast_Holding_arsredovisning_2022.pdf</text:p>
          </table:table-cell>
          <table:table-cell table:style-name="ce8" office:value-type="string" calcext:value-type="string">
            <text:p><text:a xlink:href="https://wordpress.k-fastigheter.com/wp-content/uploads/2024/04/K-Fast-Holding-AB-publ-arsredovisning-2023.pdf" xlink:type="simple">https://wordpress.k-fastigheter.com/wp-content/uploads/2024/04/K-Fast-Holding-AB-publ-arsredovisning-2023.pdf</text:a></text:p>
          </table:table-cell>
          <table:table-cell table:style-name="ce2" table:number-columns-repeated="2"/>
          <table:table-cell table:style-name="ce11"/>
          <table:table-cell table:style-name="ce2" office:value-type="string" calcext:value-type="string">
            <text:p>1778+170</text:p>
          </table:table-cell>
          <table:table-cell table:style-name="ce2" table:number-columns-repeated="5"/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1778+170" office:value-type="float" office:value="1948" calcext:value-type="float">
            <text:p>1 948</text:p>
          </table:table-cell>
          <table:table-cell table:number-columns-repeated="2" table:style-name="ce2" office:value-type="string" calcext:value-type="string">
            <text:p>n.a</text:p>
          </table:table-cell>
          <table:table-cell table:style-name="ce11" office:value-type="string" calcext:value-type="string">
            <text:p>K-Fast Holding redovisar endast utsläpp i Scope 1.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1">
          <table:table-cell table:style-name="ce3" office:value-type="string" calcext:value-type="string">
            <text:p>Kf Och Konsumentföreningarna</text:p>
          </table:table-cell>
          <table:table-cell table:style-name="ce2" table:number-columns-repeated="2"/>
          <table:table-cell table:style-name="ce2" office:value-type="string" calcext:value-type="string">
            <text:p>n/a</text:p>
          </table:table-cell>
          <table:table-cell table:style-name="ce2" table:number-columns-repeated="3"/>
          <table:table-cell table:style-name="ce11" office:value-type="string" calcext:value-type="string">
            <text:p>Verkar inte rapportera detta på koncernnivå</text:p>
          </table:table-cell>
          <table:table-cell table:style-name="ce2" table:number-columns-repeated="6"/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Kindred Group</text:p>
          </table:table-cell>
          <table:table-cell table:style-name="ce2" table:number-columns-repeated="2"/>
          <table:table-cell table:style-name="ce2" office:value-type="string" calcext:value-type="string">
            <text:p>https://www.kindredgroup.com/globalassets/documents/investor-relations-related-documents/financial-reports/2022/asr/213800d1mjvot6snbx11-2022-12-31-en.zip</text:p>
          </table:table-cell>
          <table:table-cell table:style-name="ce8" office:value-type="string" calcext:value-type="string">
            <text:p><text:a xlink:href="https://www.kindredgroup.com/globalassets/documents/investor-relations-related-documents/financial-reports/2023/asr/kindred-group-annual-and-sustainability-report-2023.pdf" xlink:type="simple">https://www.kindredgroup.com/globalassets/documents/investor-relations-related-documents/financial-reports/2023/asr/kindred-group-annual-and-sustainability-report-2023.pdf</text:a></text:p>
          </table:table-cell>
          <table:table-cell table:style-name="ce2" table:number-columns-repeated="2"/>
          <table:table-cell table:style-name="ce11" office:value-type="string" calcext:value-type="string">
            <text:p>Obs 2022-länken är strulig</text:p>
          </table:table-cell>
          <table:table-cell table:style-name="ce2" office:value-type="float" office:value="84.1" calcext:value-type="float">
            <text:p>84</text:p>
          </table:table-cell>
          <table:table-cell table:style-name="ce2"/>
          <table:table-cell table:style-name="ce2" office:value-type="float" office:value="467" calcext:value-type="float">
            <text:p>467</text:p>
          </table:table-cell>
          <table:table-cell table:style-name="ce2"/>
          <table:table-cell table:style-name="ce2" office:value-type="float" office:value="4487.8" calcext:value-type="float">
            <text:p>4 488</text:p>
          </table:table-cell>
          <table:table-cell table:style-name="ce2" office:value-type="float" office:value="5038.9" calcext:value-type="float">
            <text:p>5 039</text:p>
          </table:table-cell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I69]+[.K69]" office:value-type="float" office:value="551.1" calcext:value-type="float">
            <text:p>551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69]" office:value-type="float" office:value="4487.8" calcext:value-type="float">
            <text:p>4 488</text:p>
          </table:table-cell>
          <table:table-cell table:style-name="ce11" office:value-type="string" calcext:value-type="string">
            <text:p>Kindred Group redovisar utsläpp i Scope 3 från kategorierna Avfall genererat i verksamheten (5), Affärsresor (6) och Anställdas pendling (7), samt från "Upphandling". 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Kinnevik</text:p>
          </table:table-cell>
          <table:table-cell table:style-name="ce2" table:number-columns-repeated="2"/>
          <table:table-cell table:style-name="ce2" office:value-type="string" calcext:value-type="string">
            <text:p>https://www.kinnevik.com/files/globalassets/documents/2.-investors/reports/2022/ar/kinneviks-ars--och-hallbarhetsredovisning-2022.pdf</text:p>
          </table:table-cell>
          <table:table-cell table:style-name="ce8" office:value-type="string" calcext:value-type="string">
            <text:p><text:a xlink:href="https://www.kinnevik.com/files/mfn/c534f5b4-c274-46a1-a7a5-61da9da7be9c/annual-sustainability-report-2023.pdf" xlink:type="simple">https://www.kinnevik.com/files/mfn/c534f5b4-c274-46a1-a7a5-61da9da7be9c/annual-sustainability-report-2023.pdf</text:a></text:p>
          </table:table-cell>
          <table:table-cell table:style-name="ce2" table:number-columns-repeated="2"/>
          <table:table-cell table:style-name="ce11" office:value-type="string" calcext:value-type="string">
            <text:p>Data för investeringar sakna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340+257,210</text:p>
          </table:table-cell>
          <table:table-cell table:style-name="ce2" office:value-type="float" office:value="349" calcext:value-type="float">
            <text:p>349</text:p>
          </table:table-cell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I70]+[.K70]" office:value-type="float" office:value="9" calcext:value-type="float">
            <text:p>9</text:p>
          </table:table-cell>
          <table:table-cell table:style-name="ce2" office:value-type="string" calcext:value-type="string">
            <text:p>MB</text:p>
          </table:table-cell>
          <table:table-cell table:style-name="ce2" table:formula="of:=340+257210" office:value-type="float" office:value="257550" calcext:value-type="float">
            <text:p>257 550</text:p>
          </table:table-cell>
          <table:table-cell table:style-name="ce11" office:value-type="string" calcext:value-type="string">
            <text:p>Kinnevik redovisar utsläpp i Scope 3 från kategorierna Inköpta varor och tjänster (1), Bränsle- och energirelaterade aktiviteter (3), Avfall genererat i verksamheten (5), Affärsresor (6), Anställdas pendling (7), Uppströms leasade tillgångar (8), Nedströms leasade tillgångar (13) och Investeringar (15).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Lagercrantz Group</text:p>
          </table:table-cell>
          <table:table-cell table:style-name="ce2" table:number-columns-repeated="2"/>
          <table:table-cell table:style-name="ce8" office:value-type="string" calcext:value-type="string">
            <text:p><text:a xlink:href="https://www.lagercrantz.com/sites/lagercrantz/files/files/Lagercrantz%20Group%20Hållbarhetsrapport%202022_23_1.pdf" xlink:type="simple">https://www.lagercrantz.com/sites/lagercrantz/files/files/Lagercrantz%20Group%20H%C3%A5llbarhetsrapport%202022_23_1.pdf</text:a></text:p>
          </table:table-cell>
          <table:table-cell table:style-name="ce2" table:number-columns-repeated="3"/>
          <table:table-cell table:style-name="ce11" office:value-type="string" calcext:value-type="string">
            <text:p>Brutet räkenskapsår</text:p>
          </table:table-cell>
          <table:table-cell table:style-name="ce2" table:number-columns-repeated="6"/>
          <table:table-cell table:style-name="ce11"/>
          <table:table-cell table:style-name="ce5" office:value-type="float" office:value="2022" calcext:value-type="float">
            <text:p>2022</text:p>
          </table:table-cell>
          <table:table-cell table:style-name="ce2" table:formula="of:=[.U71]+[.W71]" office:value-type="float" office:value="5159" calcext:value-type="float">
            <text:p>5 159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Y71]" office:value-type="float" office:value="15812" calcext:value-type="float">
            <text:p>15 812</text:p>
          </table:table-cell>
          <table:table-cell table:style-name="ce11" office:value-type="string" calcext:value-type="string">
            <text:p>Lagercrantz Group redovisar utsläpp i Scope 3 från kategorierna Bränsle- och energirelaterade aktiviteter (3), Uppströms transport och distribution (4), Uppströms leasade tillgångar (8) och Nedströms transport och distribution (9).</text:p>
          </table:table-cell>
          <table:table-cell table:style-name="ce2" office:value-type="float" office:value="1114" calcext:value-type="float">
            <text:p>1 114</text:p>
          </table:table-cell>
          <table:table-cell table:style-name="ce2"/>
          <table:table-cell table:style-name="ce2" office:value-type="float" office:value="4045" calcext:value-type="float">
            <text:p>4 045</text:p>
          </table:table-cell>
          <table:table-cell table:style-name="ce2"/>
          <table:table-cell table:style-name="ce2" office:value-type="float" office:value="15812" calcext:value-type="float">
            <text:p>15 812</text:p>
          </table:table-cell>
          <table:table-cell table:style-name="ce2" office:value-type="float" office:value="20971" calcext:value-type="float">
            <text:p>20 971</text:p>
          </table:table-cell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Lantmännen</text:p>
          </table:table-cell>
          <table:table-cell table:style-name="ce2" table:number-columns-repeated="2"/>
          <table:table-cell table:style-name="ce5" office:value-type="string" calcext:value-type="string">
            <text:p>https://www.lantmannen.se/siteassets/documents/01-om-lantmannen/press-och-nyheter/publikationer/arsredovisningar/ars--och-hallbarhetsredovisning-2022.pdf</text:p>
          </table:table-cell>
          <table:table-cell table:style-name="ce9" office:value-type="string" calcext:value-type="string">
            <text:p><text:a xlink:href="https://www.lantmannen.se/siteassets/documents/01-om-lantmannen/press-och-nyheter/publikationer/arsredovisningar/ars-och-hallbarhetsredovisning-2023.pdf" xlink:type="simple">https://www.lantmannen.se/siteassets/documents/01-om-lantmannen/press-och-nyheter/publikationer/arsredovisningar/ars-och-hallbarhetsredovisning-2023.pdf</text:a></text:p>
          </table:table-cell>
          <table:table-cell table:style-name="ce2" table:number-columns-repeated="2"/>
          <table:table-cell table:style-name="ce11" office:value-type="string" calcext:value-type="string">
            <text:p>Scope 3 inte sammanslaget</text:p>
          </table:table-cell>
          <table:table-cell table:style-name="ce2" office:value-type="float" office:value="59600" calcext:value-type="float">
            <text:p>59 600</text:p>
          </table:table-cell>
          <table:table-cell table:style-name="ce2"/>
          <table:table-cell table:style-name="ce2" office:value-type="float" office:value="19500" calcext:value-type="float">
            <text:p>19 500</text:p>
          </table:table-cell>
          <table:table-cell table:style-name="ce2" table:number-columns-repeated="3"/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I72]+[.K72]" office:value-type="float" office:value="79100" calcext:value-type="float">
            <text:p>79 100</text:p>
          </table:table-cell>
          <table:table-cell table:style-name="ce2" office:value-type="string" calcext:value-type="string">
            <text:p>MB</text:p>
          </table:table-cell>
          <table:table-cell table:style-name="ce2" table:formula="of:=27600+134000+4900" office:value-type="float" office:value="166500" calcext:value-type="float">
            <text:p>166 500</text:p>
          </table:table-cell>
          <table:table-cell table:style-name="ce11" office:value-type="string" calcext:value-type="string">
            <text:p>Lantmännen redovisar utsläpp i Scope 3 från kategorierna Bränsle- och energirelaterade aktiviteter (3), Uppströms transport och distribution (4), och Affärsresor (6). 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Lifco</text:p>
          </table:table-cell>
          <table:table-cell table:style-name="ce2" table:number-columns-repeated="2"/>
          <table:table-cell table:style-name="ce2" office:value-type="string" calcext:value-type="string">
            <text:p>https://lifco.network.s-z.se/app/uploads/sites/16/en_lifco_annualreport_2022.pdf</text:p>
          </table:table-cell>
          <table:table-cell table:style-name="ce8" office:value-type="string" calcext:value-type="string">
            <text:p><text:a xlink:href="https://network.s-z.se/app/uploads/sites/16/lifco_annual_report_2023.pdf" xlink:type="simple">https://network.s-z.se/app/uploads/sites/16/lifco_annual_report_2023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8609" calcext:value-type="float">
            <text:p>8 609</text:p>
          </table:table-cell>
          <table:table-cell table:style-name="ce2"/>
          <table:table-cell table:style-name="ce2" office:value-type="float" office:value="7424" calcext:value-type="float">
            <text:p>7 424</text:p>
          </table:table-cell>
          <table:table-cell table:style-name="ce2"/>
          <table:table-cell table:style-name="ce2" office:value-type="float" office:value="13251" calcext:value-type="float">
            <text:p>13 251</text:p>
          </table:table-cell>
          <table:table-cell table:style-name="ce2" office:value-type="float" office:value="29284" calcext:value-type="float">
            <text:p>29 284</text:p>
          </table:table-cell>
          <table:table-cell table:style-name="ce11" office:value-type="float" office:value="7565" calcext:value-type="float">
            <text:p>7 565</text:p>
          </table:table-cell>
          <table:table-cell table:style-name="ce5" office:value-type="float" office:value="2023" calcext:value-type="float">
            <text:p>2023</text:p>
          </table:table-cell>
          <table:table-cell table:style-name="ce2" table:formula="of:=[.I73]+[.K73]" office:value-type="float" office:value="16033" calcext:value-type="float">
            <text:p>16 033</text:p>
          </table:table-cell>
          <table:table-cell table:style-name="ce2" office:value-type="string" calcext:value-type="string">
            <text:p>?</text:p>
          </table:table-cell>
          <table:table-cell table:style-name="ce2" table:formula="of:=[.M73]" office:value-type="float" office:value="13251" calcext:value-type="float">
            <text:p>13 251</text:p>
          </table:table-cell>
          <table:table-cell table:style-name="ce11" office:value-type="string" calcext:value-type="string">
            <text:p>Lifco anger inte om det är marknadsbaserad eller platsbaserad beräkningsmetod som används för Scope 2. I Scope 3 rapporteras utsläpp från kategorierna Bränsle- och energirelaterade aktiviteter (3), Affärsresor (6) och Anställdas pendling (7).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Lindab</text:p>
          </table:table-cell>
          <table:table-cell table:style-name="ce2" table:number-columns-repeated="2"/>
          <table:table-cell table:style-name="ce2" office:value-type="string" calcext:value-type="string">
            <text:p>https://www.lindabgroup.com/globalassets/media/group/documents/sustainability/sustainability-report-2022.pdf</text:p>
          </table:table-cell>
          <table:table-cell table:style-name="ce8" office:value-type="string" calcext:value-type="string">
            <text:p><text:a xlink:href="https://www.lindabgroup.com/globalassets/media/group/documents/sustainability/hallbarhetsrapport_2023.pdf?epslanguage=sv" xlink:type="simple">https://www.lindabgroup.com/globalassets/media/group/documents/sustainability/hallbarhetsrapport_2023.pdf?epslanguage=sv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11966" calcext:value-type="float">
            <text:p>11 966</text:p>
          </table:table-cell>
          <table:table-cell table:style-name="ce2"/>
          <table:table-cell table:style-name="ce2" office:value-type="float" office:value="9952" calcext:value-type="float">
            <text:p>9 952</text:p>
          </table:table-cell>
          <table:table-cell table:style-name="ce2"/>
          <table:table-cell table:style-name="ce2" office:value-type="float" office:value="1137193" calcext:value-type="float">
            <text:p>1 137 193</text:p>
          </table:table-cell>
          <table:table-cell table:style-name="ce2"/>
          <table:table-cell table:style-name="ce11" office:value-type="float" office:value="1119" calcext:value-type="float">
            <text:p>1 119</text:p>
          </table:table-cell>
          <table:table-cell table:style-name="ce5" office:value-type="float" office:value="2023" calcext:value-type="float">
            <text:p>2023</text:p>
          </table:table-cell>
          <table:table-cell table:style-name="ce2" table:formula="of:=[.I74]+[.K74]" office:value-type="float" office:value="21918" calcext:value-type="float">
            <text:p>21 918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74]" office:value-type="float" office:value="1137193" calcext:value-type="float">
            <text:p>1 137 193</text:p>
          </table:table-cell>
          <table:table-cell table:style-name="ce11" office:value-type="string" calcext:value-type="string">
            <text:p>Lindab redovisar inte utsläppen i Scope 3 uppdelat per kategori.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Loomis</text:p>
          </table:table-cell>
          <table:table-cell table:style-name="ce2" table:number-columns-repeated="2"/>
          <table:table-cell table:style-name="ce2" office:value-type="string" calcext:value-type="string">
            <text:p>https://www.loomis.com/sites/loomis-corp/files/documents/Loomis%20Annual%20and%20Sustainability%20Report%202022.pdf</text:p>
          </table:table-cell>
          <table:table-cell table:style-name="ce8" office:value-type="string" calcext:value-type="string">
            <text:p><text:a xlink:href="https://www.loomis.com/sites/loomis-corp/files/documents/Loomis_Års_och_hållbarhetsredovisning_2023.pdf" xlink:type="simple">https://www.loomis.com/sites/loomis-corp/files/documents/Loomis_%C3%85rs_och_h%C3%A5llbarhetsredovisning_2023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134075" calcext:value-type="float">
            <text:p>134 075</text:p>
          </table:table-cell>
          <table:table-cell table:style-name="ce2" office:value-type="float" office:value="17536" calcext:value-type="float">
            <text:p>17 536</text:p>
          </table:table-cell>
          <table:table-cell table:style-name="ce2" office:value-type="float" office:value="21150" calcext:value-type="float">
            <text:p>21 150</text:p>
          </table:table-cell>
          <table:table-cell table:style-name="ce2" table:number-columns-repeated="3"/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I75]+[.K75]" office:value-type="float" office:value="155225" calcext:value-type="float">
            <text:p>155 225</text:p>
          </table:table-cell>
          <table:table-cell table:style-name="ce2" office:value-type="string" calcext:value-type="string">
            <text:p>MB</text:p>
          </table:table-cell>
          <table:table-cell table:style-name="ce2" office:value-type="string" calcext:value-type="string">
            <text:p>n.a</text:p>
          </table:table-cell>
          <table:table-cell table:style-name="ce11" office:value-type="string" calcext:value-type="string">
            <text:p>Loomis redovisar inte utsläpp i Scope 3.</text:p>
          </table:table-cell>
          <table:table-cell table:style-name="ce2" office:value-type="float" office:value="139038" calcext:value-type="float">
            <text:p>139 038</text:p>
          </table:table-cell>
          <table:table-cell table:style-name="ce2" office:value-type="float" office:value="23088" calcext:value-type="float">
            <text:p>23 088</text:p>
          </table:table-cell>
          <table:table-cell table:style-name="ce2" office:value-type="float" office:value="18475" calcext:value-type="float">
            <text:p>18 475</text:p>
          </table:table-cell>
          <table:table-cell table:style-name="ce2" table:number-columns-repeated="3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Lundbergföretagen (koncern)</text:p>
          </table:table-cell>
          <table:table-cell table:style-name="ce2" table:number-columns-repeated="2"/>
          <table:table-cell table:style-name="ce2" office:value-type="string" calcext:value-type="string">
            <text:p>https://www.lundbergforetagen.se/sites/default/files/files/Lundbergs_ha%CC%8Allbarhetsrapport_2022.pdf</text:p>
          </table:table-cell>
          <table:table-cell table:style-name="ce8" office:value-type="string" calcext:value-type="string">
            <text:p><text:a xlink:href="https://www.lundbergforetagen.se/sites/default/files/files/Lundbergs_hållbarhetsrapport_2023webb.pdf" xlink:type="simple">https://www.lundbergforetagen.se/sites/default/files/files/Lundbergs_ha%CC%8Allbarhetsrapport_2023webb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54361" calcext:value-type="float">
            <text:p>54 361</text:p>
          </table:table-cell>
          <table:table-cell table:style-name="ce2"/>
          <table:table-cell table:style-name="ce2" office:value-type="float" office:value="18761" calcext:value-type="float">
            <text:p>18 761</text:p>
          </table:table-cell>
          <table:table-cell table:style-name="ce2"/>
          <table:table-cell table:style-name="ce2" office:value-type="float" office:value="629592" calcext:value-type="float">
            <text:p>629 592</text:p>
          </table:table-cell>
          <table:table-cell table:style-name="ce2" office:value-type="float" office:value="702714" calcext:value-type="float">
            <text:p>702 714</text:p>
          </table:table-cell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I76]+[.K76]" office:value-type="float" office:value="73122" calcext:value-type="float">
            <text:p>73 122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76]" office:value-type="float" office:value="629592" calcext:value-type="float">
            <text:p>629 592</text:p>
          </table:table-cell>
          <table:table-cell table:style-name="ce11" office:value-type="string" calcext:value-type="string">
            <text:p>Lundbergsföretagen redovisar inte utsläppen i Scope 3 uppdelade per kategori. För detaljerad information, se respektive företags redovisning.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Lundbergs</text:p>
          </table:table-cell>
          <table:table-cell table:style-name="ce2" table:number-columns-repeated="3"/>
          <table:table-cell table:style-name="ce8" office:value-type="string" calcext:value-type="string">
            <text:p><text:a xlink:href="https://www.lundbergforetagen.se/sites/default/files/files/Lundbergs_hållbarhetsrapport_2023webb.pdf" xlink:type="simple">https://www.lundbergforetagen.se/sites/default/files/files/Lundbergs_ha%CC%8Allbarhetsrapport_2023webb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2" office:value-type="float" office:value="6114" calcext:value-type="float">
            <text:p>6 114</text:p>
          </table:table-cell>
          <table:table-cell table:style-name="ce2"/>
          <table:table-cell table:style-name="ce2" office:value-type="float" office:value="15787" calcext:value-type="float">
            <text:p>15 787</text:p>
          </table:table-cell>
          <table:table-cell table:style-name="ce2" office:value-type="float" office:value="21931" calcext:value-type="float">
            <text:p>21 931</text:p>
          </table:table-cell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I77]+[.K77]" office:value-type="float" office:value="6144" calcext:value-type="float">
            <text:p>6 144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77]" office:value-type="float" office:value="15787" calcext:value-type="float">
            <text:p>15 787</text:p>
          </table:table-cell>
          <table:table-cell table:style-name="ce11" office:value-type="string" calcext:value-type="string">
            <text:p>Lundbergs redovisar inte utsläppen i Scope 3 uppdelade per kategori. 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1">
          <table:table-cell table:style-name="ce4" office:value-type="string" calcext:value-type="string">
            <text:p>Lundin Energy</text:p>
          </table:table-cell>
          <table:table-cell table:style-name="ce2" table:number-columns-repeated="2"/>
          <table:table-cell table:style-name="ce5" office:value-type="string" calcext:value-type="string">
            <text:p>https://www.orron.com/download/ars-och-hallbarhetsrapport-2022/?wpdmdl=42528&amp;refresh=660284de86c141711441118&amp;ind=16806751373451&amp;filename=ar_sr_2022_s.pdf</text:p>
          </table:table-cell>
          <table:table-cell table:style-name="ce2" table:number-columns-repeated="3"/>
          <table:table-cell table:style-name="ce11" office:value-type="string" calcext:value-type="string">
            <text:p>Håller på att byta namn till Orrön. redovisar inga utsläpp</text:p>
          </table:table-cell>
          <table:table-cell table:style-name="ce2" table:number-columns-repeated="6"/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Lundin Mining Corporation</text:p>
          </table:table-cell>
          <table:table-cell table:style-name="ce2" table:number-columns-repeated="2"/>
          <table:table-cell table:style-name="ce8" office:value-type="string" calcext:value-type="string">
            <text:p><text:a xlink:href="https://lundinmining.com/site/assets/files/9177/2022_sustainability_report_lundin_mining_aoda.pdf" xlink:type="simple">https://lundinmining.com/site/assets/files/9177/2022_sustainability_report_lundin_mining_aoda.pdf</text:a></text:p>
          </table:table-cell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5" office:value-type="float" office:value="2022" calcext:value-type="float">
            <text:p>2022</text:p>
          </table:table-cell>
          <table:table-cell table:style-name="ce2" table:formula="of:=[.X79]" office:value-type="float" office:value="858117" calcext:value-type="float">
            <text:p>858 117</text:p>
          </table:table-cell>
          <table:table-cell table:style-name="ce2" office:value-type="string" calcext:value-type="string">
            <text:p>MB</text:p>
          </table:table-cell>
          <table:table-cell table:style-name="ce2" office:value-type="string" calcext:value-type="string">
            <text:p>n.a</text:p>
          </table:table-cell>
          <table:table-cell table:style-name="ce11" office:value-type="string" calcext:value-type="string">
            <text:p>Lundin mining redovisar inte utsläpp i Scope 3.</text:p>
          </table:table-cell>
          <table:table-cell table:style-name="ce2" office:value-type="float" office:value="455142" calcext:value-type="float">
            <text:p>455 142</text:p>
          </table:table-cell>
          <table:table-cell table:style-name="ce2" office:value-type="float" office:value="374888" calcext:value-type="float">
            <text:p>374 888</text:p>
          </table:table-cell>
          <table:table-cell table:style-name="ce2" office:value-type="float" office:value="402976" calcext:value-type="float">
            <text:p>402 976</text:p>
          </table:table-cell>
          <table:table-cell table:style-name="ce2" office:value-type="float" office:value="858117" calcext:value-type="float">
            <text:p>858 117</text:p>
          </table:table-cell>
          <table:table-cell table:style-name="ce2" table:number-columns-repeated="2"/>
          <table:table-cell table:style-name="ce11" office:value-type="float" office:value="14775" calcext:value-type="float">
            <text:p>14 775</text:p>
          </table:table-cell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Medicover</text:p>
          </table:table-cell>
          <table:table-cell table:style-name="ce2" table:number-columns-repeated="2"/>
          <table:table-cell table:style-name="ce2" office:value-type="string" calcext:value-type="string">
            <text:p>https://mb.cision.com/Main/15662/3740883/1942356.pdf</text:p>
          </table:table-cell>
          <table:table-cell table:style-name="ce8" office:value-type="string" calcext:value-type="string">
            <text:p><text:a xlink:href="https://vp260.alertir.com/afw/files/press/medicover/202403263088-1.pdf" xlink:type="simple">https://vp260.alertir.com/afw/files/press/medicover/202403263088-1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5762" calcext:value-type="float">
            <text:p>5 762</text:p>
          </table:table-cell>
          <table:table-cell table:style-name="ce2"/>
          <table:table-cell table:style-name="ce2" office:value-type="float" office:value="69027" calcext:value-type="float">
            <text:p>69 027</text:p>
          </table:table-cell>
          <table:table-cell table:style-name="ce2" office:value-type="float" office:value="74789" calcext:value-type="float">
            <text:p>74 789</text:p>
          </table:table-cell>
          <table:table-cell table:style-name="ce2" office:value-type="float" office:value="360036" calcext:value-type="float">
            <text:p>360 036</text:p>
          </table:table-cell>
          <table:table-cell table:style-name="ce2" office:value-type="float" office:value="434825" calcext:value-type="float">
            <text:p>434 825</text:p>
          </table:table-cell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L80]" office:value-type="float" office:value="74789" calcext:value-type="float">
            <text:p>74 789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80]" office:value-type="float" office:value="360036" calcext:value-type="float">
            <text:p>360 036</text:p>
          </table:table-cell>
          <table:table-cell table:style-name="ce11" office:value-type="string" calcext:value-type="string">
            <text:p>Medicover redovisar utsläpp i Scope 3 från kategorierna Inköpta varor och tjänster (1), Kapitalvaror (2), och Uppströms transport och distribution (4). Verksamheten i Belarus är exkluderad från Scope 1 och Scope 2.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Millicom International Cellular S.A</text:p>
          </table:table-cell>
          <table:table-cell table:style-name="ce2" table:number-columns-repeated="2"/>
          <table:table-cell table:style-name="ce2" office:value-type="string" calcext:value-type="string">
            <text:p>https://www.millicom.com/media/5486/mic-2022-ar.pdf</text:p>
          </table:table-cell>
          <table:table-cell table:style-name="ce8" office:value-type="string" calcext:value-type="string">
            <text:p><text:a xlink:href="https://www.millicom.com/media/5769/ar-2023-w-mic-sa.pdf" xlink:type="simple">https://www.millicom.com/media/5769/ar-2023-w-mic-sa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30524" calcext:value-type="float">
            <text:p>30 524</text:p>
          </table:table-cell>
          <table:table-cell table:style-name="ce2" office:value-type="float" office:value="159860.35" calcext:value-type="float">
            <text:p>159 860</text:p>
          </table:table-cell>
          <table:table-cell table:style-name="ce2" office:value-type="float" office:value="146673" calcext:value-type="float">
            <text:p>146 673</text:p>
          </table:table-cell>
          <table:table-cell table:style-name="ce2"/>
          <table:table-cell table:style-name="ce2" office:value-type="float" office:value="1386091" calcext:value-type="float">
            <text:p>1 386 091</text:p>
          </table:table-cell>
          <table:table-cell table:style-name="ce2"/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I81]+[.K81]" office:value-type="float" office:value="177197" calcext:value-type="float">
            <text:p>177 197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81]" office:value-type="float" office:value="1386091" calcext:value-type="float">
            <text:p>1 386 091</text:p>
          </table:table-cell>
          <table:table-cell table:style-name="ce11" office:value-type="string" calcext:value-type="string">
            <text:p>Millicom redovisar utsläpp från alla relevanta kategorier i Scope 3.</text:p>
          </table:table-cell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Mips</text:p>
          </table:table-cell>
          <table:table-cell table:style-name="ce2" table:number-columns-repeated="2"/>
          <table:table-cell table:style-name="ce2" office:value-type="string" calcext:value-type="string">
            <text:p>https://mipscorp.com/files/uploads/2023/03/Sustainability-report_230320.pdf</text:p>
          </table:table-cell>
          <table:table-cell table:style-name="ce8" office:value-type="string" calcext:value-type="string">
            <text:p><text:a xlink:href="https://mipscorp.com/files/uploads/2024/03/mips-annual-and-sustainability-report-2023.pdf" xlink:type="simple">https://mipscorp.com/files/uploads/2024/03/mips-annual-and-sustainability-report-2023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85" calcext:value-type="float">
            <text:p>85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2" office:value-type="float" office:value="4321" calcext:value-type="float">
            <text:p>4 321</text:p>
          </table:table-cell>
          <table:table-cell table:style-name="ce2" office:value-type="float" office:value="4434" calcext:value-type="float">
            <text:p>4 434</text:p>
          </table:table-cell>
          <table:table-cell table:style-name="ce11"/>
          <table:table-cell table:style-name="ce5" office:value-type="float" office:value="2023" calcext:value-type="float">
            <text:p>2023</text:p>
          </table:table-cell>
          <table:table-cell table:style-name="ce2" table:formula="of:=[.I82]+[.K82]" office:value-type="float" office:value="113" calcext:value-type="float">
            <text:p>113</text:p>
          </table:table-cell>
          <table:table-cell table:style-name="ce2" office:value-type="string" calcext:value-type="string">
            <text:p>MB</text:p>
          </table:table-cell>
          <table:table-cell table:style-name="ce2" table:formula="of:=[.M82]" office:value-type="float" office:value="4321" calcext:value-type="float">
            <text:p>4 321</text:p>
          </table:table-cell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Munters</text:p>
          </table:table-cell>
          <table:table-cell table:style-name="ce2" table:number-columns-repeated="2"/>
          <table:table-cell table:style-name="ce2" office:value-type="string" calcext:value-type="string">
            <text:p>https://www.munters.com/contentassets/4be4a915fc054b43b7954d82189f68ff/munterssustainabilityandannualreport2022.pdf</text:p>
          </table:table-cell>
          <table:table-cell table:style-name="ce8" office:value-type="string" calcext:value-type="string">
            <text:p><text:a xlink:href="https://www.munters.com/globalassets/ir/annual-reports/new-folder/new-folder/munters-annual-and-sustainability-report-2023.pdf" xlink:type="simple">https://www.munters.com/globalassets/ir/annual-reports/new-folder/new-folder/munters-annual-and-sustainability-report-2023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7198" calcext:value-type="float">
            <text:p>7 198</text:p>
          </table:table-cell>
          <table:table-cell table:style-name="ce2" office:value-type="float" office:value="13743" calcext:value-type="float">
            <text:p>13 743</text:p>
          </table:table-cell>
          <table:table-cell table:style-name="ce2" office:value-type="float" office:value="5782" calcext:value-type="float">
            <text:p>5 782</text:p>
          </table:table-cell>
          <table:table-cell table:style-name="ce2" office:value-type="float" office:value="12980" calcext:value-type="float">
            <text:p>12 980</text:p>
          </table:table-cell>
          <table:table-cell table:style-name="ce2"/>
          <table:table-cell table:style-name="ce2" office:value-type="float" office:value="6492948" calcext:value-type="float">
            <text:p>6 492 948</text:p>
          </table:table-cell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Mycronic</text:p>
          </table:table-cell>
          <table:table-cell table:style-name="ce2" table:number-columns-repeated="2"/>
          <table:table-cell table:style-name="ce2" office:value-type="string" calcext:value-type="string">
            <text:p>https://www.mycronic.com/globalassets/pdf/investors/financial-reports/annual-reports/2022/annual-and-sustainability-report-2022.pdf</text:p>
          </table:table-cell>
          <table:table-cell table:style-name="ce8" office:value-type="string" calcext:value-type="string">
            <text:p><text:a xlink:href="https://storage.mfn.se/13cdbaea-e787-4cb7-99cf-bb350135e30b/annual-and-sustainability-report-2023.pdf" xlink:type="simple">https://storage.mfn.se/13cdbaea-e787-4cb7-99cf-bb350135e30b/annual-and-sustainability-report-2023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2799" calcext:value-type="float">
            <text:p>2 799</text:p>
          </table:table-cell>
          <table:table-cell table:style-name="ce2" office:value-type="float" office:value="2846" calcext:value-type="float">
            <text:p>2 846</text:p>
          </table:table-cell>
          <table:table-cell table:style-name="ce2"/>
          <table:table-cell table:style-name="ce2" office:value-type="float" office:value="185633" calcext:value-type="float">
            <text:p>185 633</text:p>
          </table:table-cell>
          <table:table-cell table:style-name="ce2" office:value-type="float" office:value="188968" calcext:value-type="float">
            <text:p>188 968</text:p>
          </table:table-cell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1">
          <table:table-cell table:style-name="ce2" office:value-type="string" calcext:value-type="string">
            <text:p>Ncab Group</text:p>
          </table:table-cell>
          <table:table-cell table:style-name="ce2" table:number-columns-repeated="2"/>
          <table:table-cell table:style-name="ce2" office:value-type="string" calcext:value-type="string">
            <text:p>https://www.ncabgroup.com/wp-content/uploads/2023/04/NCAB_Sustainability_report_2022.pdf</text:p>
          </table:table-cell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363" calcext:value-type="float">
            <text:p>363</text:p>
          </table:table-cell>
          <table:table-cell table:style-name="ce2" office:value-type="float" office:value="107002" calcext:value-type="float">
            <text:p>107 002</text:p>
          </table:table-cell>
          <table:table-cell table:style-name="ce2" table:number-columns-repeated="2"/>
          <table:table-cell table:style-name="ce2" office:value-type="float" office:value="107855" calcext:value-type="float">
            <text:p>107 855</text:p>
          </table:table-cell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NCC</text:p>
          </table:table-cell>
          <table:table-cell table:style-name="ce2" table:number-columns-repeated="2"/>
          <table:table-cell table:style-name="ce2" office:value-type="string" calcext:value-type="string">
            <text:p>https://www.ncc.se/contentassets/d503ad770c20420b826baface9cb316a/delar/hallbarhet-pa-ncc.pdf</text:p>
          </table:table-cell>
          <table:table-cell table:style-name="ce8" office:value-type="string" calcext:value-type="string">
            <text:p><text:a xlink:href="https://www.ncc.se/globalassets/ir/annualreport/ncc-ars--och-hallbarhetsredovisning-2023-utan-bokmarken.pdf" xlink:type="simple">https://www.ncc.se/globalassets/ir/annualreport/ncc-ars--och-hallbarhetsredovisning-2023-utan-bokmarken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126000" calcext:value-type="float">
            <text:p>126 000</text:p>
          </table:table-cell>
          <table:table-cell table:style-name="ce2" office:value-type="float" office:value="11000" calcext:value-type="float">
            <text:p>11 000</text:p>
          </table:table-cell>
          <table:table-cell table:style-name="ce2" office:value-type="float" office:value="4000" calcext:value-type="float">
            <text:p>4 000</text:p>
          </table:table-cell>
          <table:table-cell table:style-name="ce2"/>
          <table:table-cell table:style-name="ce2" office:value-type="float" office:value="385000" calcext:value-type="float">
            <text:p>385 000</text:p>
          </table:table-cell>
          <table:table-cell table:style-name="ce2" office:value-type="float" office:value="515000" calcext:value-type="float">
            <text:p>515 000</text:p>
          </table:table-cell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1">
          <table:table-cell table:style-name="ce2" office:value-type="string" calcext:value-type="string">
            <text:p>Nibe Industrier</text:p>
          </table:table-cell>
          <table:table-cell table:style-name="ce2" table:number-columns-repeated="2"/>
          <table:table-cell table:style-name="ce2" office:value-type="string" calcext:value-type="string">
            <text:p>https://www.nibe.com/download/18.54368f7f186f220725e3b61/1681385387512/GB-NIAB-AR-W-230413.pdf</text:p>
          </table:table-cell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5"/>
          <table:table-cell table:style-name="ce2" office:value-type="float" office:value="32042" calcext:value-type="float">
            <text:p>32 042</text:p>
          </table:table-cell>
          <table:table-cell table:style-name="ce11"/>
          <table:table-cell table:style-name="ce2" table:number-columns-repeated="4"/>
          <table:table-cell table:style-name="ce2" office:value-type="float" office:value="41723607" calcext:value-type="float">
            <text:p>41 723 607</text:p>
          </table:table-cell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Nolato</text:p>
          </table:table-cell>
          <table:table-cell table:style-name="ce2" table:number-columns-repeated="2"/>
          <table:table-cell table:style-name="ce8" office:value-type="string" calcext:value-type="string">
            <text:p><text:a xlink:href="https://storage.mfn.se/a/nolato/f16f7c2b-3d3f-48d1-9adc-e6292b2b73c5/nolato-annual-report-22-en.pdf" xlink:type="simple">https://storage.mfn.se/a/nolato/f16f7c2b-3d3f-48d1-9adc-e6292b2b73c5/nolato-annual-report-22-en.pdf</text:a></text:p>
          </table:table-cell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office:value-type="float" office:value="2500" calcext:value-type="float">
            <text:p>2 500</text:p>
          </table:table-cell>
          <table:table-cell table:style-name="ce2"/>
          <table:table-cell table:style-name="ce2" office:value-type="float" office:value="15100" calcext:value-type="float">
            <text:p>15 100</text:p>
          </table:table-cell>
          <table:table-cell table:style-name="ce2" office:value-type="float" office:value="17600" calcext:value-type="float">
            <text:p>17 600</text:p>
          </table:table-cell>
          <table:table-cell table:style-name="ce2" table:number-columns-repeated="2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1">
          <table:table-cell table:style-name="ce2" office:value-type="string" calcext:value-type="string">
            <text:p>Nordea Bank</text:p>
          </table:table-cell>
          <table:table-cell table:style-name="ce2" table:number-columns-repeated="2"/>
          <table:table-cell table:style-name="ce2" office:value-type="string" calcext:value-type="string">
            <text:p>https://www.nordea.com/en/doc/annual-report-nordea-bank-abp-2022.pdf</text:p>
          </table:table-cell>
          <table:table-cell table:style-name="ce2" office:value-type="string" calcext:value-type="string">
            <text:p>https://www.nordea.com/en/doc/annual-report-nordea-bank-abp-2023.pdf</text:p>
          </table:table-cell>
          <table:table-cell table:style-name="ce2" table:number-columns-repeated="2"/>
          <table:table-cell table:style-name="ce11"/>
          <table:table-cell table:style-name="ce2" office:value-type="float" office:value="1142" calcext:value-type="float">
            <text:p>1 142</text:p>
          </table:table-cell>
          <table:table-cell table:style-name="ce2" office:value-type="float" office:value="6401" calcext:value-type="float">
            <text:p>6 401</text:p>
          </table:table-cell>
          <table:table-cell table:style-name="ce2" office:value-type="float" office:value="3116" calcext:value-type="float">
            <text:p>3 116</text:p>
          </table:table-cell>
          <table:table-cell table:style-name="ce2"/>
          <table:table-cell table:style-name="ce2" office:value-type="string" calcext:value-type="string">
            <text:p>16114+16,503,102 </text:p>
          </table:table-cell>
          <table:table-cell table:style-name="ce2" office:value-type="string" calcext:value-type="string">
            <text:p>20372+16,503,102 </text:p>
          </table:table-cell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Nordnet</text:p>
          </table:table-cell>
          <table:table-cell table:style-name="ce2" table:number-columns-repeated="2"/>
          <table:table-cell table:style-name="ce2" office:value-type="string" calcext:value-type="string">
            <text:p>https://nordnetab.com/wp-content/uploads/2023/04/Nordnets-Annual-and-Sustainability-Report-2022.pdf</text:p>
          </table:table-cell>
          <table:table-cell table:style-name="ce8" office:value-type="string" calcext:value-type="string">
            <text:p><text:a xlink:href="https://mb.cision.com/Main/116/3946197/2671469.pdf" xlink:type="simple">https://mb.cision.com/Main/116/3946197/2671469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2"/>
          <table:table-cell table:style-name="ce2" office:value-type="float" office:value="645" calcext:value-type="float">
            <text:p>645</text:p>
          </table:table-cell>
          <table:table-cell table:style-name="ce2" office:value-type="float" office:value="703" calcext:value-type="float">
            <text:p>703</text:p>
          </table:table-cell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1">
          <table:table-cell table:style-name="ce2" office:value-type="string" calcext:value-type="string">
            <text:p>NP3 Fastigheter</text:p>
          </table:table-cell>
          <table:table-cell table:style-name="ce2" table:number-columns-repeated="2"/>
          <table:table-cell table:style-name="ce2" office:value-type="string" calcext:value-type="string">
            <text:p>https://vp048.alertir.com/afw/files/press/np3fastigheter/202304055334-1.pdf</text:p>
          </table:table-cell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office:value-type="float" office:value="137.1" calcext:value-type="float">
            <text:p>137</text:p>
          </table:table-cell>
          <table:table-cell table:style-name="ce2"/>
          <table:table-cell table:style-name="ce2" office:value-type="float" office:value="5042" calcext:value-type="float">
            <text:p>5 042</text:p>
          </table:table-cell>
          <table:table-cell table:style-name="ce2"/>
          <table:table-cell table:style-name="ce2" office:value-type="float" office:value="12.3" calcext:value-type="float">
            <text:p>12</text:p>
          </table:table-cell>
          <table:table-cell table:style-name="ce2" office:value-type="float" office:value="5191" calcext:value-type="float">
            <text:p>5 191</text:p>
          </table:table-cell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Nyfosa</text:p>
          </table:table-cell>
          <table:table-cell table:style-name="ce2" table:number-columns-repeated="2"/>
          <table:table-cell table:style-name="ce2" office:value-type="string" calcext:value-type="string">
            <text:p>https://nyfosa.se/sv/wp-content/uploads/sites/3/2023/03/Nyfosa_hallbarhetsrapport_2022.pdf</text:p>
          </table:table-cell>
          <table:table-cell table:style-name="ce8" office:value-type="string" calcext:value-type="string">
            <text:p><text:a xlink:href="https://nyfosa.se/sv/wp-content/uploads/sites/3/2024/04/Arsredovisning-2023-240325.pdf" xlink:type="simple">https://nyfosa.se/sv/wp-content/uploads/sites/3/2024/04/Arsredovisning-2023-240325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845" calcext:value-type="float">
            <text:p>845</text:p>
          </table:table-cell>
          <table:table-cell table:style-name="ce2"/>
          <table:table-cell table:style-name="ce2" office:value-type="float" office:value="8771" calcext:value-type="float">
            <text:p>8 771</text:p>
          </table:table-cell>
          <table:table-cell table:style-name="ce2"/>
          <table:table-cell table:style-name="ce2" office:value-type="float" office:value="1197" calcext:value-type="float">
            <text:p>1 197</text:p>
          </table:table-cell>
          <table:table-cell table:style-name="ce2"/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Ok-Föreningarna</text:p>
          </table:table-cell>
          <table:table-cell table:style-name="ce2" table:number-columns-repeated="3"/>
          <table:table-cell table:style-name="ce8" office:value-type="string" calcext:value-type="string">
            <text:p><text:a xlink:href="https://www.okq8.se/~/media/miljo_csr/dokument/hallbarhetsrapporter/hr202223/okq8--hallbarhetsredovisning-2022-23-pdf-svensk.pdf" xlink:type="simple">https://www.okq8.se/~/media/miljo_csr/dokument/hallbarhetsrapporter/hr202223/okq8--hallbarhetsredovisning-2022-23-pdf-svensk.pdf</text:a></text:p>
          </table:table-cell>
          <table:table-cell table:style-name="ce2" table:number-columns-repeated="2"/>
          <table:table-cell table:style-name="ce11" office:value-type="string" calcext:value-type="string">
            <text:p>Brutet räkenskapsår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6034" calcext:value-type="float">
            <text:p>6 034</text:p>
          </table:table-cell>
          <table:table-cell table:style-name="ce2" office:value-type="float" office:value="915" calcext:value-type="float">
            <text:p>915</text:p>
          </table:table-cell>
          <table:table-cell table:style-name="ce2"/>
          <table:table-cell table:style-name="ce2" office:value-type="float" office:value="8670250" calcext:value-type="float">
            <text:p>8 670 250</text:p>
          </table:table-cell>
          <table:table-cell table:style-name="ce2" office:value-type="float" office:value="8672015" calcext:value-type="float">
            <text:p>8 672 015</text:p>
          </table:table-cell>
          <table:table-cell table:style-name="ce11" office:value-type="float" office:value="1259768" calcext:value-type="float">
            <text:p>1 259 768</text:p>
          </table:table-cell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1">
          <table:table-cell table:style-name="ce2" office:value-type="string" calcext:value-type="string">
            <text:p>OX2</text:p>
          </table:table-cell>
          <table:table-cell table:style-name="ce2" table:number-columns-repeated="2"/>
          <table:table-cell table:style-name="ce2" office:value-type="string" calcext:value-type="string">
            <text:p>https://www.ox2.com/files/mfn/72d797ae-6da2-4049-b630-9f403f228935/ox2-annual-and-sustainability-report-2022.pdf</text:p>
          </table:table-cell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office:value-type="float" office:value="55" calcext:value-type="float">
            <text:p>55</text:p>
          </table:table-cell>
          <table:table-cell table:style-name="ce2"/>
          <table:table-cell table:style-name="ce2" office:value-type="float" office:value="102" calcext:value-type="float">
            <text:p>102</text:p>
          </table:table-cell>
          <table:table-cell table:style-name="ce2"/>
          <table:table-cell table:style-name="ce2" office:value-type="float" office:value="242484" calcext:value-type="float">
            <text:p>242 484</text:p>
          </table:table-cell>
          <table:table-cell table:style-name="ce2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Pandox</text:p>
          </table:table-cell>
          <table:table-cell table:style-name="ce2"/>
          <table:table-cell table:style-name="ce2" office:value-type="string" calcext:value-type="string">
            <text:p>Caroline Tivéus, SVP, Director of Sustainable Business</text:p>
          </table:table-cell>
          <table:table-cell table:style-name="ce2" office:value-type="string" calcext:value-type="string">
            <text:p>https://www.pandox.se/files/sustainability/reports/PANDOX-AR22-EN-Sustainability.pdf</text:p>
          </table:table-cell>
          <table:table-cell table:style-name="ce8" office:value-type="string" calcext:value-type="string">
            <text:p><text:a xlink:href="https://www.pandox.se/files/reports-presentations/2023/PANDOX_AR23_EN.pdf" xlink:type="simple">https://www.pandox.se/files/reports-presentations/2023/PANDOX_AR23_EN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5435" calcext:value-type="float">
            <text:p>5 435</text:p>
          </table:table-cell>
          <table:table-cell table:style-name="ce2" office:value-type="float" office:value="12853" calcext:value-type="float">
            <text:p>12 853</text:p>
          </table:table-cell>
          <table:table-cell table:style-name="ce2" office:value-type="float" office:value="9981" calcext:value-type="float">
            <text:p>9 981</text:p>
          </table:table-cell>
          <table:table-cell table:style-name="ce2"/>
          <table:table-cell table:style-name="ce2" office:value-type="float" office:value="95116" calcext:value-type="float">
            <text:p>95 116</text:p>
          </table:table-cell>
          <table:table-cell table:style-name="ce2" office:value-type="float" office:value="105097" calcext:value-type="float">
            <text:p>105 097</text:p>
          </table:table-cell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Peab</text:p>
          </table:table-cell>
          <table:table-cell table:style-name="ce2" table:number-columns-repeated="2"/>
          <table:table-cell table:style-name="ce2" office:value-type="string" calcext:value-type="string">
            <text:p>https://peab.se/pdfviewer/766797</text:p>
          </table:table-cell>
          <table:table-cell table:style-name="ce8" office:value-type="string" calcext:value-type="string">
            <text:p><text:a xlink:href="https://peab.se/globalassets/cision/documents/swedish/peab_-_ars-_och_hallbarhetsredovisning_2023.pdf" xlink:type="simple">https://peab.se/globalassets/cision/documents/swedish/peab_-_ars-_och_hallbarhetsredovisning_2023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173000" calcext:value-type="float">
            <text:p>173 000</text:p>
          </table:table-cell>
          <table:table-cell table:style-name="ce2" office:value-type="float" office:value="6000" calcext:value-type="float">
            <text:p>6 000</text:p>
          </table:table-cell>
          <table:table-cell table:style-name="ce2" office:value-type="float" office:value="15000" calcext:value-type="float">
            <text:p>15 000</text:p>
          </table:table-cell>
          <table:table-cell table:style-name="ce2"/>
          <table:table-cell table:style-name="ce2" office:value-type="float" office:value="950000" calcext:value-type="float">
            <text:p>950 000</text:p>
          </table:table-cell>
          <table:table-cell table:style-name="ce2"/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Platzer Fastigheter</text:p>
          </table:table-cell>
          <table:table-cell table:style-name="ce2" table:number-columns-repeated="2"/>
          <table:table-cell table:style-name="ce2" office:value-type="string" calcext:value-type="string">
            <text:p>https://mb.cision.com/Main/8443/3722685/1872716.pdf</text:p>
          </table:table-cell>
          <table:table-cell table:style-name="ce8" office:value-type="string" calcext:value-type="string">
            <text:p><text:a xlink:href="https://vp282.alertir.com/afw/files/press/platzer/202402223572-1.pdf" xlink:type="simple">https://vp282.alertir.com/afw/files/press/platzer/202402223572-1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102" calcext:value-type="float">
            <text:p>102</text:p>
          </table:table-cell>
          <table:table-cell table:style-name="ce2"/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8470" calcext:value-type="float">
            <text:p>8 470</text:p>
          </table:table-cell>
          <table:table-cell table:style-name="ce2" office:value-type="float" office:value="8749" calcext:value-type="float">
            <text:p>8 749</text:p>
          </table:table-cell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Ratos</text:p>
          </table:table-cell>
          <table:table-cell table:style-name="ce2" table:number-columns-repeated="2"/>
          <table:table-cell table:style-name="ce2" office:value-type="string" calcext:value-type="string">
            <text:p>https://mb.cision.com/Main/17707/3728367/1894798.pdf</text:p>
          </table:table-cell>
          <table:table-cell table:style-name="ce8" office:value-type="string" calcext:value-type="string">
            <text:p><text:a xlink:href="https://www.ratos.com/493418/globalassets/reports-and-presentation/2023/swedish/2023_ar.pdf" xlink:type="simple">https://www.ratos.com/493418/globalassets/reports-and-presentation/2023/swedish/2023_ar.pdf</text:a></text:p>
          </table:table-cell>
          <table:table-cell table:style-name="ce2" table:number-columns-repeated="2"/>
          <table:table-cell table:style-name="ce11"/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1396232+52</text:p>
          </table:table-cell>
          <table:table-cell table:style-name="ce2"/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Saab</text:p>
          </table:table-cell>
          <table:table-cell table:style-name="ce2" table:number-columns-repeated="2"/>
          <table:table-cell table:style-name="ce2" office:value-type="string" calcext:value-type="string">
            <text:p>https://www.saab.com/globalassets/corporate/investor-relations/pdf/saab_asr2022_en.pdf</text:p>
          </table:table-cell>
          <table:table-cell table:style-name="ce8" office:value-type="string" calcext:value-type="string">
            <text:p><text:a xlink:href="https://www.saab.com/globalassets/corporate/investor-relations/pdf/saab-annual-and-sustainability-report-2023.pdf" xlink:type="simple">https://www.saab.com/globalassets/corporate/investor-relations/pdf/saab-annual-and-sustainability-report-2023.pdf</text:a></text:p>
          </table:table-cell>
          <table:table-cell table:style-name="ce2"/>
          <table:table-cell table:style-name="ce2" office:value-type="string" calcext:value-type="string">
            <text:p>S1, S2LB, S2LB, S3</text:p>
          </table:table-cell>
          <table:table-cell table:style-name="ce11" office:value-type="string" calcext:value-type="string">
            <text:p>S3 includes business travel and upstream transport and distribution</text:p>
          </table:table-cell>
          <table:table-cell table:style-name="ce2" office:value-type="float" office:value="13505" calcext:value-type="float">
            <text:p>13 505</text:p>
          </table:table-cell>
          <table:table-cell table:style-name="ce2" office:value-type="float" office:value="16597" calcext:value-type="float">
            <text:p>16 597</text:p>
          </table:table-cell>
          <table:table-cell table:style-name="ce2" office:value-type="float" office:value="8428" calcext:value-type="float">
            <text:p>8 428</text:p>
          </table:table-cell>
          <table:table-cell table:style-name="ce2" table:number-columns-repeated="3"/>
          <table:table-cell table:style-name="ce11" office:value-type="float" office:value="1058" calcext:value-type="float">
            <text:p>1 058</text:p>
          </table:table-cell>
          <table:table-cell table:style-name="ce5"/>
          <table:table-cell table:style-name="ce2" table:number-columns-repeated="3"/>
          <table:table-cell table:style-name="ce11"/>
          <table:table-cell table:style-name="ce2" office:value-type="float" office:value="10953" calcext:value-type="float">
            <text:p>10 953</text:p>
          </table:table-cell>
          <table:table-cell table:style-name="ce2" office:value-type="float" office:value="16303" calcext:value-type="float">
            <text:p>16 303</text:p>
          </table:table-cell>
          <table:table-cell table:style-name="ce2" office:value-type="float" office:value="10913" calcext:value-type="float">
            <text:p>10 913</text:p>
          </table:table-cell>
          <table:table-cell table:style-name="ce2"/>
          <table:table-cell table:style-name="ce2" office:value-type="float" office:value="18631" calcext:value-type="float">
            <text:p>18 631</text:p>
          </table:table-cell>
          <table:table-cell table:style-name="ce2"/>
          <table:table-cell table:style-name="ce11" office:value-type="float" office:value="1087" calcext:value-type="float">
            <text:p>1 087</text:p>
          </table:table-cell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1">
          <table:table-cell table:style-name="ce2" office:value-type="string" calcext:value-type="string">
            <text:p>Sagax</text:p>
          </table:table-cell>
          <table:table-cell table:style-name="ce2" table:number-columns-repeated="2"/>
          <table:table-cell table:style-name="ce2" office:value-type="string" calcext:value-type="string">
            <text:p>https://www.sagax.se/sites/default/files/2023-05/H%C3%A5llbarhet%202023%20ENG.pdf</text:p>
          </table:table-cell>
          <table:table-cell table:style-name="ce2" table:number-columns-repeated="2"/>
          <table:table-cell table:style-name="ce2" office:value-type="string" calcext:value-type="string">
            <text:p>S1, S2, S3 </text:p>
          </table:table-cell>
          <table:table-cell table:style-name="ce11" office:value-type="string" calcext:value-type="string">
            <text:p>S1 (refridgerants, stationary combustion, mobile combustion). S2 (electricity, heating). S3 (travel, purchased goods, upstream transporation, waste management, leased assets, production of energy carriers)</text:p>
          </table:table-cell>
          <table:table-cell table:style-name="ce2" table:number-columns-repeated="6"/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office:value-type="float" office:value="12" calcext:value-type="float">
            <text:p>12</text:p>
          </table:table-cell>
          <table:table-cell table:style-name="ce2" table:formula="of:=34+29" office:value-type="float" office:value="63" calcext:value-type="float">
            <text:p>63</text:p>
          </table:table-cell>
          <table:table-cell table:style-name="ce2" table:number-columns-repeated="2"/>
          <table:table-cell table:style-name="ce2" office:value-type="float" office:value="45874000" calcext:value-type="float">
            <text:p>45 874 000</text:p>
          </table:table-cell>
          <table:table-cell table:style-name="ce2" office:value-type="float" office:value="45948" calcext:value-type="float">
            <text:p>45 948</text:p>
          </table:table-cell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3">
          <table:table-cell table:style-name="ce2" office:value-type="string" calcext:value-type="string">
            <text:p>Samhällsbyggnadsbolaget i Norden</text:p>
          </table:table-cell>
          <table:table-cell table:style-name="ce2"/>
          <table:table-cell table:style-name="ce7" office:value-type="string" calcext:value-type="string">
            <text:p>Martin Andersson, Hållbarhetsansvarig</text:p>
            <text:p>martin.andersson@sbbnorden.se</text:p>
          </table:table-cell>
          <table:table-cell table:style-name="ce2" office:value-type="string" calcext:value-type="string">
            <text:p>https://corporate.sbbnorden.se/sv/wp-content/uploads/sites/3/2020/01/hallbarhetsrapport-2022.pdf</text:p>
          </table:table-cell>
          <table:table-cell table:style-name="ce2" table:number-columns-repeated="2"/>
          <table:table-cell table:style-name="ce2" office:value-type="string" calcext:value-type="string">
            <text:p>S1, S2MB, S2LB, S3</text:p>
          </table:table-cell>
          <table:table-cell table:style-name="ce11" office:value-type="string" calcext:value-type="string">
            <text:p>S3 (Vattenanvändning, Byggmaterial, Energirelaterade aktiviteter som inte inkluderas i scope 1 och 2, Transporter i byggprojekt, Avfall i byggprojekt, Hantering av avloppsvatten, Affärsresor (flyg), Affärsresor (Tåg), Uppströms hyrda tillgångar)</text:p>
          </table:table-cell>
          <table:table-cell table:style-name="ce2" table:number-columns-repeated="6"/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office:value-type="float" office:value="1343" calcext:value-type="float">
            <text:p>1 343</text:p>
          </table:table-cell>
          <table:table-cell table:style-name="ce2" office:value-type="float" office:value="25273" calcext:value-type="float">
            <text:p>25 273</text:p>
          </table:table-cell>
          <table:table-cell table:style-name="ce2" office:value-type="float" office:value="17182" calcext:value-type="float">
            <text:p>17 182</text:p>
          </table:table-cell>
          <table:table-cell table:style-name="ce2"/>
          <table:table-cell table:style-name="ce2" office:value-type="float" office:value="17977" calcext:value-type="float">
            <text:p>17 977</text:p>
          </table:table-cell>
          <table:table-cell table:style-name="ce2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Sandvik</text:p>
          </table:table-cell>
          <table:table-cell table:style-name="ce2" table:number-columns-repeated="2"/>
          <table:table-cell table:style-name="ce2" office:value-type="string" calcext:value-type="string">
            <text:p>https://www.annualreport.sandvik/se/2022/hjaelpsidor/downloads/files/entire-sv-svk-ar22.pdf</text:p>
          </table:table-cell>
          <table:table-cell table:style-name="ce8" office:value-type="string" calcext:value-type="string">
            <text:p><text:a xlink:href="https://mb.cision.com/Main/208/3943609/2664675.pdf" xlink:type="simple">https://mb.cision.com/Main/208/3943609/2664675.pdf</text:a></text:p>
          </table:table-cell>
          <table:table-cell table:style-name="ce2"/>
          <table:table-cell table:style-name="ce2" office:value-type="string" calcext:value-type="string">
            <text:p>S1, S2MB, S2LB</text:p>
          </table:table-cell>
          <table:table-cell table:style-name="ce11" office:value-type="string" calcext:value-type="string">
            <text:p>22 gjordes en noggrann analys av Scope 3-utsläpp men då valdes 2019 som basår pga före pandemin, inga siffror redovisas för 2022</text:p>
          </table:table-cell>
          <table:table-cell table:style-name="ce2" office:value-type="float" office:value="78000" calcext:value-type="float">
            <text:p>78 000</text:p>
          </table:table-cell>
          <table:table-cell table:style-name="ce2" office:value-type="float" office:value="181000" calcext:value-type="float">
            <text:p>181 000</text:p>
          </table:table-cell>
          <table:table-cell table:style-name="ce2" office:value-type="float" office:value="63000" calcext:value-type="float">
            <text:p>63 000</text:p>
          </table:table-cell>
          <table:table-cell table:style-name="ce2" office:value-type="float" office:value="141000" calcext:value-type="float">
            <text:p>141 000</text:p>
          </table:table-cell>
          <table:table-cell table:style-name="ce2" office:value-type="string" calcext:value-type="string">
            <text:p>unknown</text:p>
          </table:table-cell>
          <table:table-cell table:style-name="ce2"/>
          <table:table-cell table:style-name="ce11" office:value-type="float" office:value="9000" calcext:value-type="float">
            <text:p>9 000</text:p>
          </table:table-cell>
          <table:table-cell table:style-name="ce5"/>
          <table:table-cell table:style-name="ce2" table:number-columns-repeated="3"/>
          <table:table-cell table:style-name="ce11"/>
          <table:table-cell table:style-name="ce2" office:value-type="float" office:value="80000" calcext:value-type="float">
            <text:p>80 000</text:p>
          </table:table-cell>
          <table:table-cell table:style-name="ce2" office:value-type="float" office:value="185000" calcext:value-type="float">
            <text:p>185 000</text:p>
          </table:table-cell>
          <table:table-cell table:style-name="ce2" office:value-type="float" office:value="61000" calcext:value-type="float">
            <text:p>61 000</text:p>
          </table:table-cell>
          <table:table-cell table:style-name="ce2"/>
          <table:table-cell table:style-name="ce2" office:value-type="float" office:value="9000000" calcext:value-type="float">
            <text:p>9 000 000</text:p>
          </table:table-cell>
          <table:table-cell table:style-name="ce2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SAS</text:p>
          </table:table-cell>
          <table:table-cell table:style-name="ce2" table:number-columns-repeated="3"/>
          <table:table-cell table:style-name="ce8" office:value-type="string" calcext:value-type="string">
            <text:p><text:a xlink:href="https://mb.cision.com/Main/290/3923241/2586471.pdf" xlink:type="simple">https://mb.cision.com/Main/290/3923241/2586471.pdf</text:a></text:p>
          </table:table-cell>
          <table:table-cell table:style-name="ce2" table:number-columns-repeated="2"/>
          <table:table-cell table:style-name="ce11" office:value-type="string" calcext:value-type="string">
            <text:p>Brutet räkenskapsår nov-jan</text:p>
          </table:table-cell>
          <table:table-cell table:style-name="ce2" office:value-type="float" office:value="3093000" calcext:value-type="float">
            <text:p>3 093 000</text:p>
          </table:table-cell>
          <table:table-cell table:style-name="ce2"/>
          <table:table-cell table:style-name="ce2" office:value-type="float" office:value="5100" calcext:value-type="float">
            <text:p>5 100</text:p>
          </table:table-cell>
          <table:table-cell table:style-name="ce2" table:number-columns-repeated="3"/>
          <table:table-cell table:style-name="ce11"/>
          <table:table-cell table:style-name="ce5"/>
          <table:table-cell table:style-name="ce2" table:formula="of:=[.I103]+[.K103]" office:value-type="float" office:value="3098100" calcext:value-type="float">
            <text:p>3 098 100</text:p>
          </table:table-cell>
          <table:table-cell table:style-name="ce2" table:number-columns-repeated="2"/>
          <table:table-cell table:style-name="ce11"/>
          <table:table-cell table:style-name="ce2" office:value-type="float" office:value="3093000" calcext:value-type="float">
            <text:p>3 093 000</text:p>
          </table:table-cell>
          <table:table-cell table:style-name="ce2" office:value-type="float" office:value="5100" calcext:value-type="float">
            <text:p>5 100</text:p>
          </table:table-cell>
          <table:table-cell table:style-name="ce2" table:number-columns-repeated="4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SCA</text:p>
          </table:table-cell>
          <table:table-cell table:style-name="ce2" table:number-columns-repeated="2"/>
          <table:table-cell table:style-name="ce2" office:value-type="string" calcext:value-type="string">
            <text:p>https://www.sca.com/siteassets/media/press-releases-and-reports/documents/2023/20230307-sca-publicerar-ars-och-hallbarhetsredovisning-for-2022-sv-0-4483680.pdf</text:p>
          </table:table-cell>
          <table:table-cell table:style-name="ce8" office:value-type="string" calcext:value-type="string">
            <text:p><text:a xlink:href="https://www.sca.com/siteassets/media/press-releases-and-reports/documents/2024/20240229-sca-publicerar-arsredovisning-for-2023-sv-0-4762608.pdf" xlink:type="simple">https://www.sca.com/siteassets/media/press-releases-and-reports/documents/2024/20240229-sca-publicerar-arsredovisning-for-2023-sv-0-4762608.pdf</text:a></text:p>
          </table:table-cell>
          <table:table-cell table:style-name="ce2" table:number-columns-repeated="2"/>
          <table:table-cell table:style-name="ce11" office:value-type="string" calcext:value-type="string">
            <text:p>Scope 3 är inte summerat på samma detlajnivå som de andra</text:p>
          </table:table-cell>
          <table:table-cell table:style-name="ce2" office:value-type="float" office:value="258000" calcext:value-type="float">
            <text:p>258 000</text:p>
          </table:table-cell>
          <table:table-cell table:style-name="ce2" office:value-type="float" office:value="33000" calcext:value-type="float">
            <text:p>33 000</text:p>
          </table:table-cell>
          <table:table-cell table:style-name="ce2" office:value-type="float" office:value="60000" calcext:value-type="float">
            <text:p>60 000</text:p>
          </table:table-cell>
          <table:table-cell table:style-name="ce2"/>
          <table:table-cell table:style-name="ce2" office:value-type="float" office:value="500000" calcext:value-type="float">
            <text:p>500 000</text:p>
          </table:table-cell>
          <table:table-cell table:style-name="ce2" office:value-type="float" office:value="843000" calcext:value-type="float">
            <text:p>843 000</text:p>
          </table:table-cell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Sdiptech</text:p>
          </table:table-cell>
          <table:table-cell table:style-name="ce2" table:number-columns-repeated="2"/>
          <table:table-cell table:style-name="ce8" office:value-type="string" calcext:value-type="string">
            <text:p><text:a xlink:href="https://ml-eu.globenewswire.com/Resource/Download/98bfb454-0350-4484-a12e-7714460790e0" xlink:type="simple">https://ml-eu.globenewswire.com/Resource/Download/98bfb454-0350-4484-a12e-7714460790e0</text:a></text:p>
          </table:table-cell>
          <table:table-cell table:style-name="ce2" table:number-columns-repeated="3"/>
          <table:table-cell table:style-name="ce11" office:value-type="string" calcext:value-type="string">
            <text:p>Publiceras 19 april</text:p>
          </table:table-cell>
          <table:table-cell table:style-name="ce2" table:number-columns-repeated="6"/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office:value-type="float" office:value="4086" calcext:value-type="float">
            <text:p>4 086</text:p>
          </table:table-cell>
          <table:table-cell table:style-name="ce2"/>
          <table:table-cell table:style-name="ce2" office:value-type="float" office:value="854" calcext:value-type="float">
            <text:p>854</text:p>
          </table:table-cell>
          <table:table-cell table:style-name="ce2" office:value-type="float" office:value="4940" calcext:value-type="float">
            <text:p>4 940</text:p>
          </table:table-cell>
          <table:table-cell table:style-name="ce2" office:value-type="float" office:value="744" calcext:value-type="float">
            <text:p>744</text:p>
          </table:table-cell>
          <table:table-cell table:style-name="ce2" office:value-type="float" office:value="5684" calcext:value-type="float">
            <text:p>5 684</text:p>
          </table:table-cell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SEB</text:p>
          </table:table-cell>
          <table:table-cell table:style-name="ce2" table:number-columns-repeated="2"/>
          <table:table-cell table:style-name="ce2" office:value-type="string" calcext:value-type="string">
            <text:p>https://webapp.sebgroup.com/mb/mblib.nsf/alldocsbyunid/E102D15B7DB0A57FC125896000491E31/$FILE/arsredovisning_2022.pdf</text:p>
          </table:table-cell>
          <table:table-cell table:style-name="ce8" office:value-type="string" calcext:value-type="string">
            <text:p><text:a xlink:href="https://sebgroup.com/siteassets/cision/documents/2024/20240227-seb-publicerar-ars-och-hallbarhetsredovisning-2023-sv-1-3410354-4760762.pdf" xlink:type="simple">https://sebgroup.com/siteassets/cision/documents/2024/20240227-seb-publicerar-ars-och-hallbarhetsredovisning-2023-sv-1-3410354-4760762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796" calcext:value-type="float">
            <text:p>796</text:p>
          </table:table-cell>
          <table:table-cell table:style-name="ce2" office:value-type="float" office:value="777" calcext:value-type="float">
            <text:p>777</text:p>
          </table:table-cell>
          <table:table-cell table:style-name="ce2" table:number-columns-repeated="2"/>
          <table:table-cell table:style-name="ce2" office:value-type="string" calcext:value-type="string">
            <text:p>11678*</text:p>
          </table:table-cell>
          <table:table-cell table:style-name="ce2"/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Sectra</text:p>
          </table:table-cell>
          <table:table-cell table:style-name="ce2" table:number-columns-repeated="2"/>
          <table:table-cell table:style-name="ce8" office:value-type="string" calcext:value-type="string">
            <text:p><text:a xlink:href="https://sectraprodstorage01.blob.core.windows.net/investor-uploads/sites/2/2023/07/sectra-ar2223-eng-interaktiv.pdf" xlink:type="simple">https://sectraprodstorage01.blob.core.windows.net/investor-uploads/sites/2/2023/07/sectra-ar2223-eng-interaktiv.pdf</text:a></text:p>
          </table:table-cell>
          <table:table-cell table:style-name="ce2" table:number-columns-repeated="3"/>
          <table:table-cell table:style-name="ce11" office:value-type="string" calcext:value-type="string">
            <text:p>Brutet räkenskapsår</text:p>
          </table:table-cell>
          <table:table-cell table:style-name="ce2" table:number-columns-repeated="6"/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office:value-type="float" office:value="225" calcext:value-type="float">
            <text:p>225</text:p>
          </table:table-cell>
          <table:table-cell table:style-name="ce2"/>
          <table:table-cell table:style-name="ce2" office:value-type="float" office:value="166" calcext:value-type="float">
            <text:p>166</text:p>
          </table:table-cell>
          <table:table-cell table:style-name="ce2"/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556" calcext:value-type="float">
            <text:p>556</text:p>
          </table:table-cell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Securitas</text:p>
          </table:table-cell>
          <table:table-cell table:style-name="ce2" table:number-columns-repeated="2"/>
          <table:table-cell table:style-name="ce8" office:value-type="string" calcext:value-type="string">
            <text:p><text:a xlink:href="https://www.securitas.se/globalassets/sweden/pdf/securitas_ars_och_hallbarhetsredovisning_2023.pdf" xlink:type="simple">https://www.securitas.se/globalassets/sweden/pdf/securitas_ars_och_hallbarhetsredovisning_2023.pdf</text:a></text:p>
          </table:table-cell>
          <table:table-cell table:style-name="ce8" office:value-type="string" calcext:value-type="string">
            <text:p><text:a xlink:href="https://www.securitas.se/globalassets/sweden/pdf/securitas_ars_och_hallbarhetsredovisning_2023_24.pdf" xlink:type="simple">https://www.securitas.se/globalassets/sweden/pdf/securitas_ars_och_hallbarhetsredovisning_2023_24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126606" calcext:value-type="float">
            <text:p>126 606</text:p>
          </table:table-cell>
          <table:table-cell table:style-name="ce2"/>
          <table:table-cell table:style-name="ce2" office:value-type="float" office:value="21300" calcext:value-type="float">
            <text:p>21 300</text:p>
          </table:table-cell>
          <table:table-cell table:style-name="ce2"/>
          <table:table-cell table:style-name="ce2" office:value-type="float" office:value="1768814" calcext:value-type="float">
            <text:p>1 768 814</text:p>
          </table:table-cell>
          <table:table-cell table:style-name="ce2" office:value-type="float" office:value="1916720" calcext:value-type="float">
            <text:p>1 916 720</text:p>
          </table:table-cell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Sinch</text:p>
          </table:table-cell>
          <table:table-cell table:style-name="ce2" table:number-columns-repeated="2"/>
          <table:table-cell table:style-name="ce8" office:value-type="string" calcext:value-type="string">
            <text:p><text:a xlink:href="https://investors.sinch.com/static-files/82195a2b-2fb3-4098-93eb-5a4dbff9b381" xlink:type="simple">https://investors.sinch.com/static-files/82195a2b-2fb3-4098-93eb-5a4dbff9b381</text:a></text:p>
          </table:table-cell>
          <table:table-cell table:style-name="ce2" table:number-columns-repeated="3"/>
          <table:table-cell table:style-name="ce11" office:value-type="string" calcext:value-type="string">
            <text:p>Publication of 2023 Annual Report. 22 April - 26 April, 2024 https://investors.sinch.com/reports-and-presentations </text:p>
          </table:table-cell>
          <table:table-cell table:style-name="ce2" table:number-columns-repeated="6"/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7580" calcext:value-type="float">
            <text:p>7 580</text:p>
          </table:table-cell>
          <table:table-cell table:style-name="ce2" office:value-type="float" office:value="7388" calcext:value-type="float">
            <text:p>7 388</text:p>
          </table:table-cell>
          <table:table-cell table:style-name="ce2" office:value-type="float" office:value="7672" calcext:value-type="float">
            <text:p>7 672</text:p>
          </table:table-cell>
          <table:table-cell table:style-name="ce2" office:value-type="float" office:value="155310" calcext:value-type="float">
            <text:p>155 310</text:p>
          </table:table-cell>
          <table:table-cell table:style-name="ce2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4">
          <table:table-cell table:style-name="ce2" office:value-type="string" calcext:value-type="string">
            <text:p>Skanska</text:p>
          </table:table-cell>
          <table:table-cell table:style-name="ce2" office:value-type="string" calcext:value-type="string">
            <text:p>Building</text:p>
          </table:table-cell>
          <table:table-cell table:style-name="ce2"/>
          <table:table-cell table:style-name="ce2" office:value-type="string" calcext:value-type="string">
            <text:p>https://group.skanska.com/4936b9/siteassets/investors/reports-publications/annual-reports/2022/ars-och-hallbarhetsredovisning-2022.pdf</text:p>
          </table:table-cell>
          <table:table-cell table:style-name="ce8" office:value-type="string" calcext:value-type="string">
            <text:p><text:a xlink:href="https://mb.cision.com/Main/95/3941596/2651322.pdf" xlink:type="simple">https://mb.cision.com/Main/95/3941596/2651322.pdf</text:a></text:p>
          </table:table-cell>
          <table:table-cell table:style-name="ce2"/>
          <table:table-cell table:style-name="ce7" office:value-type="string" calcext:value-type="string">
            <text:p>Scope 1 Bränslerelaterade utsläpp</text:p>
            <text:p>Scope 2 El, värme, kyla</text:p>
            <text:p>Scope 3 Följande kategorier redovisas:</text:p>
            <text:p>• 1 Inköpta varor och tjänster</text:p>
            <text:p>• 3 Bränsle- och energirelaterad verksamhet</text:p>
            <text:p>• 5 Avfall som genererats i verksamheten</text:p>
            <text:p>• 6 Tjänsteresor</text:p>
            <text:p>• 11 Användning av sålda produkter</text:p>
          </table:table-cell>
          <table:table-cell table:style-name="ce11"/>
          <table:table-cell table:style-name="ce2" office:value-type="float" office:value="146000" calcext:value-type="float">
            <text:p>146 000</text:p>
          </table:table-cell>
          <table:table-cell table:style-name="ce2" office:value-type="float" office:value="35000" calcext:value-type="float">
            <text:p>35 000</text:p>
          </table:table-cell>
          <table:table-cell table:style-name="ce2" office:value-type="float" office:value="16000" calcext:value-type="float">
            <text:p>16 000</text:p>
          </table:table-cell>
          <table:table-cell table:style-name="ce2"/>
          <table:table-cell table:style-name="ce2" office:value-type="float" office:value="1014000" calcext:value-type="float">
            <text:p>1 014 000</text:p>
          </table:table-cell>
          <table:table-cell table:style-name="ce2"/>
          <table:table-cell table:style-name="ce11" office:value-type="float" office:value="49000" calcext:value-type="float">
            <text:p>49 000</text:p>
          </table:table-cell>
          <table:table-cell table:style-name="ce5"/>
          <table:table-cell table:style-name="ce2" table:number-columns-repeated="3"/>
          <table:table-cell table:style-name="ce11"/>
          <table:table-cell table:style-name="ce2" office:value-type="float" office:value="164000" calcext:value-type="float">
            <text:p>164 000</text:p>
          </table:table-cell>
          <table:table-cell table:style-name="ce2" office:value-type="float" office:value="36000" calcext:value-type="float">
            <text:p>36 000</text:p>
          </table:table-cell>
          <table:table-cell table:style-name="ce2" office:value-type="float" office:value="18000" calcext:value-type="float">
            <text:p>18 000</text:p>
          </table:table-cell>
          <table:table-cell table:style-name="ce2"/>
          <table:table-cell table:style-name="ce2" office:value-type="float" office:value="1688000" calcext:value-type="float">
            <text:p>1 688 000</text:p>
          </table:table-cell>
          <table:table-cell table:style-name="ce2"/>
          <table:table-cell table:style-name="ce11" office:value-type="float" office:value="33000" calcext:value-type="float">
            <text:p>33 000</text:p>
          </table:table-cell>
          <table:table-cell table:style-name="ce2" office:value-type="float" office:value="194000" calcext:value-type="float">
            <text:p>194 000</text:p>
          </table:table-cell>
          <table:table-cell table:style-name="ce2" office:value-type="float" office:value="35000" calcext:value-type="float">
            <text:p>35 000</text:p>
          </table:table-cell>
          <table:table-cell table:style-name="ce2" office:value-type="float" office:value="22000" calcext:value-type="float">
            <text:p>22 000</text:p>
          </table:table-cell>
          <table:table-cell table:style-name="ce2"/>
          <table:table-cell table:style-name="ce2" office:value-type="float" office:value="1706000" calcext:value-type="float">
            <text:p>1 706 000</text:p>
          </table:table-cell>
          <table:table-cell table:style-name="ce11"/>
          <table:table-cell table:style-name="ce2" office:value-type="float" office:value="22000" calcext:value-type="float">
            <text:p>22 000</text:p>
          </table:table-cell>
          <table:table-cell table:style-name="ce2" office:value-type="float" office:value="193000" calcext:value-type="float">
            <text:p>193 000</text:p>
          </table:table-cell>
          <table:table-cell table:style-name="ce2" office:value-type="float" office:value="38000" calcext:value-type="float">
            <text:p>38 000</text:p>
          </table:table-cell>
          <table:table-cell table:style-name="ce2" office:value-type="float" office:value="72000" calcext:value-type="float">
            <text:p>72 000</text:p>
          </table:table-cell>
          <table:table-cell table:style-name="ce2" office:value-type="float" office:value="1945000" calcext:value-type="float">
            <text:p>1 945 000</text:p>
          </table:table-cell>
          <table:table-cell table:style-name="ce2"/>
          <table:table-cell table:style-name="ce2" office:value-type="float" office:value="17000" calcext:value-type="float">
            <text:p>17 000</text:p>
          </table:table-cell>
          <table:table-cell table:style-name="ce2" office:value-type="float" office:value="213000" calcext:value-type="float">
            <text:p>213 000</text:p>
          </table:table-cell>
          <table:table-cell table:style-name="ce2" office:value-type="float" office:value="43000" calcext:value-type="float">
            <text:p>43 000</text:p>
          </table:table-cell>
          <table:table-cell table:style-name="ce2" office:value-type="float" office:value="78000" calcext:value-type="float">
            <text:p>78 000</text:p>
          </table:table-cell>
          <table:table-cell table:style-name="ce2" table:number-columns-repeated="2"/>
          <table:table-cell table:style-name="ce2" office:value-type="float" office:value="20000" calcext:value-type="float">
            <text:p>20 000</text:p>
          </table:table-cell>
          <table:table-cell table:style-name="ce2" office:value-type="float" office:value="322000" calcext:value-type="float">
            <text:p>322 000</text:p>
          </table:table-cell>
          <table:table-cell table:style-name="ce2" office:value-type="float" office:value="43000" calcext:value-type="float">
            <text:p>43 000</text:p>
          </table:table-cell>
          <table:table-cell table:style-name="ce2" office:value-type="float" office:value="80000" calcext:value-type="float">
            <text:p>80 000</text:p>
          </table:table-cell>
          <table:table-cell table:style-name="ce2" table:number-columns-repeated="4"/>
          <table:table-cell table:number-columns-repeated="10"/>
        </table:table-row>
        <table:table-row table:style-name="ro2">
          <table:table-cell table:style-name="ce2" office:value-type="string" calcext:value-type="string">
            <text:p>SKF</text:p>
          </table:table-cell>
          <table:table-cell table:style-name="ce2" table:number-columns-repeated="2"/>
          <table:table-cell table:style-name="ce2" office:value-type="string" calcext:value-type="string">
            <text:p>https://investors.skf.com/sites/skf-ir/files/library/H%C3%A5llbarhetsrapport%202022.pdf</text:p>
          </table:table-cell>
          <table:table-cell table:style-name="ce8" office:value-type="string" calcext:value-type="string">
            <text:p><text:a xlink:href="https://investors.skf.com/sites/skf-ir/files/library/Hållbarhetsrapport%202023.pdf" xlink:type="simple">https://investors.skf.com/sites/skf-ir/files/library/H%C3%A5llbarhetsrapport%202023.pdf</text:a></text:p>
          </table:table-cell>
          <table:table-cell table:style-name="ce2" table:number-columns-repeated="2"/>
          <table:table-cell table:style-name="ce11" office:value-type="string" calcext:value-type="string">
            <text:p>Scope 3 och total ej summerat</text:p>
          </table:table-cell>
          <table:table-cell table:style-name="ce2" office:value-type="float" office:value="49716" calcext:value-type="float">
            <text:p>49 716</text:p>
          </table:table-cell>
          <table:table-cell table:style-name="ce2" office:value-type="float" office:value="447320" calcext:value-type="float">
            <text:p>447 320</text:p>
          </table:table-cell>
          <table:table-cell table:style-name="ce2" office:value-type="float" office:value="204024" calcext:value-type="float">
            <text:p>204 024</text:p>
          </table:table-cell>
          <table:table-cell table:style-name="ce2" office:value-type="float" office:value="253740" calcext:value-type="float">
            <text:p>253 740</text:p>
          </table:table-cell>
          <table:table-cell table:style-name="ce2" office:value-type="string" calcext:value-type="string">
            <text:p>1 614 721+163 726+10 386 </text:p>
          </table:table-cell>
          <table:table-cell table:style-name="ce2"/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Södra Skogsägarna Ekonomisk Förening</text:p>
          </table:table-cell>
          <table:table-cell table:style-name="ce2" table:number-columns-repeated="2"/>
          <table:table-cell table:style-name="ce2" office:value-type="string" calcext:value-type="string">
            <text:p>https://www.sodra.com/_download/sp/ars-_och_hallbarhetsredovisning_2022.pdf</text:p>
          </table:table-cell>
          <table:table-cell table:style-name="ce8" office:value-type="string" calcext:value-type="string">
            <text:p><text:a xlink:href="https://www.sodra.com/_download/sp/ars-_och_hallbarhetsredovisning_2023.pdf" xlink:type="simple">https://www.sodra.com/_download/sp/ars-_och_hallbarhetsredovisning_2023.pdf</text:a></text:p>
          </table:table-cell>
          <table:table-cell table:style-name="ce2" table:number-columns-repeated="2"/>
          <table:table-cell table:style-name="ce13"/>
          <table:table-cell table:style-name="ce2" office:value-type="float" office:value="92000" calcext:value-type="float">
            <text:p>92 000</text:p>
          </table:table-cell>
          <table:table-cell table:style-name="ce2" office:value-type="float" office:value="1000" calcext:value-type="float">
            <text:p>1 000</text:p>
          </table:table-cell>
          <table:table-cell table:style-name="ce2" office:value-type="float" office:value="2700" calcext:value-type="float">
            <text:p>2 700</text:p>
          </table:table-cell>
          <table:table-cell table:style-name="ce2"/>
          <table:table-cell table:style-name="ce2" office:value-type="float" office:value="2245000" calcext:value-type="float">
            <text:p>2 245 000</text:p>
          </table:table-cell>
          <table:table-cell table:style-name="ce2"/>
          <table:table-cell table:style-name="ce11" office:value-type="float" office:value="6502000" calcext:value-type="float">
            <text:p>6 502 000</text:p>
          </table:table-cell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SSAB</text:p>
          </table:table-cell>
          <table:table-cell table:style-name="ce2" table:number-columns-repeated="2"/>
          <table:table-cell table:style-name="ce5" office:value-type="string" calcext:value-type="string">
            <text:p>https://mb.cision.com/Main/980/3740172/1939984.pdf</text:p>
          </table:table-cell>
          <table:table-cell table:style-name="ce9" office:value-type="string" calcext:value-type="string">
            <text:p><text:a xlink:href="https://mb.cision.com/Public/980/3947344/99d2b4a9f24f12eb.pdf" xlink:type="simple">https://mb.cision.com/Public/980/3947344/99d2b4a9f24f12eb.pdf</text:a></text:p>
          </table:table-cell>
          <table:table-cell table:style-name="ce2" table:number-columns-repeated="2"/>
          <table:table-cell table:style-name="ce13" office:value-type="string" calcext:value-type="string">
            <text:p>Scope 3 har ett års lagg?</text:p>
          </table:table-cell>
          <table:table-cell table:style-name="ce2" office:value-type="float" office:value="9915000" calcext:value-type="float">
            <text:p>9 915 000</text:p>
          </table:table-cell>
          <table:table-cell table:style-name="ce2"/>
          <table:table-cell table:style-name="ce2" office:value-type="float" office:value="1157000" calcext:value-type="float">
            <text:p>1 157 000</text:p>
          </table:table-cell>
          <table:table-cell table:style-name="ce2" table:number-columns-repeated="3"/>
          <table:table-cell table:style-name="ce11"/>
          <table:table-cell table:style-name="ce5"/>
          <table:table-cell table:style-name="ce2" table:formula="of:=[.I113]+[.K113]" office:value-type="float" office:value="11072000" calcext:value-type="float">
            <text:p>11 072 000</text:p>
          </table:table-cell>
          <table:table-cell table:style-name="ce2" table:number-columns-repeated="2"/>
          <table:table-cell table:style-name="ce11"/>
          <table:table-cell table:style-name="ce2" office:value-type="float" office:value="9844000" calcext:value-type="float">
            <text:p>9 844 000</text:p>
          </table:table-cell>
          <table:table-cell table:style-name="ce2"/>
          <table:table-cell table:style-name="ce2" office:value-type="float" office:value="1179" calcext:value-type="float">
            <text:p>1 179</text:p>
          </table:table-cell>
          <table:table-cell table:style-name="ce2"/>
          <table:table-cell table:style-name="ce2" office:value-type="float" office:value="11352000" calcext:value-type="float">
            <text:p>11 352 000</text:p>
          </table:table-cell>
          <table:table-cell table:style-name="ce2" office:value-type="float" office:value="22375000" calcext:value-type="float">
            <text:p>22 375 000</text:p>
          </table:table-cell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Stillfront Group</text:p>
          </table:table-cell>
          <table:table-cell table:style-name="ce2" table:number-columns-repeated="2"/>
          <table:table-cell table:style-name="ce5" office:value-type="string" calcext:value-type="string">
            <text:p>https://www.stillfront.com/en/wp-content/uploads/sites/2/2020/04/still-sust-svensk.pdf</text:p>
          </table:table-cell>
          <table:table-cell table:style-name="ce2" table:number-columns-repeated="3"/>
          <table:table-cell table:style-name="ce12" office:value-type="string" calcext:value-type="string">
            <text:p><text:a xlink:href="https://www.stillfront.com/en/rapporter-och-presentationer/" xlink:type="simple">https://www.stillfront.com/en/rapporter-och-presentationer/</text:a></text:p>
          </table:table-cell>
          <table:table-cell table:style-name="ce2" table:number-columns-repeated="6"/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office:value-type="float" office:value="74" calcext:value-type="float">
            <text:p>74</text:p>
          </table:table-cell>
          <table:table-cell table:style-name="ce2"/>
          <table:table-cell table:style-name="ce2" office:value-type="float" office:value="493" calcext:value-type="float">
            <text:p>493</text:p>
          </table:table-cell>
          <table:table-cell table:style-name="ce2"/>
          <table:table-cell table:style-name="ce2" office:value-type="float" office:value="56827" calcext:value-type="float">
            <text:p>56 827</text:p>
          </table:table-cell>
          <table:table-cell table:style-name="ce2" office:value-type="float" office:value="57394" calcext:value-type="float">
            <text:p>57 394</text:p>
          </table:table-cell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Stora Enso</text:p>
          </table:table-cell>
          <table:table-cell table:style-name="ce2" table:number-columns-repeated="2"/>
          <table:table-cell table:style-name="ce5" office:value-type="string" calcext:value-type="string">
            <text:p>https://www.storaenso.com/-/media/documents/download-center/documents/annual-reports/2022/storaenso_annual_report_2022.pdf</text:p>
          </table:table-cell>
          <table:table-cell table:style-name="ce9" office:value-type="string" calcext:value-type="string">
            <text:p><text:a xlink:href="https://www.storaenso.com/-/media/documents/download-center/documents/annual-reports/2023/storaenso_annual_report_2023.pdf" xlink:type="simple">https://www.storaenso.com/-/media/documents/download-center/documents/annual-reports/2023/storaenso_annual_report_2023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1470000" calcext:value-type="float">
            <text:p>1 470 000</text:p>
          </table:table-cell>
          <table:table-cell table:style-name="ce2" office:value-type="float" office:value="510000" calcext:value-type="float">
            <text:p>510 000</text:p>
          </table:table-cell>
          <table:table-cell table:style-name="ce2" office:value-type="float" office:value="50000" calcext:value-type="float">
            <text:p>50 000</text:p>
          </table:table-cell>
          <table:table-cell table:style-name="ce2"/>
          <table:table-cell table:style-name="ce2" office:value-type="float" office:value="4950000" calcext:value-type="float">
            <text:p>4 950 000</text:p>
          </table:table-cell>
          <table:table-cell table:style-name="ce2" office:value-type="float" office:value="6470000" calcext:value-type="float">
            <text:p>6 470 000</text:p>
          </table:table-cell>
          <table:table-cell table:style-name="ce11"/>
          <table:table-cell table:style-name="ce5"/>
          <table:table-cell table:style-name="ce2" table:formula="of:=[.I115]+[.K115]" office:value-type="float" office:value="1520000" calcext:value-type="float">
            <text:p>1 520 000</text:p>
          </table:table-cell>
          <table:table-cell table:style-name="ce2" table:number-columns-repeated="2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Storskogen Group</text:p>
          </table:table-cell>
          <table:table-cell table:style-name="ce2"/>
          <table:table-cell table:style-name="ce2" office:value-type="string" calcext:value-type="string">
            <text:p>Amelie Nordin - Head of Sustainability - amelie.nordin@storskogen.com</text:p>
          </table:table-cell>
          <table:table-cell table:style-name="ce5" office:value-type="string" calcext:value-type="string">
            <text:p>https://www.storskogen.com/files/Main/20705/3744721/storskogen-ars--och-hallbarhetsredovisning-2022.pdf</text:p>
          </table:table-cell>
          <table:table-cell table:style-name="ce8" office:value-type="string" calcext:value-type="string">
            <text:p><text:a xlink:href="https://www.storskogen.com/files/Main/20705/3956347/storskogen-annual-and-sustainability-report-2023.pdf" xlink:type="simple">https://www.storskogen.com/files/Main/20705/3956347/storskogen-annual-and-sustainability-report-2023.pdf</text:a></text:p>
          </table:table-cell>
          <table:table-cell table:style-name="ce2" table:number-columns-repeated="2"/>
          <table:table-cell table:style-name="ce11" office:value-type="string" calcext:value-type="string">
            <text:p>S3 i separat klimatrapport (som inte är publicerad än?)</text:p>
          </table:table-cell>
          <table:table-cell table:style-name="ce2" office:value-type="float" office:value="36100" calcext:value-type="float">
            <text:p>36 100</text:p>
          </table:table-cell>
          <table:table-cell table:style-name="ce2"/>
          <table:table-cell table:style-name="ce2" office:value-type="float" office:value="7738" calcext:value-type="float">
            <text:p>7 738</text:p>
          </table:table-cell>
          <table:table-cell table:style-name="ce2" office:value-type="float" office:value="43838" calcext:value-type="float">
            <text:p>43 838</text:p>
          </table:table-cell>
          <table:table-cell table:style-name="ce2" table:number-columns-repeated="2"/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Svenska Handelsbanken</text:p>
          </table:table-cell>
          <table:table-cell table:style-name="ce2" table:number-columns-repeated="2"/>
          <table:table-cell table:style-name="ce5" office:value-type="string" calcext:value-type="string">
            <text:p>https://mb.cision.com/Main/3555/3723067/1874784.pdf</text:p>
          </table:table-cell>
          <table:table-cell table:style-name="ce9" office:value-type="string" calcext:value-type="string">
            <text:p><text:a xlink:href="https://www.handelsbanken.com/tron/xgpu/info/contents/v1/document/76-169033" xlink:type="simple">https://www.handelsbanken.com/tron/xgpu/info/contents/v1/document/76-169033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4641" calcext:value-type="float">
            <text:p>4 641</text:p>
          </table:table-cell>
          <table:table-cell table:style-name="ce2" office:value-type="float" office:value="2295" calcext:value-type="float">
            <text:p>2 295</text:p>
          </table:table-cell>
          <table:table-cell table:style-name="ce2"/>
          <table:table-cell table:style-name="ce2" office:value-type="float" office:value="6920" calcext:value-type="float">
            <text:p>6 920</text:p>
          </table:table-cell>
          <table:table-cell table:style-name="ce2" office:value-type="float" office:value="9369" calcext:value-type="float">
            <text:p>9 369</text:p>
          </table:table-cell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Sweco</text:p>
          </table:table-cell>
          <table:table-cell table:style-name="ce2" table:number-columns-repeated="2"/>
          <table:table-cell table:style-name="ce5" office:value-type="string" calcext:value-type="string">
            <text:p>https://via.tt.se/data/attachments/00582/13aafd33-29c7-4207-ac62-cb30b3684743.pdf</text:p>
          </table:table-cell>
          <table:table-cell table:style-name="ce8" office:value-type="string" calcext:value-type="string">
            <text:p><text:a xlink:href="https://www.swecogroup.com/wp-content/uploads/sites/2/2024/03/2701489.pdf" xlink:type="simple">https://www.swecogroup.com/wp-content/uploads/sites/2/2024/03/2701489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8707" calcext:value-type="float">
            <text:p>8 707</text:p>
          </table:table-cell>
          <table:table-cell table:style-name="ce2" office:value-type="float" office:value="5393" calcext:value-type="float">
            <text:p>5 393</text:p>
          </table:table-cell>
          <table:table-cell table:style-name="ce2" office:value-type="float" office:value="6426" calcext:value-type="float">
            <text:p>6 426</text:p>
          </table:table-cell>
          <table:table-cell table:style-name="ce2"/>
          <table:table-cell table:style-name="ce2" office:value-type="float" office:value="51317" calcext:value-type="float">
            <text:p>51 317</text:p>
          </table:table-cell>
          <table:table-cell table:style-name="ce2" office:value-type="float" office:value="6449" calcext:value-type="float">
            <text:p>6 449</text:p>
          </table:table-cell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1">
          <table:table-cell table:style-name="ce2" office:value-type="string" calcext:value-type="string">
            <text:p>Swedbank</text:p>
          </table:table-cell>
          <table:table-cell table:style-name="ce2" table:number-columns-repeated="2"/>
          <table:table-cell table:style-name="ce5" office:value-type="string" calcext:value-type="string">
            <text:p>https://internetbank.swedbank.se/ConditionsEarchive/download?bankid=1111&amp;id=WEBDOC-PRODE141711784</text:p>
          </table:table-cell>
          <table:table-cell table:style-name="ce5" office:value-type="string" calcext:value-type="string">
            <text:p>https://internetbank.swedbank.se/ConditionsEarchive/download?bankid=1111&amp;id=WEBDOC-PRODE175406128</text:p>
          </table:table-cell>
          <table:table-cell table:style-name="ce2" table:number-columns-repeated="2"/>
          <table:table-cell table:style-name="ce11" office:value-type="string" calcext:value-type="string">
            <text:p>Obs detta exkluderar finansierade utsläpp, dessa redovisas separat</text:p>
          </table:table-cell>
          <table:table-cell table:style-name="ce2" office:value-type="float" office:value="692" calcext:value-type="float">
            <text:p>692</text:p>
          </table:table-cell>
          <table:table-cell table:style-name="ce2"/>
          <table:table-cell table:style-name="ce2" office:value-type="float" office:value="3678" calcext:value-type="float">
            <text:p>3 678</text:p>
          </table:table-cell>
          <table:table-cell table:style-name="ce2"/>
          <table:table-cell table:style-name="ce2" office:value-type="float" office:value="15407" calcext:value-type="float">
            <text:p>15 407</text:p>
          </table:table-cell>
          <table:table-cell table:style-name="ce2" office:value-type="float" office:value="19777" calcext:value-type="float">
            <text:p>19 777</text:p>
          </table:table-cell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1">
          <table:table-cell table:style-name="ce2" office:value-type="string" calcext:value-type="string">
            <text:p>Swedish Match</text:p>
          </table:table-cell>
          <table:table-cell table:style-name="ce2" table:number-columns-repeated="2"/>
          <table:table-cell table:style-name="ce5" office:value-type="string" calcext:value-type="string">
            <text:p>https://www.swedishmatch.com/globalassets/documents/sustainability/sustainability-reporting-archive/2022_swedishmatchhallbarhetsrapport_sv.pdf</text:p>
          </table:table-cell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3"/>
          <table:table-cell table:style-name="ce2" office:value-type="float" office:value="31234" calcext:value-type="float">
            <text:p>31 234</text:p>
          </table:table-cell>
          <table:table-cell table:style-name="ce2" office:value-type="float" office:value="157516" calcext:value-type="float">
            <text:p>157 516</text:p>
          </table:table-cell>
          <table:table-cell table:style-name="ce2" office:value-type="float" office:value="188750" calcext:value-type="float">
            <text:p>188 750</text:p>
          </table:table-cell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Swedish Orphan Biovitrum</text:p>
          </table:table-cell>
          <table:table-cell table:style-name="ce2" table:number-columns-repeated="2"/>
          <table:table-cell table:style-name="ce5" office:value-type="string" calcext:value-type="string">
            <text:p>https://www.sobi.com/sites/default/files/pr/202303312873-1.pdf</text:p>
          </table:table-cell>
          <table:table-cell table:style-name="ce8" office:value-type="string" calcext:value-type="string">
            <text:p><text:a xlink:href="https://www.sobi.com/sites/default/files/pr/202403273912-1.pdf" xlink:type="simple">https://www.sobi.com/sites/default/files/pr/202403273912-1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904" calcext:value-type="float">
            <text:p>904</text:p>
          </table:table-cell>
          <table:table-cell table:style-name="ce2"/>
          <table:table-cell table:style-name="ce2" office:value-type="float" office:value="648" calcext:value-type="float">
            <text:p>648</text:p>
          </table:table-cell>
          <table:table-cell table:style-name="ce2" office:value-type="float" office:value="1551" calcext:value-type="float">
            <text:p>1 551</text:p>
          </table:table-cell>
          <table:table-cell table:style-name="ce2" office:value-type="float" office:value="124565" calcext:value-type="float">
            <text:p>124 565</text:p>
          </table:table-cell>
          <table:table-cell table:style-name="ce2"/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Systemair</text:p>
          </table:table-cell>
          <table:table-cell table:style-name="ce2"/>
          <table:table-cell table:style-name="ce2" office:value-type="string" calcext:value-type="string">
            <text:p>Lee Morgan - Global hållbarhetschef</text:p>
          </table:table-cell>
          <table:table-cell table:style-name="ce5" office:value-type="string" calcext:value-type="string">
            <text:p>https://group.systemair.com/files/Public/22134/3730807/systemair_ar21-22_sve_index.pdf</text:p>
          </table:table-cell>
          <table:table-cell table:style-name="ce9" office:value-type="string" calcext:value-type="string">
            <text:p><text:a xlink:href="https://group.systemair.com/files/Main/22134/3814814/01s_sysair_ar22-23sve.pdf" xlink:type="simple">https://group.systemair.com/files/Main/22134/3814814/01s_sysair_ar22-23sve.pdf</text:a></text:p>
          </table:table-cell>
          <table:table-cell table:style-name="ce2" table:number-columns-repeated="2"/>
          <table:table-cell table:style-name="ce13" office:value-type="string" calcext:value-type="string">
            <text:p>Obs, brutet räkneskapsår</text:p>
          </table:table-cell>
          <table:table-cell table:style-name="ce2" office:value-type="float" office:value="8181" calcext:value-type="float">
            <text:p>8 181</text:p>
          </table:table-cell>
          <table:table-cell table:style-name="ce2" office:value-type="float" office:value="8385" calcext:value-type="float">
            <text:p>8 385</text:p>
          </table:table-cell>
          <table:table-cell table:style-name="ce2" office:value-type="float" office:value="9620" calcext:value-type="float">
            <text:p>9 620</text:p>
          </table:table-cell>
          <table:table-cell table:style-name="ce2"/>
          <table:table-cell table:style-name="ce2" office:value-type="float" office:value="1401706" calcext:value-type="float">
            <text:p>1 401 706</text:p>
          </table:table-cell>
          <table:table-cell table:style-name="ce2"/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Tele2</text:p>
          </table:table-cell>
          <table:table-cell table:style-name="ce2" table:number-columns-repeated="2"/>
          <table:table-cell table:style-name="ce5" office:value-type="string" calcext:value-type="string">
            <text:p>https://www.tele2.com/files/Main/3372/3745841/tele2-ars--och-hallbarhetsredovisning-2022.pdf</text:p>
          </table:table-cell>
          <table:table-cell table:style-name="ce8" office:value-type="string" calcext:value-type="string">
            <text:p><text:a xlink:href="https://www.tele2.com/files/Main/3372/3954298/annual-and-sustainability-report-2023.pdf" xlink:type="simple">https://www.tele2.com/files/Main/3372/3954298/annual-and-sustainability-report-2023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1347" calcext:value-type="float">
            <text:p>1 347</text:p>
          </table:table-cell>
          <table:table-cell table:style-name="ce2" office:value-type="float" office:value="47786" calcext:value-type="float">
            <text:p>47 786</text:p>
          </table:table-cell>
          <table:table-cell table:style-name="ce2" office:value-type="float" office:value="167" calcext:value-type="float">
            <text:p>167</text:p>
          </table:table-cell>
          <table:table-cell table:style-name="ce2"/>
          <table:table-cell table:style-name="ce2" office:value-type="float" office:value="273217" calcext:value-type="float">
            <text:p>273 217</text:p>
          </table:table-cell>
          <table:table-cell table:style-name="ce2" office:value-type="float" office:value="274731" calcext:value-type="float">
            <text:p>274 731</text:p>
          </table:table-cell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Telefonaktiebolaget L.M. Ericsson</text:p>
          </table:table-cell>
          <table:table-cell table:style-name="ce2" office:value-type="string" calcext:value-type="string">
            <text:p>Telecom</text:p>
          </table:table-cell>
          <table:table-cell table:style-name="ce2"/>
          <table:table-cell table:style-name="ce2" office:value-type="string" calcext:value-type="string">
            <text:p>https://www.ericsson.com/49587c/assets/local/investors/documents/2022/sustainability-and-corporate-responsibility-report-2022-en.pdf</text:p>
          </table:table-cell>
          <table:table-cell table:style-name="ce8" office:value-type="string" calcext:value-type="string">
            <text:p><text:a xlink:href="https://www.ericsson.com/4933e6/assets/local/investors/documents/2023/sustainability-and-corporate-responsibility-report-2023-en.pdf" xlink:type="simple">https://www.ericsson.com/4933e6/assets/local/investors/documents/2023/sustainability-and-corporate-responsibility-report-2023-en.pdf</text:a></text:p>
          </table:table-cell>
          <table:table-cell table:style-name="ce2"/>
          <table:table-cell table:style-name="ce2" office:value-type="string" calcext:value-type="string">
            <text:p>S1, S2 LB/MB, S3C1,2,3,4,6,7,9,11,12</text:p>
          </table:table-cell>
          <table:table-cell table:style-name="ce11"/>
          <table:table-cell table:style-name="ce2" office:value-type="float" office:value="27000" calcext:value-type="float">
            <text:p>27 000</text:p>
          </table:table-cell>
          <table:table-cell table:style-name="ce2"/>
          <table:table-cell table:style-name="ce2" office:value-type="float" office:value="42000" calcext:value-type="float">
            <text:p>42 000</text:p>
          </table:table-cell>
          <table:table-cell table:style-name="ce2" office:value-type="float" office:value="69280" calcext:value-type="float">
            <text:p>69 280</text:p>
          </table:table-cell>
          <table:table-cell table:style-name="ce2" office:value-type="float" office:value="37182157" calcext:value-type="float">
            <text:p>37 182 157</text:p>
          </table:table-cell>
          <table:table-cell table:style-name="ce2" office:value-type="float" office:value="37251437" calcext:value-type="float">
            <text:p>37 251 437</text:p>
          </table:table-cell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office:value-type="float" office:value="38402" calcext:value-type="float">
            <text:p>38 402</text:p>
          </table:table-cell>
          <table:table-cell table:style-name="ce2" office:value-type="float" office:value="141636" calcext:value-type="float">
            <text:p>141 636</text:p>
          </table:table-cell>
          <table:table-cell table:style-name="ce2" office:value-type="float" office:value="45258" calcext:value-type="float">
            <text:p>45 258</text:p>
          </table:table-cell>
          <table:table-cell table:style-name="ce2"/>
          <table:table-cell table:style-name="ce2" office:value-type="float" office:value="27609345" calcext:value-type="float">
            <text:p>27 609 345</text:p>
          </table:table-cell>
          <table:table-cell table:style-name="ce2"/>
          <table:table-cell table:style-name="ce11"/>
          <table:table-cell table:style-name="ce2" office:value-type="float" office:value="38242" calcext:value-type="float">
            <text:p>38 242</text:p>
          </table:table-cell>
          <table:table-cell table:style-name="ce2" office:value-type="float" office:value="138985" calcext:value-type="float">
            <text:p>138 985</text:p>
          </table:table-cell>
          <table:table-cell table:style-name="ce2" office:value-type="float" office:value="57685" calcext:value-type="float">
            <text:p>57 685</text:p>
          </table:table-cell>
          <table:table-cell table:style-name="ce2"/>
          <table:table-cell table:style-name="ce2" office:value-type="float" office:value="28023724" calcext:value-type="float">
            <text:p>28 023 724</text:p>
          </table:table-cell>
          <table:table-cell table:style-name="ce11"/>
          <table:table-cell table:style-name="ce2"/>
          <table:table-cell table:style-name="ce2" office:value-type="float" office:value="39640" calcext:value-type="float">
            <text:p>39 640</text:p>
          </table:table-cell>
          <table:table-cell table:style-name="ce2" office:value-type="float" office:value="155934" calcext:value-type="float">
            <text:p>155 934</text:p>
          </table:table-cell>
          <table:table-cell table:style-name="ce2" office:value-type="float" office:value="73700" calcext:value-type="float">
            <text:p>73 700</text:p>
          </table:table-cell>
          <table:table-cell table:style-name="ce2" office:value-type="float" office:value="29922822" calcext:value-type="float">
            <text:p>29 922 822</text:p>
          </table:table-cell>
          <table:table-cell table:style-name="ce2" table:number-columns-repeated="15"/>
          <table:table-cell table:number-columns-repeated="10"/>
        </table:table-row>
        <table:table-row table:style-name="ro2">
          <table:table-cell table:style-name="ce2" office:value-type="string" calcext:value-type="string">
            <text:p>Telia Company</text:p>
          </table:table-cell>
          <table:table-cell table:style-name="ce2" table:number-columns-repeated="2"/>
          <table:table-cell table:style-name="ce5" office:value-type="string" calcext:value-type="string">
            <text:p>https://www.teliacompany.com/assets/u5c1v3pt22v8/Gp5w6fVQlTao50XukMg3B/4b3c907c61f6d66a86fbe74d015c15d0/telia-company-ars--och-hallbarhetsredovisning-2022_SWE_FINAL.pdf</text:p>
          </table:table-cell>
          <table:table-cell table:style-name="ce9" office:value-type="string" calcext:value-type="string">
            <text:p><text:a xlink:href="https://www.teliacompany.com/assets/u5c1v3pt22v8/sdSKIw4u0YrvJ6N6vxNQ7/be433e3cafff2977019af4ee67908e72/telia-company-ars-och-hallbarhetsredovisning-2023.pdf" xlink:type="simple">https://www.teliacompany.com/assets/u5c1v3pt22v8/sdSKIw4u0YrvJ6N6vxNQ7/be433e3cafff2977019af4ee67908e72/telia-company-ars-och-hallbarhetsredovisning-2023.pdf</text:a></text:p>
          </table:table-cell>
          <table:table-cell table:style-name="ce2" table:number-columns-repeated="2"/>
          <table:table-cell table:style-name="ce11" office:value-type="string" calcext:value-type="string">
            <text:p>Scope 3 har ett års lagg</text:p>
          </table:table-cell>
          <table:table-cell table:style-name="ce2" office:value-type="float" office:value="5438" calcext:value-type="float">
            <text:p>5 438</text:p>
          </table:table-cell>
          <table:table-cell table:style-name="ce2" office:value-type="float" office:value="90626" calcext:value-type="float">
            <text:p>90 626</text:p>
          </table:table-cell>
          <table:table-cell table:style-name="ce2" office:value-type="float" office:value="3189" calcext:value-type="float">
            <text:p>3 189</text:p>
          </table:table-cell>
          <table:table-cell table:style-name="ce2" table:number-columns-repeated="3"/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office:value-type="float" office:value="6357" calcext:value-type="float">
            <text:p>6 357</text:p>
          </table:table-cell>
          <table:table-cell table:style-name="ce2" office:value-type="float" office:value="78879" calcext:value-type="float">
            <text:p>78 879</text:p>
          </table:table-cell>
          <table:table-cell table:style-name="ce2" office:value-type="float" office:value="3397" calcext:value-type="float">
            <text:p>3 397</text:p>
          </table:table-cell>
          <table:table-cell table:style-name="ce2"/>
          <table:table-cell table:style-name="ce2" office:value-type="float" office:value="1151578" calcext:value-type="float">
            <text:p>1 151 578</text:p>
          </table:table-cell>
          <table:table-cell table:style-name="ce2" office:value-type="float" office:value="1161332" calcext:value-type="float">
            <text:p>1 161 332</text:p>
          </table:table-cell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Thule Group</text:p>
          </table:table-cell>
          <table:table-cell table:style-name="ce2" table:number-columns-repeated="2"/>
          <table:table-cell table:style-name="ce5" office:value-type="string" calcext:value-type="string">
            <text:p>https://www.thulegroup.com/sites/default/files/pr/20230331-573f4106-c4db-4231-b824-d19409ac4965-1.pdf</text:p>
          </table:table-cell>
          <table:table-cell table:style-name="ce8" office:value-type="string" calcext:value-type="string">
            <text:p><text:a xlink:href="https://www.thulegroup.com/sites/default/files/pr/20240405-1b0268b5-627a-42f2-94e5-b26d485a5ed5-1.pdf" xlink:type="simple">https://www.thulegroup.com/sites/default/files/pr/20240405-1b0268b5-627a-42f2-94e5-b26d485a5ed5-1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3173" calcext:value-type="float">
            <text:p>3 173</text:p>
          </table:table-cell>
          <table:table-cell table:style-name="ce2"/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2" office:value-type="float" office:value="169931" calcext:value-type="float">
            <text:p>169 931</text:p>
          </table:table-cell>
          <table:table-cell table:style-name="ce2" office:value-type="float" office:value="173319" calcext:value-type="float">
            <text:p>173 319</text:p>
          </table:table-cell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Tietoevry</text:p>
          </table:table-cell>
          <table:table-cell table:style-name="ce2" table:number-columns-repeated="2"/>
          <table:table-cell table:style-name="ce5" office:value-type="string" calcext:value-type="string">
            <text:p>https://www.tietoevry.com/en/SysSiteAssets/files/sustainability/ar-2022/tietoevry2022_sustainability_report.pdf</text:p>
          </table:table-cell>
          <table:table-cell table:style-name="ce9" office:value-type="string" calcext:value-type="string">
            <text:p><text:a xlink:href="https://ar2023.tietoevry.com/siteassets/tietoevry_sustainability_report-2023.pdf" xlink:type="simple">https://ar2023.tietoevry.com/siteassets/tietoevry_sustainability_report-2023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7877" calcext:value-type="float">
            <text:p>7 877</text:p>
          </table:table-cell>
          <table:table-cell table:style-name="ce2" office:value-type="float" office:value="1406" calcext:value-type="float">
            <text:p>1 406</text:p>
          </table:table-cell>
          <table:table-cell table:style-name="ce2" office:value-type="float" office:value="1601" calcext:value-type="float">
            <text:p>1 601</text:p>
          </table:table-cell>
          <table:table-cell table:style-name="ce2" office:value-type="float" office:value="205417" calcext:value-type="float">
            <text:p>205 417</text:p>
          </table:table-cell>
          <table:table-cell table:style-name="ce2" office:value-type="float" office:value="207018" calcext:value-type="float">
            <text:p>207 018</text:p>
          </table:table-cell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Traton</text:p>
          </table:table-cell>
          <table:table-cell table:style-name="ce2"/>
          <table:table-cell table:style-name="ce2" office:value-type="string" calcext:value-type="string">
            <text:p>Andreas Follér, Chief Sustainability Officer</text:p>
          </table:table-cell>
          <table:table-cell table:style-name="ce5" office:value-type="string" calcext:value-type="string">
            <text:p>https://annualreport.traton.com/2022/en/traton-annual-report-2022.pdf</text:p>
          </table:table-cell>
          <table:table-cell table:style-name="ce8" office:value-type="string" calcext:value-type="string">
            <text:p><text:a xlink:href="https://annualreport.traton.com/2023/assets/downloads/traton-annual-report-2023.pdf" xlink:type="simple">https://annualreport.traton.com/2023/assets/downloads/traton-annual-report-2023.pdf</text:a></text:p>
          </table:table-cell>
          <table:table-cell table:style-name="ce2" table:number-columns-repeated="2"/>
          <table:table-cell table:style-name="ce11" office:value-type="string" calcext:value-type="string">
            <text:p>No data!</text:p>
          </table:table-cell>
          <table:table-cell table:style-name="ce2" table:number-columns-repeated="6"/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Trelleborg</text:p>
          </table:table-cell>
          <table:table-cell table:style-name="ce2" table:number-columns-repeated="2"/>
          <table:table-cell table:style-name="ce2" office:value-type="string" calcext:value-type="string">
            <text:p>https://www.trelleborg.com/sv-se/investerare/rapporter-och-presentationer/hallbarhetsredovisningar</text:p>
          </table:table-cell>
          <table:table-cell table:style-name="ce8" office:value-type="string" calcext:value-type="string">
            <text:p><text:a xlink:href="https://www.trelleborg.com/-/media/group/investors/cr-reports/sustainability-report-2022.pdf?rev=-1" xlink:type="simple">https://www.trelleborg.com/-/media/group/investors/cr-reports/sustainability-report-2022.pdf?rev=-1</text:a></text:p>
          </table:table-cell>
          <table:table-cell table:style-name="ce2" table:number-columns-repeated="2"/>
          <table:table-cell table:style-name="ce11"/>
          <table:table-cell table:style-name="ce2" table:number-columns-repeated="6"/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17" office:value-type="float" office:value="41021" calcext:value-type="float">
            <text:p>41 021</text:p>
          </table:table-cell>
          <table:table-cell table:style-name="ce2"/>
          <table:table-cell table:style-name="ce18" office:value-type="float" office:value="67999" calcext:value-type="float">
            <text:p>67 999</text:p>
          </table:table-cell>
          <table:table-cell table:style-name="ce2"/>
          <table:table-cell table:style-name="ce18" office:value-type="float" office:value="2500000" calcext:value-type="float">
            <text:p>2 500 000</text:p>
          </table:table-cell>
          <table:table-cell table:style-name="ce2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Troax Group</text:p>
          </table:table-cell>
          <table:table-cell table:style-name="ce2" table:number-columns-repeated="2"/>
          <table:table-cell table:style-name="ce2" office:value-type="string" calcext:value-type="string">
            <text:p>https://www.troax.com/app/uploads/Troax-Sustainability-Report_SE_6.pdf</text:p>
          </table:table-cell>
          <table:table-cell table:style-name="ce8" office:value-type="string" calcext:value-type="string">
            <text:p><text:a xlink:href="https://www.troaxgroup.org/media/2023/TROAX_Sustanability_Report_2023_en_240403a_web-A.pdf" xlink:type="simple">https://www.troaxgroup.org/media/2023/TROAX_Sustanability_Report_2023_en_240403a_web-A.pdf</text:a></text:p>
          </table:table-cell>
          <table:table-cell table:style-name="ce2" table:number-columns-repeated="2"/>
          <table:table-cell table:style-name="ce11" office:value-type="string" calcext:value-type="string">
            <text:p>Reports scope emissions (1, 2, 3) in percent instead of ton</text:p>
          </table:table-cell>
          <table:table-cell table:style-name="ce2" office:value-type="float" office:value="1591" calcext:value-type="float">
            <text:p>1 591</text:p>
          </table:table-cell>
          <table:table-cell table:style-name="ce2"/>
          <table:table-cell table:style-name="ce2" office:value-type="float" office:value="3278" calcext:value-type="float">
            <text:p>3 278</text:p>
          </table:table-cell>
          <table:table-cell table:style-name="ce2"/>
          <table:table-cell table:style-name="ce2" office:value-type="string" calcext:value-type="string">
            <text:p>ca 100k (ej summerat)</text:p>
          </table:table-cell>
          <table:table-cell table:style-name="ce2"/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1">
          <table:table-cell table:style-name="ce2" office:value-type="string" calcext:value-type="string">
            <text:p>Truecaller</text:p>
          </table:table-cell>
          <table:table-cell table:style-name="ce2" table:number-columns-repeated="2"/>
          <table:table-cell table:style-name="ce2" office:value-type="string" calcext:value-type="string">
            <text:p>https://mb.cision.com/Main/20429/3760474/2020195.pdf</text:p>
          </table:table-cell>
          <table:table-cell table:style-name="ce2" table:number-columns-repeated="3"/>
          <table:table-cell table:style-name="ce11" office:value-type="string" calcext:value-type="string">
            <text:p>Haven't reported any emissions</text:p>
          </table:table-cell>
          <table:table-cell table:style-name="ce2" table:number-columns-repeated="6"/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Viaplay Group</text:p>
          </table:table-cell>
          <table:table-cell table:style-name="ce2" table:number-columns-repeated="2"/>
          <table:table-cell table:style-name="ce2" office:value-type="string" calcext:value-type="string">
            <text:p>https://www.viaplaygroup.com/sites/default/files/viaplay_group_2022_ars-hallbarhetsredovisning.pdf</text:p>
          </table:table-cell>
          <table:table-cell table:style-name="ce8" office:value-type="string" calcext:value-type="string">
            <text:p><text:a xlink:href="https://www.viaplaygroup.com/sites/default/files/pr/202403273723-3.pdf" xlink:type="simple">https://www.viaplaygroup.com/sites/default/files/pr/202403273723-3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76" calcext:value-type="float">
            <text:p>76</text:p>
          </table:table-cell>
          <table:table-cell table:style-name="ce2"/>
          <table:table-cell table:style-name="ce2" office:value-type="float" office:value="1382" calcext:value-type="float">
            <text:p>1 382</text:p>
          </table:table-cell>
          <table:table-cell table:style-name="ce2"/>
          <table:table-cell table:style-name="ce2" office:value-type="float" office:value="117998" calcext:value-type="float">
            <text:p>117 998</text:p>
          </table:table-cell>
          <table:table-cell table:style-name="ce2" office:value-type="float" office:value="119456" calcext:value-type="float">
            <text:p>119 456</text:p>
          </table:table-cell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office:value-type="float" office:value="97" calcext:value-type="float">
            <text:p>97</text:p>
          </table:table-cell>
          <table:table-cell table:style-name="ce2"/>
          <table:table-cell table:style-name="ce2" office:value-type="float" office:value="648" calcext:value-type="float">
            <text:p>648</text:p>
          </table:table-cell>
          <table:table-cell table:style-name="ce2"/>
          <table:table-cell table:style-name="ce2" office:value-type="float" office:value="91954" calcext:value-type="float">
            <text:p>91 954</text:p>
          </table:table-cell>
          <table:table-cell table:style-name="ce2" office:value-type="float" office:value="92699" calcext:value-type="float">
            <text:p>92 699</text:p>
          </table:table-cell>
          <table:table-cell table:style-name="ce11"/>
          <table:table-cell table:style-name="ce2" office:value-type="float" office:value="52" calcext:value-type="float">
            <text:p>52</text:p>
          </table:table-cell>
          <table:table-cell table:style-name="ce2"/>
          <table:table-cell table:style-name="ce2" office:value-type="float" office:value="1564" calcext:value-type="float">
            <text:p>1 564</text:p>
          </table:table-cell>
          <table:table-cell table:style-name="ce2"/>
          <table:table-cell table:style-name="ce2" office:value-type="float" office:value="86025" calcext:value-type="float">
            <text:p>86 025</text:p>
          </table:table-cell>
          <table:table-cell table:style-name="ce11" office:value-type="float" office:value="87641" calcext:value-type="float">
            <text:p>87 641</text:p>
          </table:table-cell>
          <table:table-cell table:style-name="ce2"/>
          <table:table-cell table:style-name="ce2" office:value-type="float" office:value="161" calcext:value-type="float">
            <text:p>161</text:p>
          </table:table-cell>
          <table:table-cell table:style-name="ce2"/>
          <table:table-cell table:style-name="ce2" office:value-type="float" office:value="1960" calcext:value-type="float">
            <text:p>1 960</text:p>
          </table:table-cell>
          <table:table-cell table:style-name="ce2" office:value-type="float" office:value="74102" calcext:value-type="float">
            <text:p>74 102</text:p>
          </table:table-cell>
          <table:table-cell table:style-name="ce2" office:value-type="float" office:value="76223" calcext:value-type="float">
            <text:p>76 223</text:p>
          </table:table-cell>
          <table:table-cell table:style-name="ce2" table:number-columns-repeated="14"/>
          <table:table-cell table:number-columns-repeated="10"/>
        </table:table-row>
        <table:table-row table:style-name="ro2">
          <table:table-cell table:style-name="ce2" office:value-type="string" calcext:value-type="string">
            <text:p>Vitec Software Group</text:p>
          </table:table-cell>
          <table:table-cell table:style-name="ce2"/>
          <table:table-cell table:style-name="ce2" office:value-type="string" calcext:value-type="string">
            <text:p>Sara Nilsson, CFO</text:p>
          </table:table-cell>
          <table:table-cell table:style-name="ce2" office:value-type="string" calcext:value-type="string">
            <text:p>https://storage.mfn.se/3cf960d0-556a-4eb2-81ff-9fc167f31414/vitec-arsredovisning-2022.pdf</text:p>
          </table:table-cell>
          <table:table-cell table:style-name="ce8" office:value-type="string" calcext:value-type="string">
            <text:p><text:a xlink:href="https://storage.mfn.se/f896ca92-2940-4c02-b700-fad5640c714c/vitec-software-group-arsredovisning-2023.pdf" xlink:type="simple">https://storage.mfn.se/f896ca92-2940-4c02-b700-fad5640c714c/vitec-software-group-arsredovisning-2023.pdf</text:a></text:p>
          </table:table-cell>
          <table:table-cell table:style-name="ce2" table:number-columns-repeated="2"/>
          <table:table-cell table:style-name="ce11" office:value-type="string" calcext:value-type="string">
            <text:p>Scope 2 och scope 3 ej summerat</text:p>
          </table:table-cell>
          <table:table-cell table:style-name="ce2" office:value-type="float" office:value="1991" calcext:value-type="float">
            <text:p>1 991</text:p>
          </table:table-cell>
          <table:table-cell table:style-name="ce2" table:number-columns-repeated="4"/>
          <table:table-cell table:style-name="ce2" office:value-type="float" office:value="1259.7" calcext:value-type="float">
            <text:p>1 260</text:p>
          </table:table-cell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/>
          <table:table-cell table:style-name="ce2" office:value-type="string" calcext:value-type="string">
            <text:p>189,9</text:p>
          </table:table-cell>
          <table:table-cell table:style-name="ce2" office:value-type="string" calcext:value-type="string">
            <text:p>64,9</text:p>
          </table:table-cell>
          <table:table-cell table:style-name="ce2"/>
          <table:table-cell table:style-name="ce2" office:value-type="string" calcext:value-type="string">
            <text:p>716,3</text:p>
          </table:table-cell>
          <table:table-cell table:style-name="ce2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Vitrolife</text:p>
          </table:table-cell>
          <table:table-cell table:style-name="ce2" table:number-columns-repeated="2"/>
          <table:table-cell table:style-name="ce2" office:value-type="string" calcext:value-type="string">
            <text:p>https://mb.cision.com/Main/1031/3782222/2109995.pdf</text:p>
          </table:table-cell>
          <table:table-cell table:style-name="ce8" office:value-type="string" calcext:value-type="string">
            <text:p><text:a xlink:href="https://airtools-vitrolife.prod-mid-euw3.investis.com/sites/airtools-vitrolife/files/pr/202403262421-1.pdf?ts=1711526587" xlink:type="simple">https://airtools-vitrolife.prod-mid-euw3.investis.com/sites/airtools-vitrolife/files/pr/202403262421-1.pdf?ts=1711526587</text:a></text:p>
          </table:table-cell>
          <table:table-cell table:style-name="ce2" table:number-columns-repeated="2"/>
          <table:table-cell table:style-name="ce11" office:value-type="string" calcext:value-type="string">
            <text:p>Only scope emissions in table (all added)</text:p>
          </table:table-cell>
          <table:table-cell table:style-name="ce2" office:value-type="float" office:value="727" calcext:value-type="float">
            <text:p>727</text:p>
          </table:table-cell>
          <table:table-cell table:style-name="ce2"/>
          <table:table-cell table:style-name="ce2" office:value-type="float" office:value="1360" calcext:value-type="float">
            <text:p>1 360</text:p>
          </table:table-cell>
          <table:table-cell table:style-name="ce2"/>
          <table:table-cell table:style-name="ce2" office:value-type="float" office:value="19667" calcext:value-type="float">
            <text:p>19 667</text:p>
          </table:table-cell>
          <table:table-cell table:style-name="ce2"/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Volati</text:p>
          </table:table-cell>
          <table:table-cell table:style-name="ce2" table:number-columns-repeated="2"/>
          <table:table-cell table:style-name="ce2" office:value-type="string" calcext:value-type="string">
            <text:p>https://www.volati.se/backnet/media_archive/original/4756a141f981e6f9ccceb4c994340bae.pdf</text:p>
          </table:table-cell>
          <table:table-cell table:style-name="ce8" office:value-type="string" calcext:value-type="string">
            <text:p><text:a xlink:href="https://www.volati.se/backnet/media_archive/original/5a794f3644054467dfc46e4a566d57dc.pdf" xlink:type="simple">https://www.volati.se/backnet/media_archive/original/5a794f3644054467dfc46e4a566d57dc.pdf</text:a></text:p>
          </table:table-cell>
          <table:table-cell table:style-name="ce2" table:number-columns-repeated="2"/>
          <table:table-cell table:style-name="ce11"/>
          <table:table-cell table:style-name="ce2" table:number-columns-repeated="3"/>
          <table:table-cell table:style-name="ce2" office:value-type="float" office:value="5750" calcext:value-type="float">
            <text:p>5 750</text:p>
          </table:table-cell>
          <table:table-cell table:style-name="ce2" table:number-columns-repeated="2"/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3"/>
          <table:table-cell table:style-name="ce2" office:value-type="float" office:value="5160" calcext:value-type="float">
            <text:p>5 160</text:p>
          </table:table-cell>
          <table:table-cell table:style-name="ce2" table:number-columns-repeated="2"/>
          <table:table-cell table:style-name="ce11"/>
          <table:table-cell/>
          <table:table-cell table:style-name="ce2" table:number-columns-repeated="2"/>
          <table:table-cell table:style-name="ce2" office:value-type="float" office:value="5410" calcext:value-type="float">
            <text:p>5 410</text:p>
          </table:table-cell>
          <table:table-cell table:style-name="ce2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Volvo Cars</text:p>
          </table:table-cell>
          <table:table-cell table:style-name="ce2" office:value-type="string" calcext:value-type="string">
            <text:p>Automobile</text:p>
          </table:table-cell>
          <table:table-cell table:style-name="ce2"/>
          <table:table-cell table:style-name="ce2" office:value-type="string" calcext:value-type="string">
            <text:p>https://www.volvogroup.com/content/dam/volvo-group/markets/master/investors/reports-and-presentations/annual-reports/AB-Volvo-Annual-Report-2022.pdf</text:p>
          </table:table-cell>
          <table:table-cell table:style-name="ce8" office:value-type="string" calcext:value-type="string">
            <text:p><text:a xlink:href="https://vp272.alertir.com/afw/files/press/volvocar/202403050374-1.pdf" xlink:type="simple">https://vp272.alertir.com/afw/files/press/volvocar/202403050374-1.pdf</text:a></text:p>
          </table:table-cell>
          <table:table-cell table:style-name="ce2"/>
          <table:table-cell table:style-name="ce2" office:value-type="string" calcext:value-type="string">
            <text:p>S1,S2, S3C11</text:p>
          </table:table-cell>
          <table:table-cell table:style-name="ce11" office:value-type="string" calcext:value-type="string">
            <text:p>S3 upstream/downstream</text:p>
          </table:table-cell>
          <table:table-cell table:style-name="ce2" office:value-type="float" office:value="73000" calcext:value-type="float">
            <text:p>73 000</text:p>
          </table:table-cell>
          <table:table-cell table:style-name="ce2" office:value-type="float" office:value="179000" calcext:value-type="float">
            <text:p>179 000</text:p>
          </table:table-cell>
          <table:table-cell table:style-name="ce2" office:value-type="float" office:value="7000" calcext:value-type="float">
            <text:p>7 000</text:p>
          </table:table-cell>
          <table:table-cell table:style-name="ce2"/>
          <table:table-cell table:style-name="ce2" office:value-type="string" calcext:value-type="string">
            <text:p>15,326,000+27,653,000</text:p>
          </table:table-cell>
          <table:table-cell table:style-name="ce2" office:value-type="float" office:value="43059000" calcext:value-type="float">
            <text:p>43 059 000</text:p>
          </table:table-cell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office:value-type="float" office:value="243000" calcext:value-type="float">
            <text:p>243 000</text:p>
          </table:table-cell>
          <table:table-cell table:style-name="ce2" office:value-type="float" office:value="81000" calcext:value-type="float">
            <text:p>81 000</text:p>
          </table:table-cell>
          <table:table-cell table:style-name="ce2" table:number-columns-repeated="2"/>
          <table:table-cell table:style-name="ce2" office:value-type="float" office:value="287000000" calcext:value-type="float">
            <text:p>287 000 000</text:p>
          </table:table-cell>
          <table:table-cell table:style-name="ce2"/>
          <table:table-cell table:style-name="ce11"/>
          <table:table-cell table:style-name="ce2" office:value-type="float" office:value="252000" calcext:value-type="float">
            <text:p>252 000</text:p>
          </table:table-cell>
          <table:table-cell table:style-name="ce2" office:value-type="float" office:value="115000" calcext:value-type="float">
            <text:p>115 000</text:p>
          </table:table-cell>
          <table:table-cell table:style-name="ce2" table:number-columns-repeated="2"/>
          <table:table-cell table:style-name="ce2" office:value-type="float" office:value="286000000" calcext:value-type="float">
            <text:p>286 000 000</text:p>
          </table:table-cell>
          <table:table-cell table:style-name="ce11"/>
          <table:table-cell table:style-name="ce2"/>
          <table:table-cell table:style-name="ce2" office:value-type="float" office:value="211000" calcext:value-type="float">
            <text:p>211 000</text:p>
          </table:table-cell>
          <table:table-cell table:style-name="ce2" office:value-type="float" office:value="121000" calcext:value-type="float">
            <text:p>121 000</text:p>
          </table:table-cell>
          <table:table-cell table:style-name="ce2"/>
          <table:table-cell table:style-name="ce2" office:value-type="float" office:value="241000000" calcext:value-type="float">
            <text:p>241 000 000</text:p>
          </table:table-cell>
          <table:table-cell table:style-name="ce2" table:number-columns-repeated="2"/>
          <table:table-cell table:style-name="ce2" office:value-type="float" office:value="250000" calcext:value-type="float">
            <text:p>250 000</text:p>
          </table:table-cell>
          <table:table-cell table:style-name="ce2" office:value-type="float" office:value="215000" calcext:value-type="float">
            <text:p>215 000</text:p>
          </table:table-cell>
          <table:table-cell table:style-name="ce2" office:value-type="float" office:value="125000" calcext:value-type="float">
            <text:p>125 000</text:p>
          </table:table-cell>
          <table:table-cell table:style-name="ce2" office:value-type="float" office:value="323000000" calcext:value-type="float">
            <text:p>323 000 000</text:p>
          </table:table-cell>
          <table:table-cell table:style-name="ce2" table:number-columns-repeated="9"/>
          <table:table-cell table:number-columns-repeated="10"/>
        </table:table-row>
        <table:table-row table:style-name="ro2">
          <table:table-cell table:style-name="ce2" office:value-type="string" calcext:value-type="string">
            <text:p>Wallenstam</text:p>
          </table:table-cell>
          <table:table-cell table:style-name="ce2" table:number-columns-repeated="2"/>
          <table:table-cell table:style-name="ce2" office:value-type="string" calcext:value-type="string">
            <text:p>https://www.wallenstam.se/globalassets/dokument/wallenstam/hallbarhetsredovisning/hallbarhetsredovisning-2022.pdf</text:p>
          </table:table-cell>
          <table:table-cell table:style-name="ce8" office:value-type="string" calcext:value-type="string">
            <text:p><text:a xlink:href="https://www.wallenstam.se/globalassets/dokument/wallenstam/hallbarhetsredovisning/sustainability-report-2023.pdf" xlink:type="simple">https://www.wallenstam.se/globalassets/dokument/wallenstam/hallbarhetsredovisning/sustainability-report-2023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444" calcext:value-type="float">
            <text:p>444</text:p>
          </table:table-cell>
          <table:table-cell table:style-name="ce2"/>
          <table:table-cell table:style-name="ce2" office:value-type="float" office:value="3888" calcext:value-type="float">
            <text:p>3 888</text:p>
          </table:table-cell>
          <table:table-cell table:style-name="ce2"/>
          <table:table-cell table:style-name="ce2" office:value-type="float" office:value="11560" calcext:value-type="float">
            <text:p>11 560</text:p>
          </table:table-cell>
          <table:table-cell table:style-name="ce2"/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office:value-type="float" office:value="1264" calcext:value-type="float">
            <text:p>1 264</text:p>
          </table:table-cell>
          <table:table-cell table:style-name="ce2"/>
          <table:table-cell table:style-name="ce2" office:value-type="float" office:value="3829" calcext:value-type="float">
            <text:p>3 829</text:p>
          </table:table-cell>
          <table:table-cell table:style-name="ce2"/>
          <table:table-cell table:style-name="ce2" office:value-type="float" office:value="12085" calcext:value-type="float">
            <text:p>12 085</text:p>
          </table:table-cell>
          <table:table-cell table:style-name="ce2"/>
          <table:table-cell table:style-name="ce11"/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3870" calcext:value-type="float">
            <text:p>3 870</text:p>
          </table:table-cell>
          <table:table-cell table:style-name="ce2" table:number-columns-repeated="2"/>
          <table:table-cell table:style-name="ce2" office:value-type="float" office:value="7762" calcext:value-type="float">
            <text:p>7 762</text:p>
          </table:table-cell>
          <table:table-cell table:style-name="ce11"/>
          <table:table-cell table:style-name="ce2"/>
          <table:table-cell table:style-name="ce2" office:value-type="float" office:value="605" calcext:value-type="float">
            <text:p>605</text:p>
          </table:table-cell>
          <table:table-cell table:style-name="ce2"/>
          <table:table-cell table:style-name="ce2" office:value-type="float" office:value="3139" calcext:value-type="float">
            <text:p>3 139</text:p>
          </table:table-cell>
          <table:table-cell table:style-name="ce2" office:value-type="float" office:value="8439" calcext:value-type="float">
            <text:p>8 439</text:p>
          </table:table-cell>
          <table:table-cell table:style-name="ce2" table:number-columns-repeated="2"/>
          <table:table-cell table:style-name="ce2" office:value-type="float" office:value="932" calcext:value-type="float">
            <text:p>932</text:p>
          </table:table-cell>
          <table:table-cell table:style-name="ce2"/>
          <table:table-cell table:style-name="ce2" office:value-type="float" office:value="4694" calcext:value-type="float">
            <text:p>4 694</text:p>
          </table:table-cell>
          <table:table-cell table:style-name="ce2" office:value-type="float" office:value="29118" calcext:value-type="float">
            <text:p>29 118</text:p>
          </table:table-cell>
          <table:table-cell table:style-name="ce2" table:number-columns-repeated="9"/>
          <table:table-cell table:number-columns-repeated="10"/>
        </table:table-row>
        <table:table-row table:style-name="ro2">
          <table:table-cell table:style-name="ce2" office:value-type="string" calcext:value-type="string">
            <text:p>Wihlborgs Fastigheter</text:p>
          </table:table-cell>
          <table:table-cell table:style-name="ce2" table:number-columns-repeated="2"/>
          <table:table-cell table:style-name="ce2" office:value-type="string" calcext:value-type="string">
            <text:p>https://mb.cision.com/Main/890/3743022/1954526.pdf</text:p>
          </table:table-cell>
          <table:table-cell table:style-name="ce8" office:value-type="string" calcext:value-type="string">
            <text:p><text:a xlink:href="https://www.wihlborgs.se/globalassets/investor-relations/rapporter/2024/20240327-wihlborgs-publishes-annual-and-sustainability-report-2023-ded27cf2-335e-492b-991e-ae0888c40b7e.pdf" xlink:type="simple">https://www.wihlborgs.se/globalassets/investor-relations/rapporter/2024/20240327-wihlborgs-publishes-annual-and-sustainability-report-2023-ded27cf2-335e-492b-991e-ae0888c40b7e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11032" calcext:value-type="float">
            <text:p>11 032</text:p>
          </table:table-cell>
          <table:table-cell table:style-name="ce2" office:value-type="float" office:value="2296" calcext:value-type="float">
            <text:p>2 296</text:p>
          </table:table-cell>
          <table:table-cell table:style-name="ce2"/>
          <table:table-cell table:style-name="ce2" office:value-type="float" office:value="22877" calcext:value-type="float">
            <text:p>22 877</text:p>
          </table:table-cell>
          <table:table-cell table:style-name="ce2" office:value-type="float" office:value="25787" calcext:value-type="float">
            <text:p>25 787</text:p>
          </table:table-cell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office:value-type="float" office:value="953" calcext:value-type="float">
            <text:p>953</text:p>
          </table:table-cell>
          <table:table-cell table:style-name="ce2" office:value-type="float" office:value="10179" calcext:value-type="float">
            <text:p>10 179</text:p>
          </table:table-cell>
          <table:table-cell table:style-name="ce2" office:value-type="float" office:value="2052" calcext:value-type="float">
            <text:p>2 052</text:p>
          </table:table-cell>
          <table:table-cell table:style-name="ce2"/>
          <table:table-cell table:style-name="ce2" office:value-type="float" office:value="15496" calcext:value-type="float">
            <text:p>15 496</text:p>
          </table:table-cell>
          <table:table-cell table:style-name="ce2"/>
          <table:table-cell table:style-name="ce11"/>
          <table:table-cell table:style-name="ce2" office:value-type="float" office:value="1007" calcext:value-type="float">
            <text:p>1 007</text:p>
          </table:table-cell>
          <table:table-cell table:style-name="ce2" office:value-type="float" office:value="11012" calcext:value-type="float">
            <text:p>11 012</text:p>
          </table:table-cell>
          <table:table-cell table:style-name="ce2" office:value-type="float" office:value="1986" calcext:value-type="float">
            <text:p>1 986</text:p>
          </table:table-cell>
          <table:table-cell table:style-name="ce2"/>
          <table:table-cell table:style-name="ce2" office:value-type="float" office:value="36154" calcext:value-type="float">
            <text:p>36 154</text:p>
          </table:table-cell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5" office:value-type="string" calcext:value-type="string">
            <text:p>Vattenfall</text:p>
          </table:table-cell>
          <table:table-cell table:style-name="ce5" table:number-columns-repeated="2"/>
          <table:table-cell table:style-name="ce5" office:value-type="string" calcext:value-type="string">
            <text:p>https://www.vattenfalleldistribution.se/globalassets/vattenfalleldistribution/var-verksamhet/hallbarhet/ars-och-hallbarhetsredovisning_2022.pdf</text:p>
          </table:table-cell>
          <table:table-cell table:style-name="ce9" office:value-type="string" calcext:value-type="string">
            <text:p><text:a xlink:href="https://group.vattenfall.com/globalassets/corporate/who-we-are/sustainability/vattenfall-annual-and-sustainability-report-2023.pdf" xlink:type="simple">https://group.vattenfall.com/globalassets/corporate/who-we-are/sustainability/vattenfall-annual-and-sustainability-report-2023.pdf</text:a></text:p>
          </table:table-cell>
          <table:table-cell table:style-name="ce5" table:number-columns-repeated="2"/>
          <table:table-cell table:style-name="ce13"/>
          <table:table-cell table:style-name="ce2" office:value-type="float" office:value="7920000" calcext:value-type="float">
            <text:p>7 920 000</text:p>
          </table:table-cell>
          <table:table-cell table:style-name="ce2"/>
          <table:table-cell table:style-name="ce2" office:value-type="float" office:value="70000" calcext:value-type="float">
            <text:p>70 000</text:p>
          </table:table-cell>
          <table:table-cell table:style-name="ce2"/>
          <table:table-cell table:style-name="ce2" office:value-type="float" office:value="15000000" calcext:value-type="float">
            <text:p>15 000 000</text:p>
          </table:table-cell>
          <table:table-cell table:style-name="ce2" office:value-type="float" office:value="23000000" calcext:value-type="float">
            <text:p>23 000 000</text:p>
          </table:table-cell>
          <table:table-cell table:style-name="ce11"/>
          <table:table-cell table:style-name="ce5"/>
          <table:table-cell table:style-name="ce2" table:formula="of:=[.I139]+[.K139]" office:value-type="float" office:value="7990000" calcext:value-type="float">
            <text:p>7 990 000</text:p>
          </table:table-cell>
          <table:table-cell table:style-name="ce2" table:number-columns-repeated="2"/>
          <table:table-cell table:style-name="ce11"/>
          <table:table-cell table:number-columns-repeated="6"/>
          <table:table-cell table:style-name="ce13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5" office:value-type="string" calcext:value-type="string">
            <text:p>LKAB</text:p>
          </table:table-cell>
          <table:table-cell table:style-name="ce2" table:number-columns-repeated="2"/>
          <table:table-cell table:style-name="ce5" office:value-type="string" calcext:value-type="string">
            <text:p>https://lkab.com/wp-content/uploads/2023/03/LKAB_arsredovisning2022.pdf</text:p>
          </table:table-cell>
          <table:table-cell table:style-name="ce2" office:value-type="string" calcext:value-type="string">
            <text:p>Kan inte länka!</text:p>
          </table:table-cell>
          <table:table-cell table:style-name="ce2" table:number-columns-repeated="2"/>
          <table:table-cell table:style-name="ce12" office:value-type="string" calcext:value-type="string">
            <text:p><text:a xlink:href="https://lkab.mediaflowportal.com/documents/folder/215701/" xlink:type="simple">https://lkab.mediaflowportal.com/documents/folder/215701/</text:a></text:p>
          </table:table-cell>
          <table:table-cell table:style-name="ce2" office:value-type="float" office:value="637200" calcext:value-type="float">
            <text:p>637 200</text:p>
          </table:table-cell>
          <table:table-cell table:style-name="ce2"/>
          <table:table-cell table:style-name="ce2" office:value-type="float" office:value="8100" calcext:value-type="float">
            <text:p>8 100</text:p>
          </table:table-cell>
          <table:table-cell table:style-name="ce2" table:number-columns-repeated="3"/>
          <table:table-cell table:style-name="ce11" office:value-type="float" office:value="50300" calcext:value-type="float">
            <text:p>50 300</text:p>
          </table:table-cell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5" office:value-type="string" calcext:value-type="string">
            <text:p>PostNord</text:p>
          </table:table-cell>
          <table:table-cell table:style-name="ce2" table:number-columns-repeated="2"/>
          <table:table-cell table:style-name="ce5" office:value-type="string" calcext:value-type="string">
            <text:p>https://www.postnord.com/siteassets/documents/investor-relations/finansiell-rapportering/ars--och-hallbarhetsredovisningar/postnord_2022_annualreport_se.pdf</text:p>
          </table:table-cell>
          <table:table-cell table:style-name="ce9" office:value-type="string" calcext:value-type="string">
            <text:p><text:a xlink:href="https://www.postnord.com/siteassets/documents/investor-relations/finansiell-rapportering/ars--och-hallbarhetsredovisningar/postnord_2023_annualreport_se.pdf" xlink:type="simple">https://www.postnord.com/siteassets/documents/investor-relations/finansiell-rapportering/ars--och-hallbarhetsredovisningar/postnord_2023_annualreport_se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32072" calcext:value-type="float">
            <text:p>32 072</text:p>
          </table:table-cell>
          <table:table-cell table:style-name="ce2" office:value-type="float" office:value="15612" calcext:value-type="float">
            <text:p>15 612</text:p>
          </table:table-cell>
          <table:table-cell table:style-name="ce2" office:value-type="float" office:value="5608" calcext:value-type="float">
            <text:p>5 608</text:p>
          </table:table-cell>
          <table:table-cell table:style-name="ce2"/>
          <table:table-cell table:style-name="ce2" office:value-type="float" office:value="447101" calcext:value-type="float">
            <text:p>447 101</text:p>
          </table:table-cell>
          <table:table-cell table:style-name="ce2" office:value-type="float" office:value="484781" calcext:value-type="float">
            <text:p>484 781</text:p>
          </table:table-cell>
          <table:table-cell table:style-name="ce11" office:value-type="float" office:value="146709" calcext:value-type="float">
            <text:p>146 709</text:p>
          </table:table-cell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5" office:value-type="string" calcext:value-type="string">
            <text:p>Systembolaget</text:p>
          </table:table-cell>
          <table:table-cell table:style-name="ce2" table:number-columns-repeated="2"/>
          <table:table-cell table:style-name="ce5" office:value-type="string" calcext:value-type="string">
            <text:p>https://www.omsystembolaget.se/globalassets/pdf/final_systembolagets_ansvarsredovisning_2022.pdf</text:p>
          </table:table-cell>
          <table:table-cell table:style-name="ce8" office:value-type="string" calcext:value-type="string">
            <text:p><text:a xlink:href="https://www.omsystembolaget.se/globalassets/pdf/ansvarsredovisning/ansvarsredovisning-2023.pdf" xlink:type="simple">https://www.omsystembolaget.se/globalassets/pdf/ansvarsredovisning/ansvarsredovisning-2023.pdf</text:a></text:p>
          </table:table-cell>
          <table:table-cell table:style-name="ce2" table:number-columns-repeated="2"/>
          <table:table-cell table:style-name="ce13"/>
          <table:table-cell table:style-name="ce2" table:number-columns-repeated="5"/>
          <table:table-cell table:style-name="ce2" office:value-type="float" office:value="180631" calcext:value-type="float">
            <text:p>180 631</text:p>
          </table:table-cell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5" office:value-type="string" calcext:value-type="string">
            <text:p>Apoteket</text:p>
          </table:table-cell>
          <table:table-cell table:style-name="ce2" table:number-columns-repeated="2"/>
          <table:table-cell table:style-name="ce5" office:value-type="string" calcext:value-type="string">
            <text:p>https://www.apoteket.se/globalassets/om-apoteket/ekonomiska-rapporter/apoteket-ars-och-hallbarhetsredovisning-2022.ny.pdf</text:p>
          </table:table-cell>
          <table:table-cell table:style-name="ce9" office:value-type="string" calcext:value-type="string">
            <text:p><text:a xlink:href="https://www.apoteket.se/globalassets/om-apoteket/ekonomiska-rapporter/apoteket-ab-ars--och-hallbarhetsredovisning-2023.pdf" xlink:type="simple">https://www.apoteket.se/globalassets/om-apoteket/ekonomiska-rapporter/apoteket-ab-ars--och-hallbarhetsredovisning-2023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95" calcext:value-type="float">
            <text:p>95</text:p>
          </table:table-cell>
          <table:table-cell table:style-name="ce2" office:value-type="float" office:value="824" calcext:value-type="float">
            <text:p>824</text:p>
          </table:table-cell>
          <table:table-cell table:style-name="ce2" office:value-type="float" office:value="826" calcext:value-type="float">
            <text:p>826</text:p>
          </table:table-cell>
          <table:table-cell table:style-name="ce2"/>
          <table:table-cell table:style-name="ce2" office:value-type="float" office:value="426793" calcext:value-type="float">
            <text:p>426 793</text:p>
          </table:table-cell>
          <table:table-cell table:style-name="ce2" office:value-type="float" office:value="427714" calcext:value-type="float">
            <text:p>427 714</text:p>
          </table:table-cell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5" office:value-type="string" calcext:value-type="string">
            <text:p>Svevia</text:p>
          </table:table-cell>
          <table:table-cell table:style-name="ce2" table:number-columns-repeated="2"/>
          <table:table-cell table:style-name="ce5" office:value-type="string" calcext:value-type="string">
            <text:p>https://www.svevia.se/download/18.71af0c1d1885192b0e8daa6/1685456324044/Svevia_AR_2022_SVE.pdf</text:p>
          </table:table-cell>
          <table:table-cell table:style-name="ce9" office:value-type="string" calcext:value-type="string">
            <text:p><text:a xlink:href="https://www.svevia.se/download/18.6f4179a318df2ab854261bb1/1710483925180/Års%20och%20hållbarhetsredovisning%202023%20Svevia.pdf" xlink:type="simple">https://www.svevia.se/download/18.6f4179a318df2ab854261bb1/1710483925180/%C3%85rs%20och%20h%C3%A5llbarhetsredovisning%202023%20Svevia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22741" calcext:value-type="float">
            <text:p>22 741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315" calcext:value-type="float">
            <text:p>3 315</text:p>
          </table:table-cell>
          <table:table-cell table:style-name="ce2" office:value-type="float" office:value="26056" calcext:value-type="float">
            <text:p>26 056</text:p>
          </table:table-cell>
          <table:table-cell table:style-name="ce2" office:value-type="float" office:value="5022" calcext:value-type="float">
            <text:p>5 022</text:p>
          </table:table-cell>
          <table:table-cell table:style-name="ce2" office:value-type="float" office:value="31078" calcext:value-type="float">
            <text:p>31 078</text:p>
          </table:table-cell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5" office:value-type="string" calcext:value-type="string">
            <text:p>SJ</text:p>
          </table:table-cell>
          <table:table-cell table:style-name="ce2" table:number-columns-repeated="2"/>
          <table:table-cell table:style-name="ce5" office:value-type="string" calcext:value-type="string">
            <text:p>https://www.sj.se/content/dam/externt/dokument/finansiell-info/SJ%20%C3%85R2022%20l%C3%A4nkad.pdf</text:p>
          </table:table-cell>
          <table:table-cell table:style-name="ce8" office:value-type="string" calcext:value-type="string">
            <text:p><text:a xlink:href="https://www.sj.se/content/dam/externt/dokument/finansiell-info/sjab-ars-och-hallbarhetsredovisning-2023.pdf" xlink:type="simple">https://www.sj.se/content/dam/externt/dokument/finansiell-info/sjab-ars-och-hallbarhetsredovisning-2023.pdf</text:a></text:p>
          </table:table-cell>
          <table:table-cell table:style-name="ce2" table:number-columns-repeated="2"/>
          <table:table-cell table:style-name="ce11" office:value-type="string" calcext:value-type="string">
            <text:p>Ingen data</text:p>
          </table:table-cell>
          <table:table-cell table:style-name="ce2" table:number-columns-repeated="6"/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Samhall</text:p>
          </table:table-cell>
          <table:table-cell table:style-name="ce2" table:number-columns-repeated="2"/>
          <table:table-cell table:style-name="ce5" office:value-type="string" calcext:value-type="string">
            <text:p>https://samhall.se/wp-content/uploads/2022/09/Samhall_Ars-och-hallbarhetsredovisning_2022_.pdf</text:p>
          </table:table-cell>
          <table:table-cell table:style-name="ce8" office:value-type="string" calcext:value-type="string">
            <text:p><text:a xlink:href="https://samhall.se/wp-content/uploads/2024/03/Samhall_Arsredovisning_2023.pdf" xlink:type="simple">https://samhall.se/wp-content/uploads/2024/03/Samhall_Arsredovisning_2023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1281" calcext:value-type="float">
            <text:p>1 281</text:p>
          </table:table-cell>
          <table:table-cell table:style-name="ce2" office:value-type="float" office:value="1534" calcext:value-type="float">
            <text:p>1 534</text:p>
          </table:table-cell>
          <table:table-cell table:style-name="ce2" office:value-type="float" office:value="2975" calcext:value-type="float">
            <text:p>2 975</text:p>
          </table:table-cell>
          <table:table-cell table:style-name="ce2"/>
          <table:table-cell table:style-name="ce2" office:value-type="float" office:value="88831" calcext:value-type="float">
            <text:p>88 831</text:p>
          </table:table-cell>
          <table:table-cell table:style-name="ce2" office:value-type="float" office:value="93087" calcext:value-type="float">
            <text:p>93 087</text:p>
          </table:table-cell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1">
          <table:table-cell table:style-name="ce2" office:value-type="string" calcext:value-type="string">
            <text:p>Sveaskog</text:p>
          </table:table-cell>
          <table:table-cell table:style-name="ce2" table:number-columns-repeated="2"/>
          <table:table-cell table:style-name="ce5" office:value-type="string" calcext:value-type="string">
            <text:p>https://www.sveaskog.se/globalassets/trycksaker/finansiella-rapporter/ars-och-hallbarhetsredovisning-2022.pdf</text:p>
          </table:table-cell>
          <table:table-cell table:style-name="ce5" office:value-type="string" calcext:value-type="string">
            <text:p>https://www.sveaskog.se/globalassets/trycksaker/finansiella-rapporter/ars-och-hallbarhetsredovisning-2023-.pdf</text:p>
          </table:table-cell>
          <table:table-cell table:style-name="ce2" table:number-columns-repeated="2"/>
          <table:table-cell table:style-name="ce11"/>
          <table:table-cell table:style-name="ce2" office:value-type="float" office:value="9300" calcext:value-type="float">
            <text:p>9 300</text:p>
          </table:table-cell>
          <table:table-cell table:style-name="ce2"/>
          <table:table-cell table:style-name="ce2" office:value-type="float" office:value="940" calcext:value-type="float">
            <text:p>940</text:p>
          </table:table-cell>
          <table:table-cell table:style-name="ce2"/>
          <table:table-cell table:style-name="ce2" office:value-type="float" office:value="249900" calcext:value-type="float">
            <text:p>249 900</text:p>
          </table:table-cell>
          <table:table-cell table:style-name="ce2" office:value-type="float" office:value="260200" calcext:value-type="float">
            <text:p>260 200</text:p>
          </table:table-cell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Akademiska hus</text:p>
          </table:table-cell>
          <table:table-cell table:style-name="ce2" table:number-columns-repeated="2"/>
          <table:table-cell table:style-name="ce5" office:value-type="string" calcext:value-type="string">
            <text:p>https://www.akademiskahus.se/globalassets/dokument/ekonomi/ekonomiska-rapporter/akademiska_hus_arsredovisning_2022_sve.pdf</text:p>
          </table:table-cell>
          <table:table-cell table:style-name="ce8" office:value-type="string" calcext:value-type="string">
            <text:p><text:a xlink:href="https://www.akademiskahus.se/globalassets/dokument/ekonomi/ekonomiska-rapporter/akademiska-hus-arsredovisning-2023-sve.pdf" xlink:type="simple">https://www.akademiskahus.se/globalassets/dokument/ekonomi/ekonomiska-rapporter/akademiska-hus-arsredovisning-2023-sve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852" calcext:value-type="float">
            <text:p>852</text:p>
          </table:table-cell>
          <table:table-cell table:style-name="ce2" office:value-type="float" office:value="29564" calcext:value-type="float">
            <text:p>29 564</text:p>
          </table:table-cell>
          <table:table-cell table:style-name="ce2" office:value-type="float" office:value="6385" calcext:value-type="float">
            <text:p>6 385</text:p>
          </table:table-cell>
          <table:table-cell table:style-name="ce2"/>
          <table:table-cell table:style-name="ce2" office:value-type="float" office:value="24699" calcext:value-type="float">
            <text:p>24 699</text:p>
          </table:table-cell>
          <table:table-cell table:style-name="ce2" office:value-type="float" office:value="31936" calcext:value-type="float">
            <text:p>31 936</text:p>
          </table:table-cell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1">
          <table:table-cell table:style-name="ce2" office:value-type="string" calcext:value-type="string">
            <text:p>Svenska spel</text:p>
          </table:table-cell>
          <table:table-cell table:style-name="ce2" table:number-columns-repeated="2"/>
          <table:table-cell table:style-name="ce5" office:value-type="string" calcext:value-type="string">
            <text:p>https://om.svenskaspel.se/wp-content/uploads/2023/03/svenska-spel-arsredovisning-2022.pdf</text:p>
          </table:table-cell>
          <table:table-cell table:style-name="ce5" office:value-type="string" calcext:value-type="string">
            <text:p>https://om.svenskaspel.se/wp-content/uploads/2024/03/svenska-spels-ars-och-hallbarhetsredovisning-2023.pdf</text:p>
          </table:table-cell>
          <table:table-cell table:style-name="ce2" table:number-columns-repeated="2"/>
          <table:table-cell table:style-name="ce11"/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2571" calcext:value-type="float">
            <text:p>2 571</text:p>
          </table:table-cell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2" office:value-type="float" office:value="15888" calcext:value-type="float">
            <text:p>15 888</text:p>
          </table:table-cell>
          <table:table-cell table:style-name="ce2" office:value-type="float" office:value="16414" calcext:value-type="float">
            <text:p>16 414</text:p>
          </table:table-cell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1">
          <table:table-cell table:style-name="ce2" office:value-type="string" calcext:value-type="string">
            <text:p>Swedavia</text:p>
          </table:table-cell>
          <table:table-cell table:style-name="ce2" table:number-columns-repeated="2"/>
          <table:table-cell table:style-name="ce5" office:value-type="string" calcext:value-type="string">
            <text:p>https://www.swedavia.se/globalassets/ahr/2023/swedavia-ars--och-hallbarhetsredovisning-2022.pdf</text:p>
          </table:table-cell>
          <table:table-cell table:style-name="ce5" office:value-type="string" calcext:value-type="string">
            <text:p>https://www.swedavia.se/globalassets/ahr/2024/swedavia-ars--och-hallbarhetsrapport-2023.pdf</text:p>
          </table:table-cell>
          <table:table-cell table:style-name="ce2" table:number-columns-repeated="2"/>
          <table:table-cell table:style-name="ce11" office:value-type="string" calcext:value-type="string">
            <text:p>Ingen data</text:p>
          </table:table-cell>
          <table:table-cell table:style-name="ce2" table:number-columns-repeated="6"/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1">
          <table:table-cell table:style-name="ce2" office:value-type="string" calcext:value-type="string">
            <text:p>SBAB</text:p>
          </table:table-cell>
          <table:table-cell table:style-name="ce2"/>
          <table:table-cell table:style-name="ce2" office:value-type="string" calcext:value-type="string">
            <text:p>Karin Stenmar, Hållbarhetschef - karin.stenmar@sbab.se</text:p>
          </table:table-cell>
          <table:table-cell table:style-name="ce5" office:value-type="string" calcext:value-type="string">
            <text:p>https://www.sbab.se/download/18.3dd4193a1867e1c48471a83/1679601678817/SV%20-%20SBAB_climate_analysis_2022_v4.pdf</text:p>
          </table:table-cell>
          <table:table-cell table:style-name="ce5" office:value-type="string" calcext:value-type="string">
            <text:p>https://www.sbab.se/download/18.476dd96218dc44a3ffe1c77/1710767561052/SBAB%20Climate%20Report%202023.pdf</text:p>
          </table:table-cell>
          <table:table-cell table:style-name="ce2" table:number-columns-repeated="2"/>
          <table:table-cell table:style-name="ce13" office:value-type="string" calcext:value-type="string">
            <text:p>Har även klimatbokslut: https://www.sbab.se/download/18.3dd4193a1867e1c48471920/1679568783704/Klimatbokslut%202022%20(Egen%20Verksamhet).pdf</text:p>
          </table:table-cell>
          <table:table-cell table:style-name="ce2" table:number-columns-repeated="5"/>
          <table:table-cell table:style-name="ce2" office:value-type="float" office:value="525" calcext:value-type="float">
            <text:p>525</text:p>
          </table:table-cell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Green Cargo</text:p>
          </table:table-cell>
          <table:table-cell table:style-name="ce2" table:number-columns-repeated="2"/>
          <table:table-cell table:style-name="ce2" office:value-type="string" calcext:value-type="string">
            <text:p>https://www.greencargo.com/download/18.4f4119b18721f48cb9e68b/1680072169936/Green%20Cargo%20%C3%A5rs-%20och%20h%C3%A5llbarhetsredovisning%202022.pdf</text:p>
          </table:table-cell>
          <table:table-cell table:style-name="ce8" office:value-type="string" calcext:value-type="string">
            <text:p><text:a xlink:href="https://www.greencargo.com/download/18.4ae4bf8818e5f8e8143d024/1711607772145/Green%20Cargo%20Års-%20och%20hållbarhetsredovisning%202023.pdf" xlink:type="simple">https://www.greencargo.com/download/18.4ae4bf8818e5f8e8143d024/1711607772145/Green%20Cargo%20%C3%85rs-%20och%20h%C3%A5llbarhetsredovisning%202023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17903" calcext:value-type="float">
            <text:p>17 903</text:p>
          </table:table-cell>
          <table:table-cell table:style-name="ce2" office:value-type="float" office:value="4993" calcext:value-type="float">
            <text:p>4 993</text:p>
          </table:table-cell>
          <table:table-cell table:style-name="ce2" table:number-columns-repeated="2"/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23454" calcext:value-type="float">
            <text:p>23 454</text:p>
          </table:table-cell>
          <table:table-cell table:style-name="ce11" office:value-type="float" office:value="64" calcext:value-type="float">
            <text:p>64</text:p>
          </table:table-cell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Infranord</text:p>
          </table:table-cell>
          <table:table-cell table:style-name="ce2"/>
          <table:table-cell table:style-name="ce2" office:value-type="string" calcext:value-type="string">
            <text:p>Sara Selegran, Head of Sustainability and Environment, sara.selegran@infranord.se</text:p>
          </table:table-cell>
          <table:table-cell table:style-name="ce2" office:value-type="string" calcext:value-type="string">
            <text:p>https://infranord.se/media/qlhfs2ar/infranord_a-r22_final_23mars.pdf</text:p>
          </table:table-cell>
          <table:table-cell table:style-name="ce8" office:value-type="string" calcext:value-type="string">
            <text:p><text:a xlink:href="https://www.infranord.se/media/5zpoa0yg/infranord_a-r23.pdf" xlink:type="simple">https://www.infranord.se/media/5zpoa0yg/infranord_a-r23.pdf</text:a></text:p>
          </table:table-cell>
          <table:table-cell table:style-name="ce2" table:number-columns-repeated="2"/>
          <table:table-cell table:style-name="ce11"/>
          <table:table-cell table:style-name="ce2" office:value-type="float" office:value="7100" calcext:value-type="float">
            <text:p>7 100</text:p>
          </table:table-cell>
          <table:table-cell table:style-name="ce2"/>
          <table:table-cell table:style-name="ce2" office:value-type="float" office:value="790000" calcext:value-type="float">
            <text:p>790 000</text:p>
          </table:table-cell>
          <table:table-cell table:style-name="ce2" table:number-columns-repeated="3"/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5"/>
          <table:table-cell table:style-name="ce2" office:value-type="string" calcext:value-type="string">
            <text:p>2,1 ton/MSEK</text:p>
          </table:table-cell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2">
          <table:table-cell table:style-name="ce2" office:value-type="string" calcext:value-type="string">
            <text:p>Coop Sverige AB</text:p>
          </table:table-cell>
          <table:table-cell table:style-name="ce2" table:number-columns-repeated="2"/>
          <table:table-cell table:style-name="ce8" office:value-type="string" calcext:value-type="string">
            <text:p><text:a xlink:href="https://www.coop.se/contentassets/a190985c7d6e4dd59d6405485aa8cf8f/csabclab-hallbarhetsredovisning-verksamhetsaret-2022.pdf" xlink:type="simple">https://www.coop.se/contentassets/a190985c7d6e4dd59d6405485aa8cf8f/csabclab-hallbarhetsredovisning-verksamhetsaret-2022.pdf</text:a></text:p>
          </table:table-cell>
          <table:table-cell table:style-name="ce2" table:number-columns-repeated="3"/>
          <table:table-cell table:style-name="ce11" office:value-type="string" calcext:value-type="string">
            <text:p>Scope inte sammanslagna</text:p>
          </table:table-cell>
          <table:table-cell table:style-name="ce2" table:number-columns-repeated="6"/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office:value-type="string" calcext:value-type="string">
            <text:p>10519+1300</text:p>
          </table:table-cell>
          <table:table-cell table:style-name="ce2"/>
          <table:table-cell table:style-name="ce2" office:value-type="string" calcext:value-type="string">
            <text:p>105+729</text:p>
          </table:table-cell>
          <table:table-cell table:style-name="ce2" table:number-columns-repeated="2"/>
          <table:table-cell table:style-name="ce2" office:value-type="float" office:value="51685" calcext:value-type="float">
            <text:p>51 685</text:p>
          </table:table-cell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1" table:number-rows-repeated="4">
          <table:table-cell table:style-name="ce2" table:number-columns-repeated="7"/>
          <table:table-cell table:style-name="ce11"/>
          <table:table-cell table:style-name="ce2" table:number-columns-repeated="6"/>
          <table:table-cell table:style-name="ce11"/>
          <table:table-cell table:style-name="ce5"/>
          <table:table-cell table:style-name="ce2" table:number-columns-repeated="3"/>
          <table:table-cell table:style-name="ce11"/>
          <table:table-cell table:style-name="ce2" table:number-columns-repeated="6"/>
          <table:table-cell table:style-name="ce11"/>
          <table:table-cell table:style-name="ce2" table:number-columns-repeated="5"/>
          <table:table-cell table:style-name="ce11"/>
          <table:table-cell table:style-name="ce2" table:number-columns-repeated="20"/>
          <table:table-cell table:number-columns-repeated="10"/>
        </table:table-row>
        <table:table-row table:style-name="ro5" table:number-rows-repeated="1048417">
          <table:table-cell table:number-columns-repeated="63"/>
        </table:table-row>
        <table:table-row table:style-name="ro5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v" fo:country="S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kr</number:text>
    </number:number-style>
    <number:number-style style:name="N114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kr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kr</number:text>
    </number:number-style>
    <number:number-style style:name="N116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kr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 </number:text>
    </number:number-style>
    <number:number-style style:name="N123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 </number:text>
    </number:number-style>
    <number:number-style style:name="N125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27P2" style:volatile="true">
      <number:text> </number:text>
      <number:fill-character> </number:fill-character>
      <number:text>-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kr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kr </number:text>
    </number:number-style>
    <number:number-style style:name="N128P2" style:volatile="true">
      <number:text> </number:text>
      <number:fill-character> </number:fill-character>
      <number:text>- kr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kr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kr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kr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">
      <number:number number:decimal-places="1" number:min-decimal-places="1" number:min-integer-digits="1" number:grouping="true"/>
    </number:number-style>
    <number:number-style style:name="N136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3:54:16.990717771</meta:creation-date>
    <dc:date>2024-04-11T13:54:42.773248603</dc:date>
    <meta:editing-duration>PT26S</meta:editing-duration>
    <meta:editing-cycles>1</meta:editing-cycles>
    <meta:document-statistic meta:table-count="1" meta:cell-count="1776" meta:object-count="0"/>
    <meta:generator>LibreOffice/7.6.4.1$MacOSX_X86_64 LibreOffice_project/e19e193f88cd6c0525a17fb7a176ed8e6a3e2aa1</meta:generator>
  </office:meta>
</office:document-meta>
</file>